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97.9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3.51pt"/>
    </style:style>
    <style:style style:name="co5" style:family="table-column">
      <style:table-column-properties fo:break-before="auto" style:column-width="125.21pt"/>
    </style:style>
    <style:style style:name="co6" style:family="table-column">
      <style:table-column-properties fo:break-before="auto" style:column-width="81.44pt"/>
    </style:style>
    <style:style style:name="co7" style:family="table-column">
      <style:table-column-properties fo:break-before="auto" style:column-width="109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a6" fo:wrap-option="wrap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aa95" fo:wrap-option="wrap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a6"/>
      <style:text-properties fo:color="#00a933"/>
    </style:style>
    <style:style style:name="ce6" style:family="table-cell" style:parent-style-name="Default">
      <style:table-cell-properties fo:background-color="#ffaa95"/>
      <style:text-properties fo:color="#ff0000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a6" fo:wrap-option="wrap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aa95" fo:wrap-option="wrap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a6"/>
      <style:text-properties fo:color="#00a933"/>
    </style:style>
    <style:style style:name="ce26" style:family="table-cell" style:parent-style-name="Default">
      <style:table-cell-properties fo:background-color="#ffaa95"/>
      <style:text-properties fo:color="#ff0000"/>
    </style:style>
    <style:style style:name="ce2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number-columns-repeated="12" table:default-cell-style-name="ce22"/>
        <table:table-column table:style-name="co3" table:number-columns-repeated="1010" table:default-cell-style-name="ce25"/>
        <table:table-row table:style-name="ro1">
          <table:table-cell table:style-name="ce21" office:value-type="string" calcext:value-type="string">
            <text:p>Nation</text:p>
          </table:table-cell>
          <table:table-cell table:style-name="ce21" office:value-type="string" calcext:value-type="string">
            <text:p>PLAYER</text:p>
          </table:table-cell>
          <table:table-cell table:style-name="ce21" office:value-type="string" calcext:value-type="string">
            <text:p>Mat</text:p>
          </table:table-cell>
          <table:table-cell table:style-name="ce21" office:value-type="string" calcext:value-type="string">
            <text:p>Inns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Runs</text:p>
          </table:table-cell>
          <table:table-cell table:style-name="ce21" office:value-type="string" calcext:value-type="string">
            <text:p>HS</text:p>
          </table:table-cell>
          <table:table-cell table:style-name="ce21" office:value-type="string" calcext:value-type="string">
            <text:p>Avg</text:p>
          </table:table-cell>
          <table:table-cell table:style-name="ce21" office:value-type="string" calcext:value-type="string">
            <text:p>BF</text:p>
          </table:table-cell>
          <table:table-cell table:style-name="ce21" office:value-type="string" calcext:value-type="string">
            <text:p>SR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4s</text:p>
          </table:table-cell>
          <table:table-cell table:style-name="ce21" office:value-type="string" calcext:value-type="string">
            <text:p>6s</text:p>
          </table:table-cell>
          <table:table-cell table:style-name="Default" office:value-type="string" calcext:value-type="string">
            <text:p>WorldCu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<text:a xlink:href="https://www.iplt20.com/teams/sunrisers-hyderabad/squad/170/david-warner" xlink:type="simple">DavidWarner</text:a>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100*</text:p>
          </table:table-cell>
          <table:table-cell office:value-type="float" office:value="69.2" calcext:value-type="float">
            <text:p>69.2</text:p>
          </table:table-cell>
          <table:table-cell office:value-type="float" office:value="481" calcext:value-type="float">
            <text:p>481</text:p>
          </table:table-cell>
          <table:table-cell office:value-type="float" office:value="143.86" calcext:value-type="float">
            <text:p>143.8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<text:a xlink:href="https://www.iplt20.com/teams/kolkata-knight-riders/squad/177/andre-russell" xlink:type="simple">Andre Russell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80*</text:p>
          </table:table-cell>
          <table:table-cell office:value-type="float" office:value="63.75" calcext:value-type="float">
            <text:p>63.75</text:p>
          </table:table-cell>
          <table:table-cell office:value-type="float" office:value="248" calcext:value-type="float">
            <text:p>248</text:p>
          </table:table-cell>
          <table:table-cell office:value-type="float" office:value="205.64" calcext:value-type="float">
            <text:p>205.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Y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<text:a xlink:href="https://www.iplt20.com/teams/mumbai-indians/squad/834/quinton-de-kock" xlink:type="simple">Quinton de Kock</text:a>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81" calcext:value-type="float">
            <text:p>81</text:p>
          </table:table-cell>
          <table:table-cell office:value-type="float" office:value="38.5" calcext:value-type="float">
            <text:p>38.5</text:p>
          </table:table-cell>
          <table:table-cell office:value-type="float" office:value="346" calcext:value-type="float">
            <text:p>346</text:p>
          </table:table-cell>
          <table:table-cell office:value-type="float" office:value="133.52" calcext:value-type="float">
            <text:p>133.5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<text:a xlink:href="https://www.iplt20.com/teams/kings-xi-punjab/squad/236/chris-gayle" xlink:type="simple">Chris Gayle</text:a>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99*</text:p>
          </table:table-cell>
          <table:table-cell office:value-type="float" office:value="42" calcext:value-type="float">
            <text:p>42</text:p>
          </table:table-cell>
          <table:table-cell office:value-type="float" office:value="291" calcext:value-type="float">
            <text:p>291</text:p>
          </table:table-cell>
          <table:table-cell office:value-type="float" office:value="158.76" calcext:value-type="float">
            <text:p>158.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<text:a xlink:href="https://www.iplt20.com/teams/sunrisers-hyderabad/squad/506/jonny-bairstow" xlink:type="simple">Jonny Bairstow</text:a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45" calcext:value-type="float">
            <text:p>445</text:p>
          </table:table-cell>
          <table:table-cell office:value-type="float" office:value="114" calcext:value-type="float">
            <text:p>114</text:p>
          </table:table-cell>
          <table:table-cell office:value-type="float" office:value="55.62" calcext:value-type="float">
            <text:p>55.62</text:p>
          </table:table-cell>
          <table:table-cell office:value-type="float" office:value="283" calcext:value-type="float">
            <text:p>283</text:p>
          </table:table-cell>
          <table:table-cell office:value-type="float" office:value="157.24" calcext:value-type="float">
            <text:p>157.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</text:p>
          </table:table-cell>
          <table:table-cell table:style-name="Default" table:number-columns-repeated="1009"/>
        </table:table-row>
        <table:table-row table:style-name="ro1">
          <table:table-cell table:style-name="ce23" office:value-type="string" calcext:value-type="string">
            <text:p>SA</text:p>
          </table:table-cell>
          <table:table-cell table:style-name="ce23" office:value-type="string" calcext:value-type="string">
            <text:p><text:a xlink:href="https://www.iplt20.com/teams/royal-challengers-bangalore/squad/233/ab-de-villiers" xlink:type="simple">AB de Villiers</text:a></text:p>
          </table:table-cell>
          <table:table-cell table:number-columns-repeated="2" table:style-name="ce23" office:value-type="float" office:value="12" calcext:value-type="float">
            <text:p>1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41" calcext:value-type="float">
            <text:p>441</text:p>
          </table:table-cell>
          <table:table-cell table:style-name="ce23" office:value-type="string" calcext:value-type="string">
            <text:p>82*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285" calcext:value-type="float">
            <text:p>285</text:p>
          </table:table-cell>
          <table:table-cell table:style-name="ce23" office:value-type="float" office:value="154.73" calcext:value-type="float">
            <text:p>154.7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26" calcext:value-type="float">
            <text:p>26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 calcext:value-type="string">
            <text:p>Aus</text:p>
          </table:table-cell>
          <table:table-cell table:style-name="ce24" office:value-type="string" calcext:value-type="string">
            <text:p><text:a xlink:href="https://www.iplt20.com/teams/kolkata-knight-riders/squad/179/chris-lynn" xlink:type="simple">Chris Lynn</text:a>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64" calcext:value-type="float">
            <text:p>364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30.33" calcext:value-type="float">
            <text:p>30.33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139.46" calcext:value-type="float">
            <text:p>139.4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8" calcext:value-type="float">
            <text:p>18</text:p>
          </table:table-cell>
          <table:table-cell table:style-name="ce26" office:value-type="string" calcext:value-type="string">
            <text:p>N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<text:a xlink:href="https://www.iplt20.com/teams/rajasthan-royals/squad/271/steve-smith" xlink:type="simple">Steve Smith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73*</text:p>
          </table:table-cell>
          <table:table-cell office:value-type="float" office:value="39.87" calcext:value-type="float">
            <text:p>39.87</text:p>
          </table:table-cell>
          <table:table-cell office:value-type="float" office:value="275" calcext:value-type="float">
            <text:p>27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<text:a xlink:href="https://www.iplt20.com/teams/rajasthan-royals/squad/509/jos-buttler" xlink:type="simple">Jos Buttler</text:a>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89" calcext:value-type="float">
            <text:p>89</text:p>
          </table:table-cell>
          <table:table-cell office:value-type="float" office:value="38.87" calcext:value-type="float">
            <text:p>38.87</text:p>
          </table:table-cell>
          <table:table-cell office:value-type="float" office:value="205" calcext:value-type="float">
            <text:p>205</text:p>
          </table:table-cell>
          <table:table-cell office:value-type="float" office:value="151.7" calcext:value-type="float">
            <text:p>151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</text:p>
          </table:table-cell>
          <table:table-cell table:style-name="Default" table:number-columns-repeated="1009"/>
        </table:table-row>
        <table:table-row table:style-name="ro1">
          <table:table-cell table:style-name="ce23" office:value-type="string" calcext:value-type="string">
            <text:p>Aus</text:p>
          </table:table-cell>
          <table:table-cell table:style-name="ce23" office:value-type="string" calcext:value-type="string">
            <text:p><text:a xlink:href="https://www.iplt20.com/teams/chennai-super-kings/squad/227/shane-watson" xlink:type="simple">Shane Watson</text:a></text:p>
          </table:table-cell>
          <table:table-cell table:number-columns-repeated="2" table:style-name="ce23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1" calcext:value-type="float">
            <text:p>251</text:p>
          </table:table-cell>
          <table:table-cell table:style-name="ce23" office:value-type="float" office:value="96" calcext:value-type="float">
            <text:p>96</text:p>
          </table:table-cell>
          <table:table-cell table:style-name="ce23" office:value-type="float" office:value="19.3" calcext:value-type="float">
            <text:p>19.3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127.41" calcext:value-type="float">
            <text:p>127.4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12" calcext:value-type="float">
            <text:p>12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1009"/>
        </table:table-row>
        <table:table-row table:style-name="ro1">
          <table:table-cell table:style-name="ce24" office:value-type="string" calcext:value-type="string">
            <text:p>WI</text:p>
          </table:table-cell>
          <table:table-cell table:style-name="ce24" office:value-type="string" calcext:value-type="string">
            <text:p><text:a xlink:href="https://www.iplt20.com/teams/mumbai-indians/squad/210/kieron-pollard" xlink:type="simple">Kieron Pollard</text:a>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155.84" calcext:value-type="float">
            <text:p>155.8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9" calcext:value-type="float">
            <text:p>19</text:p>
          </table:table-cell>
          <table:table-cell table:style-name="ce26" office:value-type="string" calcext:value-type="string">
            <text:p>N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<text:a xlink:href="https://www.iplt20.com/teams/royal-challengers-bangalore/squad/1735/moeen-ali" xlink:type="simple">Moeen Ali</text:a>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66" calcext:value-type="float">
            <text:p>66</text:p>
          </table:table-cell>
          <table:table-cell office:value-type="float" office:value="27.5" calcext:value-type="float">
            <text:p>27.5</text:p>
          </table:table-cell>
          <table:table-cell office:value-type="float" office:value="133" calcext:value-type="float">
            <text:p>133</text:p>
          </table:table-cell>
          <table:table-cell office:value-type="float" office:value="165.41" calcext:value-type="float">
            <text:p>165.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<text:a xlink:href="https://www.iplt20.com/teams/chennai-super-kings/squad/24/faf-du-plessis" xlink:type="simple">Faf du Plessis</text:a>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54" calcext:value-type="float">
            <text:p>54</text:p>
          </table:table-cell>
          <table:table-cell office:value-type="float" office:value="31.14" calcext:value-type="float">
            <text:p>31.14</text:p>
          </table:table-cell>
          <table:table-cell office:value-type="float" office:value="203" calcext:value-type="float">
            <text:p>203</text:p>
          </table:table-cell>
          <table:table-cell office:value-type="float" office:value="107.38" calcext:value-type="float">
            <text:p>107.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<text:a xlink:href="https://www.iplt20.com/teams/kings-xi-punjab/squad/187/david-miller" xlink:type="simple">David Miller</text:a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59*</text:p>
          </table:table-cell>
          <table:table-cell office:value-type="float" office:value="26.62" calcext:value-type="float">
            <text:p>26.62</text:p>
          </table:table-cell>
          <table:table-cell office:value-type="float" office:value="164" calcext:value-type="float">
            <text:p>164</text:p>
          </table:table-cell>
          <table:table-cell office:value-type="float" office:value="129.87" calcext:value-type="float">
            <text:p>129.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<text:a xlink:href="https://www.iplt20.com/teams/royal-challengers-bangalore/squad/964/marcus-stoinis" xlink:type="simple">Marcus Stoinis</text:a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46*</text:p>
          </table:table-cell>
          <table:table-cell office:value-type="float" office:value="52.75" calcext:value-type="float">
            <text:p>52.75</text:p>
          </table:table-cell>
          <table:table-cell office:value-type="float" office:value="156" calcext:value-type="float">
            <text:p>156</text:p>
          </table:table-cell>
          <table:table-cell office:value-type="float" office:value="135.25" calcext:value-type="float">
            <text:p>135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style-name="Default" table:number-columns-repeated="1009"/>
        </table:table-row>
        <table:table-row table:style-name="ro1">
          <table:table-cell table:style-name="ce23" office:value-type="string" calcext:value-type="string">
            <text:p>SA</text:p>
          </table:table-cell>
          <table:table-cell table:style-name="ce23" office:value-type="string" calcext:value-type="string">
            <text:p><text:a xlink:href="https://www.iplt20.com/teams/delhi-capitals/squad/168/colin-ingram" xlink:type="simple">Colin Ingram</text:a>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72" calcext:value-type="float">
            <text:p>172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19.11" calcext:value-type="float">
            <text:p>19.11</text:p>
          </table:table-cell>
          <table:table-cell table:style-name="ce23" office:value-type="float" office:value="131" calcext:value-type="float">
            <text:p>131</text:p>
          </table:table-cell>
          <table:table-cell table:style-name="ce23" office:value-type="float" office:value="131.29" calcext:value-type="float">
            <text:p>131.29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1009"/>
        </table:table-row>
        <table:table-row table:style-name="ro1">
          <table:table-cell table:style-name="ce23" office:value-type="string" calcext:value-type="string">
            <text:p>WI</text:p>
          </table:table-cell>
          <table:table-cell table:style-name="ce23" office:value-type="string" calcext:value-type="string">
            <text:p><text:a xlink:href="https://www.iplt20.com/teams/kolkata-knight-riders/squad/203/sunil-narine" xlink:type="simple">Sunil Narine</text:a>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43" calcext:value-type="float">
            <text:p>143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17.87" calcext:value-type="float">
            <text:p>17.87</text:p>
          </table:table-cell>
          <table:table-cell table:style-name="ce23" office:value-type="float" office:value="86" calcext:value-type="float">
            <text:p>86</text:p>
          </table:table-cell>
          <table:table-cell table:style-name="ce23" office:value-type="float" office:value="166.27" calcext:value-type="float">
            <text:p>166.2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9" calcext:value-type="float">
            <text:p>9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<text:a xlink:href="https://www.iplt20.com/teams/kings-xi-punjab/squad/1703/nicholas-pooran" xlink:type="simple">Nicholas Pooran</text:a>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26.4" calcext:value-type="float">
            <text:p>26.4</text:p>
          </table:table-cell>
          <table:table-cell office:value-type="float" office:value="85" calcext:value-type="float">
            <text:p>85</text:p>
          </table:table-cell>
          <table:table-cell office:value-type="float" office:value="155.29" calcext:value-type="float">
            <text:p>155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<text:a xlink:href="https://www.iplt20.com/teams/rajasthan-royals/squad/1154/ben-stokes" xlink:type="simple">Ben Stokes</text:a>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46" calcext:value-type="float">
            <text:p>46</text:p>
          </table:table-cell>
          <table:table-cell office:value-type="float" office:value="20.5" calcext:value-type="float">
            <text:p>20.5</text:p>
          </table:table-cell>
          <table:table-cell office:value-type="float" office:value="99" calcext:value-type="float">
            <text:p>99</text:p>
          </table:table-cell>
          <table:table-cell office:value-type="float" office:value="124.24" calcext:value-type="float">
            <text:p>124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fg</text:p>
          </table:table-cell>
          <table:table-cell office:value-type="string" calcext:value-type="string">
            <text:p><text:a xlink:href="https://www.iplt20.com/teams/sunrisers-hyderabad/squad/618/mohammad-nabi" xlink:type="simple">Mohammad Nabi</text:a>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office:value-type="float" office:value="22.75" calcext:value-type="float">
            <text:p>22.75</text:p>
          </table:table-cell>
          <table:table-cell office:value-type="float" office:value="60" calcext:value-type="float">
            <text:p>60</text:p>
          </table:table-cell>
          <table:table-cell office:value-type="float" office:value="151.66" calcext:value-type="float">
            <text:p>151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number-columns-repeated="1009"/>
        </table:table-row>
        <table:table-row table:style-name="ro1">
          <table:table-cell table:style-name="ce24" office:value-type="string" calcext:value-type="string">
            <text:p>Aus</text:p>
          </table:table-cell>
          <table:table-cell table:style-name="ce24" office:value-type="string" calcext:value-type="string">
            <text:p><text:a xlink:href="https://www.iplt20.com/teams/kings-xi-punjab/squad/2939/sam-curran" xlink:type="simple">Sam Curran</text:a>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string" calcext:value-type="string">
            <text:p>55*</text:p>
          </table:table-cell>
          <table:table-cell table:style-name="ce24" office:value-type="float" office:value="22.25" calcext:value-type="float">
            <text:p>22.2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85.41" calcext:value-type="float">
            <text:p>185.4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<text:a xlink:href="https://www.iplt20.com/teams/rajasthan-royals/squad/3502/jofra-archer" xlink:type="simple">Jofra Archer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7*</text:p>
          </table:table-cell>
          <table:table-cell office:value-type="float" office:value="33.5" calcext:value-type="float">
            <text:p>33.5</text:p>
          </table:table-cell>
          <table:table-cell office:value-type="float" office:value="40" calcext:value-type="float">
            <text:p>40</text:p>
          </table:table-cell>
          <table:table-cell office:value-type="float" office:value="167.5" calcext:value-type="float">
            <text:p>16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26" table:number-columns-repeated="1009"/>
        </table:table-row>
        <table:table-row table:style-name="ro1">
          <table:table-cell table:style-name="ce23" office:value-type="string" calcext:value-type="string">
            <text:p>WI</text:p>
          </table:table-cell>
          <table:table-cell table:style-name="ce23" office:value-type="string" calcext:value-type="string">
            <text:p><text:a xlink:href="https://www.iplt20.com/teams/chennai-super-kings/squad/25/dwayne-bravo" xlink:type="simple">Dwayne Bravo</text:a>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130.61" calcext:value-type="float">
            <text:p>130.6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Default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<text:a xlink:href="https://www.iplt20.com/teams/sunrisers-hyderabad/squad/440/kane-williamson" xlink:type="simple">Kane Williamson</text:a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9.66" calcext:value-type="float">
            <text:p>9.66</text:p>
          </table:table-cell>
          <table:table-cell office:value-type="float" office:value="60" calcext:value-type="float">
            <text:p>60</text:p>
          </table:table-cell>
          <table:table-cell office:value-type="float" office:value="96.66" calcext:value-type="float">
            <text:p>96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09"/>
        </table:table-row>
        <table:table-row table:style-name="ro1">
          <table:table-cell table:style-name="ce23" office:value-type="string" calcext:value-type="string">
            <text:p>Eng</text:p>
          </table:table-cell>
          <table:table-cell table:style-name="ce23" office:value-type="string" calcext:value-type="string">
            <text:p><text:a xlink:href="https://www.iplt20.com/teams/rajasthan-royals/squad/3644/liam-livingstone" xlink:type="simple">Liam Livingstone</text:a>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28.5" calcext:value-type="float">
            <text:p>28.5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162.85" calcext:value-type="float">
            <text:p>162.85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Default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<text:a xlink:href="https://www.iplt20.com/teams/mumbai-indians/squad/872/evin-lewis" xlink:type="simple">Evin Lewis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92.3" calcext:value-type="float">
            <text:p>9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<text:a xlink:href="https://www.iplt20.com/teams/royal-challengers-bangalore/squad/820/colin-de-grandhomme" xlink:type="simple">Colin de Grandhomme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14.33" calcext:value-type="float">
            <text:p>14.33</text:p>
          </table:table-cell>
          <table:table-cell office:value-type="float" office:value="45" calcext:value-type="float">
            <text:p>45</text:p>
          </table:table-cell>
          <table:table-cell office:value-type="float" office:value="95.55" calcext:value-type="float">
            <text:p>95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09"/>
        </table:table-row>
        <table:table-row table:style-name="ro1">
          <table:table-cell table:style-name="ce23" office:value-type="string" calcext:value-type="string">
            <text:p>WI</text:p>
          </table:table-cell>
          <table:table-cell table:style-name="ce23" office:value-type="string" calcext:value-type="string">
            <text:p><text:a xlink:href="https://www.iplt20.com/teams/delhi-capitals/squad/5396/sherfane-rutherford" xlink:type="simple">Sherfane Rutherford</text:a>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3" calcext:value-type="float">
            <text:p>43</text:p>
          </table:table-cell>
          <table:table-cell table:style-name="ce23" office:value-type="string" calcext:value-type="string">
            <text:p>28*</text:p>
          </table:table-cell>
          <table:table-cell table:style-name="ce23" office:value-type="float" office:value="21.5" calcext:value-type="float">
            <text:p>21.5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179.16" calcext:value-type="float">
            <text:p>179.1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Default" office:value-type="string" calcext:value-type="string">
            <text:p>N</text:p>
          </table:table-cell>
          <table:table-cell table:style-name="ce26" table:number-columns-repeated="1009"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<text:a xlink:href="https://www.iplt20.com/teams/delhi-capitals/squad/773/colin-munro" xlink:type="simple">Colin Munro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21.5" calcext:value-type="float">
            <text:p>21.5</text:p>
          </table:table-cell>
          <table:table-cell office:value-type="float" office:value="33" calcext:value-type="float">
            <text:p>33</text:p>
          </table:table-cell>
          <table:table-cell office:value-type="float" office:value="130.3" calcext:value-type="float">
            <text:p>13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26" table:number-columns-repeated="1009"/>
        </table:table-row>
        <table:table-row table:style-name="ro1">
          <table:table-cell office:value-type="string" calcext:value-type="string">
            <text:p>Afg</text:p>
          </table:table-cell>
          <table:table-cell office:value-type="string" calcext:value-type="string">
            <text:p><text:a xlink:href="https://www.iplt20.com/teams/sunrisers-hyderabad/squad/2885/rashid-khan" xlink:type="simple">Rashid Khan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7*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09"/>
        </table:table-row>
        <table:table-row table:style-name="ro1">
          <table:table-cell table:style-name="ce23" office:value-type="string" calcext:value-type="string">
            <text:p>SA</text:p>
          </table:table-cell>
          <table:table-cell table:style-name="ce23" office:value-type="string" calcext:value-type="string">
            <text:p><text:a xlink:href="https://www.iplt20.com/teams/delhi-capitals/squad/836/chris-morris" xlink:type="simple">Chris Morris</text:a>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5.33" calcext:value-type="float">
            <text:p>5.33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86.48" calcext:value-type="float">
            <text:p>86.48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Default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<text:a xlink:href="https://www.iplt20.com/teams/chennai-super-kings/squad/1903/mitchell-santner" xlink:type="simple">Mitchell Santner</text:a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39.13" calcext:value-type="float">
            <text:p>139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09"/>
        </table:table-row>
        <table:table-row table:style-name="ro1">
          <table:table-cell table:style-name="ce23" office:value-type="string" calcext:value-type="string">
            <text:p>Aus</text:p>
          </table:table-cell>
          <table:table-cell table:style-name="ce23" office:value-type="string" calcext:value-type="string">
            <text:p><text:a xlink:href="https://www.iplt20.com/teams/mumbai-indians/squad/913/ben-cutting" xlink:type="simple">Ben Cutting</text:a>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string" calcext:value-type="string">
            <text:p>13*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05.88" calcext:value-type="float">
            <text:p>105.88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Default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<text:a xlink:href="https://www.iplt20.com/teams/royal-challengers-bangalore/squad/1705/shimron-hetmyer" xlink:type="simple">Shimron Hetmyer</text:a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.75" calcext:value-type="float">
            <text:p>3.75</text:p>
          </table:table-cell>
          <table:table-cell office:value-type="float" office:value="26" calcext:value-type="float">
            <text:p>26</text:p>
          </table:table-cell>
          <table:table-cell office:value-type="float" office:value="57.69" calcext:value-type="float">
            <text:p>57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<text:a xlink:href="https://www.iplt20.com/teams/sunrisers-hyderabad/squad/431/martin-guptill" xlink:type="simple">Martin Guptill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6.36" calcext:value-type="float">
            <text:p>136.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09"/>
        </table:table-row>
        <table:table-row table:style-name="ro1">
          <table:table-cell table:style-name="ce23" office:value-type="string" calcext:value-type="string">
            <text:p>WI</text:p>
          </table:table-cell>
          <table:table-cell table:style-name="ce23" office:value-type="string" calcext:value-type="string">
            <text:p><text:a xlink:href="https://www.iplt20.com/teams/mumbai-indians/squad/3098/alzarri-joseph" xlink:type="simple">Alzarri Joseph</text:a>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15*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15.38" calcext:value-type="float">
            <text:p>115.38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Default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<text:a xlink:href="https://www.iplt20.com/teams/delhi-capitals/squad/1664/kagiso-rabada" xlink:type="simple">Kagiso Rabada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.66" calcext:value-type="float">
            <text:p>4.66</text:p>
          </table:table-cell>
          <table:table-cell office:value-type="float" office:value="15" calcext:value-type="float">
            <text:p>15</text:p>
          </table:table-cell>
          <table:table-cell office:value-type="float" office:value="93.33" calcext:value-type="float">
            <text:p>93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09"/>
        </table:table-row>
        <table:table-row table:style-name="ro1">
          <table:table-cell table:style-name="ce23" office:value-type="string" calcext:value-type="string">
            <text:p>NZ</text:p>
          </table:table-cell>
          <table:table-cell table:style-name="ce23" office:value-type="string" calcext:value-type="string">
            <text:p><text:a xlink:href="https://www.iplt20.com/teams/mumbai-indians/squad/730/mitchell-mcclenaghan" xlink:type="simple">Mitchell McClenaghan</text:a>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.5" calcext:value-type="float">
            <text:p>5.5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78.57" calcext:value-type="float">
            <text:p>78.5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Default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<text:a xlink:href="https://www.iplt20.com/teams/kolkata-knight-riders/squad/2722/carlos-brathwaite" xlink:type="simple">Carlos Brathwaite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1009"/>
        </table:table-row>
        <table:table-row table:style-name="ro1">
          <table:table-cell table:style-name="ce23" office:value-type="string" calcext:value-type="string">
            <text:p>WI</text:p>
          </table:table-cell>
          <table:table-cell table:style-name="ce23" office:value-type="string" calcext:value-type="string">
            <text:p><text:a xlink:href="https://www.iplt20.com/teams/delhi-capitals/squad/3101/keemo-paul" xlink:type="simple">Keemo Paul</text:a>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.5" calcext:value-type="float">
            <text:p>2.5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76.92" calcext:value-type="float">
            <text:p>76.92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Default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style-name="ce23" office:value-type="string" calcext:value-type="string">
            <text:p>SA</text:p>
          </table:table-cell>
          <table:table-cell table:style-name="ce23" office:value-type="string" calcext:value-type="string">
            <text:p><text:a xlink:href="https://www.iplt20.com/teams/royal-challengers-bangalore/squad/3869/heinrich-klaasen" xlink:type="simple">Heinrich Klaasen</text:a>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.5" calcext:value-type="float">
            <text:p>4.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0" calcext:value-type="float">
            <text:p>90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Default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n</text:p>
          </table:table-cell>
          <table:table-cell office:value-type="string" calcext:value-type="string">
            <text:p><text:a xlink:href="https://www.iplt20.com/teams/sunrisers-hyderabad/squad/201/shakib-al-hasan" xlink:type="simple">Shakib Al Hasan</text:a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<text:a xlink:href="https://www.iplt20.com/teams/royal-challengers-bangalore/squad/307/tim-southee" xlink:type="simple">Tim Southee</text:a>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*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1009"/>
        </table:table-row>
      </table:table>
      <table:table table:name="Sheet2" table:style-name="ta1">
        <table:table-column table:style-name="co3" table:default-cell-style-name="ce22"/>
        <table:table-column table:style-name="co4" table:default-cell-style-name="ce22"/>
        <table:table-column table:style-name="co3" table:number-columns-repeated="11" table:default-cell-style-name="ce22"/>
        <table:table-column table:style-name="co3" table:number-columns-repeated="1011" table:default-cell-style-name="ce25"/>
        <table:table-row table:style-name="ro1">
          <table:table-cell table:style-name="ce21" office:value-type="string" calcext:value-type="string">
            <text:p>Nation</text:p>
          </table:table-cell>
          <table:table-cell table:style-name="ce21" office:value-type="string" calcext:value-type="string">
            <text:p>PLAYER</text:p>
          </table:table-cell>
          <table:table-cell table:style-name="ce21" office:value-type="string" calcext:value-type="string">
            <text:p>Mat</text:p>
          </table:table-cell>
          <table:table-cell table:style-name="ce21" office:value-type="string" calcext:value-type="string">
            <text:p>Inns</text:p>
          </table:table-cell>
          <table:table-cell table:style-name="ce21" office:value-type="string" calcext:value-type="string">
            <text:p>Ov</text:p>
          </table:table-cell>
          <table:table-cell table:style-name="ce21" office:value-type="string" calcext:value-type="string">
            <text:p>Runs</text:p>
          </table:table-cell>
          <table:table-cell table:style-name="ce21" office:value-type="string" calcext:value-type="string">
            <text:p>Wkts</text:p>
          </table:table-cell>
          <table:table-cell table:style-name="ce21" office:value-type="string" calcext:value-type="string">
            <text:p>BBI</text:p>
          </table:table-cell>
          <table:table-cell table:style-name="ce21" office:value-type="string" calcext:value-type="string">
            <text:p>Avg</text:p>
          </table:table-cell>
          <table:table-cell table:style-name="ce21" office:value-type="string" calcext:value-type="string">
            <text:p>Econ</text:p>
          </table:table-cell>
          <table:table-cell table:style-name="ce21" office:value-type="string" calcext:value-type="string">
            <text:p>SR</text:p>
          </table:table-cell>
          <table:table-cell table:style-name="ce21" office:value-type="string" calcext:value-type="string">
            <text:p>4w</text:p>
          </table:table-cell>
          <table:table-cell table:style-name="ce21" office:value-type="string" calcext:value-type="string">
            <text:p>5w</text:p>
          </table:table-cell>
          <table:table-cell table:style-name="Default" office:value-type="string" calcext:value-type="string">
            <text:p>WorldCup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<text:a xlink:href="https://www.iplt20.com/teams/delhi-capitals/squad/1664/kagiso-rabada" xlink:type="simple">KagisoRabada</text:a>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68" calcext:value-type="float">
            <text:p>36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.72" calcext:value-type="float">
            <text:p>14.72</text:p>
          </table:table-cell>
          <table:table-cell office:value-type="float" office:value="7.82" calcext:value-type="float">
            <text:p>7.82</text:p>
          </table:table-cell>
          <table:table-cell office:value-type="float" office:value="11.28" calcext:value-type="float">
            <text:p>11.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<text:a xlink:href="https://www.iplt20.com/teams/chennai-super-kings/squad/898/imran-tahir" xlink:type="simple">Imran Tahir</text:a>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9.2" calcext:value-type="float">
            <text:p>49.2</text:p>
          </table:table-cell>
          <table:table-cell office:value-type="float" office:value="311" calcext:value-type="float">
            <text:p>3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.8</text:p>
          </table:table-cell>
          <table:table-cell office:value-type="float" office:value="6.3" calcext:value-type="float">
            <text:p>6.3</text:p>
          </table:table-cell>
          <table:table-cell office:value-type="float" office:value="14.09" calcext:value-type="float">
            <text:p>14.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Afg</text:p>
          </table:table-cell>
          <table:table-cell office:value-type="string" calcext:value-type="string">
            <text:p><text:a xlink:href="https://www.iplt20.com/teams/sunrisers-hyderabad/squad/2885/rashid-khan" xlink:type="simple">Rashid Khan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2.3" calcext:value-type="float">
            <text:p>52.3</text:p>
          </table:table-cell>
          <table:table-cell office:value-type="float" office:value="327" calcext:value-type="float">
            <text:p>32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3.35" calcext:value-type="float">
            <text:p>23.35</text:p>
          </table:table-cell>
          <table:table-cell office:value-type="float" office:value="6.22" calcext:value-type="float">
            <text:p>6.22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Default" table:number-columns-repeated="1010"/>
        </table:table-row>
        <table:table-row table:style-name="ro1">
          <table:table-cell table:style-name="ce24" office:value-type="string" calcext:value-type="string">
            <text:p>SA</text:p>
          </table:table-cell>
          <table:table-cell table:style-name="ce24" office:value-type="string" calcext:value-type="string">
            <text:p><text:a xlink:href="https://www.iplt20.com/teams/delhi-capitals/squad/836/chris-morris" xlink:type="simple">Chris Morris</text:a>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3.53" calcext:value-type="float">
            <text:p>23.53</text:p>
          </table:table-cell>
          <table:table-cell table:style-name="ce24" office:value-type="float" office:value="9.27" calcext:value-type="float">
            <text:p>9.27</text:p>
          </table:table-cell>
          <table:table-cell table:style-name="ce24" office:value-type="float" office:value="15.23" calcext:value-type="float">
            <text:p>15.2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6" office:value-type="string" calcext:value-type="string">
            <text:p>N</text:p>
          </table:table-cell>
          <table:table-cell table:style-name="ce26" table:number-columns-repeated="1010"/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<text:a xlink:href="https://www.iplt20.com/teams/mumbai-indians/squad/211/lasith-malinga" xlink:type="simple">Lasith Malinga</text:a>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.5" calcext:value-type="float">
            <text:p>33.5</text:p>
          </table:table-cell>
          <table:table-cell office:value-type="float" office:value="328" calcext:value-type="float">
            <text:p>3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7.33" calcext:value-type="float">
            <text:p>27.33</text:p>
          </table:table-cell>
          <table:table-cell office:value-type="float" office:value="9.69" calcext:value-type="float">
            <text:p>9.69</text:p>
          </table:table-cell>
          <table:table-cell office:value-type="float" office:value="16.91" calcext:value-type="float">
            <text:p>16.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<text:a xlink:href="https://www.iplt20.com/teams/kolkata-knight-riders/squad/177/andre-russell" xlink:type="simple">Andre Russell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53" calcext:value-type="float">
            <text:p>2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.03" calcext:value-type="float">
            <text:p>9.03</text:p>
          </table:table-cell>
          <table:table-cell office:value-type="float" office:value="15.27" calcext:value-type="float">
            <text:p>15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<text:a xlink:href="https://www.iplt20.com/teams/rajasthan-royals/squad/3502/jofra-archer" xlink:type="simple">Jofra Archer</text:a>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291" calcext:value-type="float">
            <text:p>29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6.45" calcext:value-type="float">
            <text:p>26.45</text:p>
          </table:table-cell>
          <table:table-cell office:value-type="float" office:value="6.76" calcext:value-type="float">
            <text:p>6.76</text:p>
          </table:table-cell>
          <table:table-cell office:value-type="float" office:value="23.45" calcext:value-type="float">
            <text:p>2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Default" table:number-columns-repeated="1010"/>
        </table:table-row>
        <table:table-row table:style-name="ro1">
          <table:table-cell table:style-name="ce23" office:value-type="string" calcext:value-type="string">
            <text:p>WI</text:p>
          </table:table-cell>
          <table:table-cell table:style-name="ce23" office:value-type="string" calcext:value-type="string">
            <text:p><text:a xlink:href="https://www.iplt20.com/teams/kolkata-knight-riders/squad/203/sunil-narine" xlink:type="simple">Sunil Narine</text:a></text:p>
          </table:table-cell>
          <table:table-cell table:number-columns-repeated="2" table:style-name="ce23" office:value-type="float" office:value="11" calcext:value-type="float">
            <text:p>11</text:p>
          </table:table-cell>
          <table:table-cell table:style-name="ce23" office:value-type="float" office:value="40.2" calcext:value-type="float">
            <text:p>40.2</text:p>
          </table:table-cell>
          <table:table-cell table:style-name="ce23" office:value-type="float" office:value="314" calcext:value-type="float">
            <text:p>314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1.4" calcext:value-type="float">
            <text:p>31.4</text:p>
          </table:table-cell>
          <table:table-cell table:style-name="ce23" office:value-type="float" office:value="7.78" calcext:value-type="float">
            <text:p>7.78</text:p>
          </table:table-cell>
          <table:table-cell table:style-name="ce23" office:value-type="float" office:value="24.2" calcext:value-type="float">
            <text:p>24.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1010"/>
        </table:table-row>
        <table:table-row table:style-name="ro1">
          <table:table-cell table:style-name="ce23" office:value-type="string" calcext:value-type="string">
            <text:p>WI</text:p>
          </table:table-cell>
          <table:table-cell table:style-name="ce23" office:value-type="string" calcext:value-type="string">
            <text:p><text:a xlink:href="https://www.iplt20.com/teams/chennai-super-kings/squad/25/dwayne-bravo" xlink:type="simple">Dwayne Bravo</text:a></text:p>
          </table:table-cell>
          <table:table-cell table:number-columns-repeated="2" table:style-name="ce23" office:value-type="float" office:value="8" calcext:value-type="float">
            <text:p>8</text:p>
          </table:table-cell>
          <table:table-cell table:style-name="ce23" office:value-type="float" office:value="27.1" calcext:value-type="float">
            <text:p>27.1</text:p>
          </table:table-cell>
          <table:table-cell table:style-name="ce23" office:value-type="float" office:value="235" calcext:value-type="float">
            <text:p>23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6.11" calcext:value-type="float">
            <text:p>26.11</text:p>
          </table:table-cell>
          <table:table-cell table:style-name="ce23" office:value-type="float" office:value="8.65" calcext:value-type="float">
            <text:p>8.65</text:p>
          </table:table-cell>
          <table:table-cell table:style-name="ce23" office:value-type="float" office:value="18.11" calcext:value-type="float">
            <text:p>18.1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Afg</text:p>
          </table:table-cell>
          <table:table-cell office:value-type="string" calcext:value-type="string">
            <text:p><text:a xlink:href="https://www.iplt20.com/teams/sunrisers-hyderabad/squad/618/mohammad-nabi" xlink:type="simple">Mohammad Nabi</text:a>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.5" calcext:value-type="float">
            <text:p>22.5</text:p>
          </table:table-cell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.37" calcext:value-type="float">
            <text:p>17.37</text:p>
          </table:table-cell>
          <table:table-cell office:value-type="float" office:value="6.08" calcext:value-type="float">
            <text:p>6.08</text:p>
          </table:table-cell>
          <table:table-cell office:value-type="float" office:value="17.12" calcext:value-type="float">
            <text:p>17.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28" table:number-columns-repeated="1010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<text:a xlink:href="https://www.iplt20.com/teams/delhi-capitals/squad/3013/sandeep-lamichhane" xlink:type="simple">Sandeep Lamichhane</text:a>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.25" calcext:value-type="float">
            <text:p>26.25</text:p>
          </table:table-cell>
          <table:table-cell office:value-type="float" office:value="9.13" calcext:value-type="float">
            <text:p>9.13</text:p>
          </table:table-cell>
          <table:table-cell office:value-type="float" office:value="17.25" calcext:value-type="float">
            <text:p>17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style-name="ce28" table:number-columns-repeated="1010"/>
        </table:table-row>
        <table:table-row table:style-name="ro1"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<text:a xlink:href="https://www.iplt20.com/teams/kolkata-knight-riders/squad/1737/harry-gurney" xlink:type="simple">Harry Gurney</text:a></text:p>
          </table:table-cell>
          <table:table-cell table:number-columns-repeated="2" table:style-name="ce27" office:value-type="float" office:value="7" calcext:value-type="float">
            <text:p>7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18" calcext:value-type="float">
            <text:p>218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1.14" calcext:value-type="float">
            <text:p>31.14</text:p>
          </table:table-cell>
          <table:table-cell table:style-name="ce27" office:value-type="float" office:value="9.08" calcext:value-type="float">
            <text:p>9.08</text:p>
          </table:table-cell>
          <table:table-cell table:style-name="ce27" office:value-type="float" office:value="20.57" calcext:value-type="float">
            <text:p>20.57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8" office:value-type="string" calcext:value-type="string">
            <text:p>N</text:p>
          </table:table-cell>
          <table:table-cell table:style-name="ce28" table:number-columns-repeated="1010"/>
        </table:table-row>
        <table:table-row table:style-name="ro1">
          <table:table-cell table:style-name="ce23" office:value-type="string" calcext:value-type="string">
            <text:p>SA</text:p>
          </table:table-cell>
          <table:table-cell table:style-name="ce23" office:value-type="string" calcext:value-type="string">
            <text:p><text:a xlink:href="https://www.iplt20.com/teams/kings-xi-punjab/squad/1276/hardus-viljoen" xlink:type="simple">Hardus Viljoen</text:a></text:p>
          </table:table-cell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22" calcext:value-type="float">
            <text:p>22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1.71" calcext:value-type="float">
            <text:p>31.71</text:p>
          </table:table-cell>
          <table:table-cell table:style-name="ce23" office:value-type="float" office:value="9.65" calcext:value-type="float">
            <text:p>9.65</text:p>
          </table:table-cell>
          <table:table-cell table:style-name="ce23" office:value-type="float" office:value="19.71" calcext:value-type="float">
            <text:p>19.7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Default" office:value-type="string" calcext:value-type="string">
            <text:p>N</text:p>
          </table:table-cell>
          <table:table-cell table:style-name="ce28" table:number-columns-repeated="1010"/>
        </table:table-row>
        <table:table-row table:style-name="ro1">
          <table:table-cell table:style-name="ce24" office:value-type="string" calcext:value-type="string">
            <text:p>Aus</text:p>
          </table:table-cell>
          <table:table-cell table:style-name="ce24" office:value-type="string" calcext:value-type="string">
            <text:p><text:a xlink:href="https://www.iplt20.com/teams/kings-xi-punjab/squad/2939/sam-curran" xlink:type="simple">Sam Curran</text:a>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88" calcext:value-type="float">
            <text:p>28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1.14" calcext:value-type="float">
            <text:p>41.14</text:p>
          </table:table-cell>
          <table:table-cell table:style-name="ce24" office:value-type="float" office:value="9.93" calcext:value-type="float">
            <text:p>9.93</text:p>
          </table:table-cell>
          <table:table-cell table:style-name="ce24" office:value-type="float" office:value="24.85" calcext:value-type="float">
            <text:p>24.8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string" calcext:value-type="string">
            <text:p>N</text:p>
          </table:table-cell>
          <table:table-cell table:style-name="ce26" table:number-columns-repeated="1010"/>
        </table:table-row>
        <table:table-row table:style-name="ro1">
          <table:table-cell table:style-name="ce23" office:value-type="string" calcext:value-type="string">
            <text:p>WI</text:p>
          </table:table-cell>
          <table:table-cell table:style-name="ce23" office:value-type="string" calcext:value-type="string">
            <text:p><text:a xlink:href="https://www.iplt20.com/teams/mumbai-indians/squad/3098/alzarri-joseph" xlink:type="simple">Alzarri Joseph</text:a>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8.4" calcext:value-type="float">
            <text:p>8.4</text:p>
          </table:table-cell>
          <table:table-cell table:style-name="ce23" office:value-type="float" office:value="87" calcext:value-type="float">
            <text:p>8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4.5" calcext:value-type="float">
            <text:p>14.5</text:p>
          </table:table-cell>
          <table:table-cell table:style-name="ce23" office:value-type="float" office:value="10.03" calcext:value-type="float">
            <text:p>10.03</text:p>
          </table:table-cell>
          <table:table-cell table:style-name="ce23" office:value-type="float" office:value="8.66" calcext:value-type="float">
            <text:p>8.6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Default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23" office:value-type="string" calcext:value-type="string">
            <text:p>WI</text:p>
          </table:table-cell>
          <table:table-cell table:style-name="ce23" office:value-type="string" calcext:value-type="string">
            <text:p><text:a xlink:href="https://www.iplt20.com/teams/delhi-capitals/squad/3101/keemo-paul" xlink:type="simple">Keemo Paul</text:a>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41" calcext:value-type="float">
            <text:p>14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3.5" calcext:value-type="float">
            <text:p>23.5</text:p>
          </table:table-cell>
          <table:table-cell table:style-name="ce23" office:value-type="float" office:value="8.29" calcext:value-type="float">
            <text:p>8.29</text:p>
          </table:table-cell>
          <table:table-cell table:style-name="ce23" office:value-type="float" office:value="17" calcext:value-type="float">
            <text:p>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Default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<text:a xlink:href="https://www.iplt20.com/teams/royal-challengers-bangalore/squad/1735/moeen-ali" xlink:type="simple">Moeen Ali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.16" calcext:value-type="float">
            <text:p>28.16</text:p>
          </table:table-cell>
          <table:table-cell office:value-type="float" office:value="6.76" calcext:value-type="float">
            <text:p>6.7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<text:a xlink:href="https://www.iplt20.com/teams/rajasthan-royals/squad/1154/ben-stokes" xlink:type="simple">Ben Stokes</text:a>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.5" calcext:value-type="float">
            <text:p>16.5</text:p>
          </table:table-cell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office:value-type="float" office:value="11.22" calcext:value-type="float">
            <text:p>11.22</text:p>
          </table:table-cell>
          <table:table-cell office:value-type="float" office:value="16.83" calcext:value-type="float">
            <text:p>16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<text:a xlink:href="https://www.iplt20.com/teams/rajasthan-royals/squad/5146/oshane-thomas" xlink:type="simple">Oshane Thomas</text:a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office:value-type="float" office:value="7.33" calcext:value-type="float">
            <text:p>7.33</text:p>
          </table:table-cell>
          <table:table-cell office:value-type="float" office:value="10.8" calcext:value-type="float">
            <text:p>1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<text:a xlink:href="https://www.iplt20.com/teams/mumbai-indians/squad/937/jason-behrendorff" xlink:type="simple">Jason Behrendorff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.68" calcext:value-type="float">
            <text:p>8.68</text:p>
          </table:table-cell>
          <table:table-cell office:value-type="float" office:value="22.8" calcext:value-type="float">
            <text:p>2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<text:a xlink:href="https://www.iplt20.com/teams/royal-challengers-bangalore/squad/180/dale-steyn" xlink:type="simple">Dale Steyn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.25" calcext:value-type="float">
            <text:p>17.25</text:p>
          </table:table-cell>
          <table:table-cell office:value-type="float" office:value="8.62" calcext:value-type="float">
            <text:p>8.6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<text:a xlink:href="https://www.iplt20.com/teams/chennai-super-kings/squad/1903/mitchell-santner" xlink:type="simple">Mitchell Santner</text:a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6.71" calcext:value-type="float">
            <text:p>6.7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23" office:value-type="string" calcext:value-type="string">
            <text:p>NZ</text:p>
          </table:table-cell>
          <table:table-cell table:style-name="ce23" office:value-type="string" calcext:value-type="string">
            <text:p><text:a xlink:href="https://www.iplt20.com/teams/mumbai-indians/squad/730/mitchell-mcclenaghan" xlink:type="simple">Mitchell McClenaghan</text:a>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9.9" calcext:value-type="float">
            <text:p>9.9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Default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23" office:value-type="string" calcext:value-type="string">
            <text:p>Aus</text:p>
          </table:table-cell>
          <table:table-cell table:style-name="ce23" office:value-type="string" calcext:value-type="string">
            <text:p><text:a xlink:href="https://www.iplt20.com/teams/kings-xi-punjab/squad/1480/andrew-tye" xlink:type="simple">Andrew Tye</text:a>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96" calcext:value-type="float">
            <text:p>19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5.33" calcext:value-type="float">
            <text:p>65.33</text:p>
          </table:table-cell>
          <table:table-cell table:style-name="ce23" office:value-type="float" office:value="10.31" calcext:value-type="float">
            <text:p>10.31</text:p>
          </table:table-cell>
          <table:table-cell table:style-name="ce23" office:value-type="float" office:value="38" calcext:value-type="float">
            <text:p>38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Default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g</text:p>
          </table:table-cell>
          <table:table-cell office:value-type="string" calcext:value-type="string">
            <text:p><text:a xlink:href="https://www.iplt20.com/teams/kings-xi-punjab/squad/4572/mujeeb-ur-rahman" xlink:type="simple">Mujeeb Ur Rahman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3.66" calcext:value-type="float">
            <text:p>63.66</text:p>
          </table:table-cell>
          <table:table-cell office:value-type="float" office:value="10.05" calcext:value-type="float">
            <text:p>10.0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23" office:value-type="string" calcext:value-type="string">
            <text:p>NZ</text:p>
          </table:table-cell>
          <table:table-cell table:style-name="ce23" office:value-type="string" calcext:value-type="string">
            <text:p><text:a xlink:href="https://www.iplt20.com/teams/chennai-super-kings/squad/1859/scott-kuggeleijn" xlink:type="simple">Scott Kuggeleijn</text:a>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71" calcext:value-type="float">
            <text:p>7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5.5" calcext:value-type="float">
            <text:p>35.5</text:p>
          </table:table-cell>
          <table:table-cell table:style-name="ce23" office:value-type="float" office:value="8.87" calcext:value-type="float">
            <text:p>8.87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Default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n</text:p>
          </table:table-cell>
          <table:table-cell office:value-type="string" calcext:value-type="string">
            <text:p><text:a xlink:href="https://www.iplt20.com/teams/sunrisers-hyderabad/squad/201/shakib-al-hasan" xlink:type="simple">Shakib Al Hasan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.5" calcext:value-type="float">
            <text:p>10.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.5" calcext:value-type="float">
            <text:p>47.5</text:p>
          </table:table-cell>
          <table:table-cell office:value-type="float" office:value="8.76" calcext:value-type="float">
            <text:p>8.76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<text:a xlink:href="https://www.iplt20.com/teams/royal-challengers-bangalore/squad/964/marcus-stoinis" xlink:type="simple">Marcus Stoini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.4" calcext:value-type="float">
            <text:p>16.4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2.5" calcext:value-type="float">
            <text:p>72.5</text:p>
          </table:table-cell>
          <table:table-cell office:value-type="float" office:value="8.7" calcext:value-type="float">
            <text:p>8.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<text:a xlink:href="https://www.iplt20.com/teams/kolkata-knight-riders/squad/3729/lockie-ferguson" xlink:type="simple">Lockie Ferguson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0.76" calcext:value-type="float">
            <text:p>10.7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23" office:value-type="string" calcext:value-type="string">
            <text:p>Aus</text:p>
          </table:table-cell>
          <table:table-cell table:style-name="ce23" office:value-type="string" calcext:value-type="string">
            <text:p><text:a xlink:href="https://www.iplt20.com/teams/mumbai-indians/squad/913/ben-cutting" xlink:type="simple">Ben Cutting</text:a>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13.5" calcext:value-type="float">
            <text:p>13.5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Default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23" office:value-type="string" calcext:value-type="string">
            <text:p>WI</text:p>
          </table:table-cell>
          <table:table-cell table:style-name="ce23" office:value-type="string" calcext:value-type="string">
            <text:p><text:a xlink:href="https://www.iplt20.com/teams/delhi-capitals/squad/5396/sherfane-rutherford" xlink:type="simple">Sherfane Rutherford</text:a>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9.2" calcext:value-type="float">
            <text:p>9.2</text:p>
          </table:table-cell>
          <table:table-cell table:style-name="ce23" office:value-type="float" office:value="30" calcext:value-type="float">
            <text:p>3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Default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<text:a xlink:href="https://www.iplt20.com/teams/rajasthan-royals/squad/1304/ish-sodhi" xlink:type="simple">Ish Sodhi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0.25" calcext:value-type="float">
            <text:p>10.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<text:a xlink:href="https://www.iplt20.com/teams/delhi-capitals/squad/969/trent-boult" xlink:type="simple">Trent Boult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.22" calcext:value-type="float">
            <text:p>9.2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<text:a xlink:href="https://www.iplt20.com/teams/royal-challengers-bangalore/squad/307/tim-southee" xlink:type="simple">Tim Southee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3.11" calcext:value-type="float">
            <text:p>13.1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<text:a xlink:href="https://www.iplt20.com/teams/rajasthan-royals/squad/3644/liam-livingstone" xlink:type="simple">Liam Livingstone</text:a>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-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8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<text:a xlink:href="https://www.iplt20.com/teams/royal-challengers-bangalore/squad/820/colin-de-grandhomme" xlink:type="simple">Colin de Grandhomme</text:a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<text:a xlink:href="https://www.iplt20.com/teams/kolkata-knight-riders/squad/2722/carlos-brathwaite" xlink:type="simple">Carlos Brathwaite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9.66" calcext:value-type="float">
            <text:p>9.6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1010"/>
        </table:table-row>
      </table:table>
      <table:table table:name="Sheet3" table:style-name="ta1">
        <table:table-column table:style-name="co5" table:default-cell-style-name="ce23"/>
        <table:table-column table:style-name="co3" table:number-columns-repeated="11" table:default-cell-style-name="ce23"/>
        <table:table-column table:style-name="co3" table:number-columns-repeated="1011" table:default-cell-style-name="Default"/>
        <table:table-row table:style-name="ro1">
          <table:table-cell table:style-name="ce21" office:value-type="string" calcext:value-type="string">
            <text:p>PLAYER</text:p>
          </table:table-cell>
          <table:table-cell table:style-name="ce21" office:value-type="string" calcext:value-type="string">
            <text:p>Mat</text:p>
          </table:table-cell>
          <table:table-cell table:style-name="ce21" office:value-type="string" calcext:value-type="string">
            <text:p>Inns</text:p>
          </table:table-cell>
          <table:table-cell table:style-name="ce21" office:value-type="string" calcext:value-type="string">
            <text:p>Ov</text:p>
          </table:table-cell>
          <table:table-cell table:style-name="ce21" office:value-type="string" calcext:value-type="string">
            <text:p>Runs</text:p>
          </table:table-cell>
          <table:table-cell table:style-name="ce21" office:value-type="string" calcext:value-type="string">
            <text:p>Wkts</text:p>
          </table:table-cell>
          <table:table-cell table:style-name="ce21" office:value-type="string" calcext:value-type="string">
            <text:p>BBI</text:p>
          </table:table-cell>
          <table:table-cell table:style-name="ce21" office:value-type="string" calcext:value-type="string">
            <text:p>Avg</text:p>
          </table:table-cell>
          <table:table-cell table:style-name="ce21" office:value-type="string" calcext:value-type="string">
            <text:p>Econ</text:p>
          </table:table-cell>
          <table:table-cell table:style-name="ce21" office:value-type="string" calcext:value-type="string">
            <text:p>SR</text:p>
          </table:table-cell>
          <table:table-cell table:style-name="ce21" office:value-type="string" calcext:value-type="string">
            <text:p>4w</text:p>
          </table:table-cell>
          <table:table-cell table:style-name="ce21" office:value-type="string" calcext:value-type="string">
            <text:p>5w</text:p>
          </table:table-cell>
          <table:table-cell office:value-type="string" calcext:value-type="string">
            <text:p>Worldcup</text:p>
          </table:table-cell>
          <table:table-cell table:number-columns-repeated="1010"/>
        </table:table-row>
        <table:table-row table:style-name="ro1">
          <table:table-cell table:style-name="ce24" office:value-type="string" calcext:value-type="string">
            <text:p><text:a xlink:href="https://www.iplt20.com/teams/rajasthan-royals/squad/1748/shreyas-gopal" xlink:type="simple">ShreyasGopal</text:a>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8.11" calcext:value-type="float">
            <text:p>18.11</text:p>
          </table:table-cell>
          <table:table-cell table:style-name="ce24" office:value-type="float" office:value="7.4" calcext:value-type="float">
            <text:p>7.4</text:p>
          </table:table-cell>
          <table:table-cell table:style-name="ce24" office:value-type="float" office:value="14.66" calcext:value-type="float">
            <text:p>14.6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6" office:value-type="string" calcext:value-type="string">
            <text:p>N</text:p>
          </table:table-cell>
          <table:table-cell table:style-name="ce26" table:number-columns-repeated="1010"/>
        </table:table-row>
        <table:table-row table:style-name="ro1">
          <table:table-cell table:style-name="ce22" office:value-type="string" calcext:value-type="string">
            <text:p><text:a xlink:href="https://www.iplt20.com/teams/royal-challengers-bangalore/squad/111/yuzvendra-chahal" xlink:type="simple">Yuzvendra Chahal</text:a></text:p>
          </table:table-cell>
          <table:table-cell table:number-columns-repeated="2" table:style-name="ce22" office:value-type="float" office:value="13" calcext:value-type="float">
            <text:p>13</text:p>
          </table:table-cell>
          <table:table-cell table:style-name="ce22" office:value-type="float" office:value="45.2" calcext:value-type="float">
            <text:p>45.2</text:p>
          </table:table-cell>
          <table:table-cell table:style-name="ce22" office:value-type="float" office:value="362" calcext:value-type="float">
            <text:p>362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1.29" calcext:value-type="float">
            <text:p>21.29</text:p>
          </table:table-cell>
          <table:table-cell table:style-name="ce22" office:value-type="float" office:value="7.98" calcext:value-type="float">
            <text:p>7.9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1010"/>
        </table:table-row>
        <table:table-row table:style-name="ro1">
          <table:table-cell table:style-name="ce22" office:value-type="string" calcext:value-type="string">
            <text:p><text:a xlink:href="https://www.iplt20.com/teams/kings-xi-punjab/squad/94/mohammed-shami" xlink:type="simple">Mohammed Shami</text:a></text:p>
          </table:table-cell>
          <table:table-cell table:number-columns-repeated="2" table:style-name="ce22" office:value-type="float" office:value="13" calcext:value-type="float">
            <text:p>13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452" calcext:value-type="float">
            <text:p>452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6.58" calcext:value-type="float">
            <text:p>26.58</text:p>
          </table:table-cell>
          <table:table-cell table:style-name="ce22" office:value-type="float" office:value="8.86" calcext:value-type="float">
            <text:p>8.86</text:p>
          </table:table-cell>
          <table:table-cell table:style-name="ce22" office:value-type="float" office:value="18" calcext:value-type="float">
            <text:p>18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1010"/>
        </table:table-row>
        <table:table-row table:style-name="ro1">
          <table:table-cell table:style-name="ce24" office:value-type="string" calcext:value-type="string">
            <text:p><text:a xlink:href="https://www.iplt20.com/teams/chennai-super-kings/squad/140/deepak-chahar" xlink:type="simple">Deepak Chahar</text:a>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70" calcext:value-type="float">
            <text:p>37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3.12" calcext:value-type="float">
            <text:p>23.12</text:p>
          </table:table-cell>
          <table:table-cell table:style-name="ce24" office:value-type="float" office:value="7.55" calcext:value-type="float">
            <text:p>7.55</text:p>
          </table:table-cell>
          <table:table-cell table:style-name="ce24" office:value-type="float" office:value="18.37" calcext:value-type="float">
            <text:p>18.3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6" office:value-type="string" calcext:value-type="string">
            <text:p>N</text:p>
          </table:table-cell>
          <table:table-cell table:style-name="ce26" table:number-columns-repeated="1010"/>
        </table:table-row>
        <table:table-row table:style-name="ro1">
          <table:table-cell table:style-name="ce22" office:value-type="string" calcext:value-type="string">
            <text:p><text:a xlink:href="https://www.iplt20.com/teams/mumbai-indians/squad/1124/jasprit-bumrah" xlink:type="simple">Jasprit Bumrah</text:a></text:p>
          </table:table-cell>
          <table:table-cell table:number-columns-repeated="2" table:style-name="ce22" office:value-type="float" office:value="13" calcext:value-type="float">
            <text:p>13</text:p>
          </table:table-cell>
          <table:table-cell table:style-name="ce22" office:value-type="float" office:value="49.4" calcext:value-type="float">
            <text:p>49.4</text:p>
          </table:table-cell>
          <table:table-cell table:style-name="ce22" office:value-type="float" office:value="333" calcext:value-type="float">
            <text:p>333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2.2" calcext:value-type="float">
            <text:p>22.2</text:p>
          </table:table-cell>
          <table:table-cell table:style-name="ce22" office:value-type="float" office:value="6.7" calcext:value-type="float">
            <text:p>6.7</text:p>
          </table:table-cell>
          <table:table-cell table:style-name="ce22" office:value-type="float" office:value="19.86" calcext:value-type="float">
            <text:p>19.86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1010"/>
        </table:table-row>
        <table:table-row table:style-name="ro1">
          <table:table-cell table:style-name="ce24" office:value-type="string" calcext:value-type="string">
            <text:p><text:a xlink:href="https://www.iplt20.com/teams/kings-xi-punjab/squad/8/ravichandran-ashwin" xlink:type="simple">Ravichandran Ashwin</text:a>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5.13" calcext:value-type="float">
            <text:p>25.13</text:p>
          </table:table-cell>
          <table:table-cell table:style-name="ce24" office:value-type="float" office:value="7.39" calcext:value-type="float">
            <text:p>7.39</text:p>
          </table:table-cell>
          <table:table-cell table:style-name="ce24" office:value-type="float" office:value="20.4" calcext:value-type="float">
            <text:p>20.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6" office:value-type="string" calcext:value-type="string">
            <text:p>N</text:p>
          </table:table-cell>
          <table:table-cell table:style-name="ce26" table:number-columns-repeated="1010"/>
        </table:table-row>
        <table:table-row table:style-name="ro1">
          <table:table-cell table:style-name="ce24" office:value-type="string" calcext:value-type="string">
            <text:p><text:a xlink:href="https://www.iplt20.com/teams/sunrisers-hyderabad/squad/2964/khaleel-ahmed" xlink:type="simple">Khaleel Ahmed</text:a>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.14" calcext:value-type="float">
            <text:p>16.14</text:p>
          </table:table-cell>
          <table:table-cell table:style-name="ce24" office:value-type="float" office:value="8.07" calcext:value-type="float">
            <text:p>8.07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6" office:value-type="string" calcext:value-type="string">
            <text:p>N</text:p>
          </table:table-cell>
          <table:table-cell table:style-name="ce26" table:number-columns-repeated="1010"/>
        </table:table-row>
        <table:table-row table:style-name="ro1">
          <table:table-cell table:style-name="ce22" office:value-type="string" calcext:value-type="string">
            <text:p><text:a xlink:href="https://www.iplt20.com/teams/chennai-super-kings/squad/9/ravindra-jadeja" xlink:type="simple">Ravindra Jadeja</text:a></text:p>
          </table:table-cell>
          <table:table-cell table:number-columns-repeated="2" table:style-name="ce22" office:value-type="float" office:value="12" calcext:value-type="float">
            <text:p>1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274" calcext:value-type="float">
            <text:p>27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2.83" calcext:value-type="float">
            <text:p>22.83</text:p>
          </table:table-cell>
          <table:table-cell table:style-name="ce22" office:value-type="float" office:value="6.37" calcext:value-type="float">
            <text:p>6.37</text:p>
          </table:table-cell>
          <table:table-cell table:style-name="ce22" office:value-type="float" office:value="21.5" calcext:value-type="float">
            <text:p>21.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1010"/>
        </table:table-row>
        <table:table-row table:style-name="ro1">
          <table:table-cell table:style-name="ce22" office:value-type="string" calcext:value-type="string">
            <text:p><text:a xlink:href="https://www.iplt20.com/teams/mumbai-indians/squad/2740/hardik-pandya" xlink:type="simple">Hardik Pandya</text:a></text:p>
          </table:table-cell>
          <table:table-cell table:number-columns-repeated="2" table:style-name="ce22" office:value-type="float" office:value="13" calcext:value-type="float">
            <text:p>13</text:p>
          </table:table-cell>
          <table:table-cell table:style-name="ce22" office:value-type="float" office:value="36.3" calcext:value-type="float">
            <text:p>36.3</text:p>
          </table:table-cell>
          <table:table-cell table:style-name="ce22" office:value-type="float" office:value="354" calcext:value-type="float">
            <text:p>35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9.5" calcext:value-type="float">
            <text:p>29.5</text:p>
          </table:table-cell>
          <table:table-cell table:style-name="ce22" office:value-type="float" office:value="9.69" calcext:value-type="float">
            <text:p>9.69</text:p>
          </table:table-cell>
          <table:table-cell table:style-name="ce22" office:value-type="float" office:value="18.25" calcext:value-type="float">
            <text:p>18.2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sunrisers-hyderabad/squad/1112/sandeep-sharma" xlink:type="simple">Sandeep Sharma</text:a>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2.4" calcext:value-type="float">
            <text:p>42.4</text:p>
          </table:table-cell>
          <table:table-cell office:value-type="float" office:value="352" calcext:value-type="float">
            <text:p>3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9.33" calcext:value-type="float">
            <text:p>29.33</text:p>
          </table:table-cell>
          <table:table-cell office:value-type="float" office:value="8.25" calcext:value-type="float">
            <text:p>8.25</text:p>
          </table:table-cell>
          <table:table-cell office:value-type="float" office:value="21.33" calcext:value-type="float">
            <text:p>2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chennai-super-kings/squad/103/harbhajan-singh" xlink:type="simple">Harbhajan Singh</text:a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.2" calcext:value-type="float">
            <text:p>17.2</text:p>
          </table:table-cell>
          <table:table-cell office:value-type="float" office:value="6.14" calcext:value-type="float">
            <text:p>6.14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mumbai-indians/squad/3763/rahul-chahar" xlink:type="simple">Rahul Chahar</text:a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float" office:value="7.05" calcext:value-type="float">
            <text:p>7.05</text:p>
          </table:table-cell>
          <table:table-cell office:value-type="float" office:value="22.8" calcext:value-type="float">
            <text:p>2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mumbai-indians/squad/3183/krunal-pandya" xlink:type="simple">Krunal Pandya</text:a>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.1" calcext:value-type="float">
            <text:p>26.1</text:p>
          </table:table-cell>
          <table:table-cell office:value-type="float" office:value="7.45" calcext:value-type="float">
            <text:p>7.4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kolkata-knight-riders/squad/76/piyush-chawla" xlink:type="simple">Piyush Chawla</text:a>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4.3" calcext:value-type="float">
            <text:p>44.3</text:p>
          </table:table-cell>
          <table:table-cell office:value-type="float" office:value="399" calcext:value-type="float">
            <text:p>3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9.9" calcext:value-type="float">
            <text:p>39.9</text:p>
          </table:table-cell>
          <table:table-cell office:value-type="float" office:value="8.96" calcext:value-type="float">
            <text:p>8.96</text:p>
          </table:table-cell>
          <table:table-cell office:value-type="float" office:value="26.7" calcext:value-type="float">
            <text:p>2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rajasthan-royals/squad/86/jaydev-unadkat" xlink:type="simple">Jaydev Unadkat</text:a>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7.2" calcext:value-type="float">
            <text:p>37.2</text:p>
          </table:table-cell>
          <table:table-cell office:value-type="float" office:value="398" calcext:value-type="float">
            <text:p>39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9.8" calcext:value-type="float">
            <text:p>39.8</text:p>
          </table:table-cell>
          <table:table-cell office:value-type="float" office:value="10.66" calcext:value-type="float">
            <text:p>10.66</text:p>
          </table:table-cell>
          <table:table-cell office:value-type="float" office:value="22.4" calcext:value-type="float">
            <text:p>2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22" office:value-type="string" calcext:value-type="string">
            <text:p><text:a xlink:href="https://www.iplt20.com/teams/sunrisers-hyderabad/squad/116/bhuvneshwar-kumar" xlink:type="simple">Bhuvneshwar Kumar</text:a></text:p>
          </table:table-cell>
          <table:table-cell table:number-columns-repeated="2" table:style-name="ce22" office:value-type="float" office:value="13" calcext:value-type="float">
            <text:p>13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395" calcext:value-type="float">
            <text:p>395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3.88" calcext:value-type="float">
            <text:p>43.88</text:p>
          </table:table-cell>
          <table:table-cell table:style-name="ce22" office:value-type="float" office:value="7.74" calcext:value-type="float">
            <text:p>7.74</text:p>
          </table:table-cell>
          <table:table-cell table:style-name="ce22" office:value-type="float" office:value="34" calcext:value-type="float">
            <text:p>34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delhi-capitals/squad/1113/axar-patel" xlink:type="simple">Axar Patel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1.77" calcext:value-type="float">
            <text:p>31.77</text:p>
          </table:table-cell>
          <table:table-cell office:value-type="float" office:value="7.33" calcext:value-type="float">
            <text:p>7.3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royal-challengers-bangalore/squad/3824/navdeep-saini" xlink:type="simple">Navdeep Saini</text:a>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58" calcext:value-type="float">
            <text:p>3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9.77" calcext:value-type="float">
            <text:p>39.77</text:p>
          </table:table-cell>
          <table:table-cell office:value-type="float" office:value="8.13" calcext:value-type="float">
            <text:p>8.13</text:p>
          </table:table-cell>
          <table:table-cell office:value-type="float" office:value="29.33" calcext:value-type="float">
            <text:p>29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royal-challengers-bangalore/squad/59/umesh-yadav" xlink:type="simple">Umesh Yadav</text:a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3.5" calcext:value-type="float">
            <text:p>33.5</text:p>
          </table:table-cell>
          <table:table-cell office:value-type="float" office:value="325" calcext:value-type="float">
            <text:p>3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0.62" calcext:value-type="float">
            <text:p>40.62</text:p>
          </table:table-cell>
          <table:table-cell office:value-type="float" office:value="9.6" calcext:value-type="float">
            <text:p>9.6</text:p>
          </table:table-cell>
          <table:table-cell office:value-type="float" office:value="25.37" calcext:value-type="float">
            <text:p>25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delhi-capitals/squad/38/ishant-sharma" xlink:type="simple">Ishant Sharma</text:a>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6.14" calcext:value-type="float">
            <text:p>36.14</text:p>
          </table:table-cell>
          <table:table-cell office:value-type="float" office:value="7.44" calcext:value-type="float">
            <text:p>7.44</text:p>
          </table:table-cell>
          <table:table-cell office:value-type="float" office:value="29.14" calcext:value-type="float">
            <text:p>29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royal-challengers-bangalore/squad/3840/mohammed-siraj" xlink:type="simple">Mohammed Siraj</text:a>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8.1" calcext:value-type="float">
            <text:p>28.1</text:p>
          </table:table-cell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8.42" calcext:value-type="float">
            <text:p>38.42</text:p>
          </table:table-cell>
          <table:table-cell office:value-type="float" office:value="9.55" calcext:value-type="float">
            <text:p>9.55</text:p>
          </table:table-cell>
          <table:table-cell office:value-type="float" office:value="24.14" calcext:value-type="float">
            <text:p>24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delhi-capitals/squad/30/amit-mishra" xlink:type="simple">Amit Mishra</text:a>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.71" calcext:value-type="float">
            <text:p>7.7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sunrisers-hyderabad/squad/1086/siddarth-kaul" xlink:type="simple">Siddarth Kaul</text:a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0.33" calcext:value-type="float">
            <text:p>40.33</text:p>
          </table:table-cell>
          <table:table-cell office:value-type="float" office:value="8.96" calcext:value-type="float">
            <text:p>8.9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chennai-super-kings/squad/1745/shardul-thakur" xlink:type="simple">Shardul Thakur</text:a>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.5</text:p>
          </table:table-cell>
          <table:table-cell office:value-type="float" office:value="9.24" calcext:value-type="float">
            <text:p>9.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rajasthan-royals/squad/101/dhawal-kulkarni" xlink:type="simple">Dhawal Kulkarni</text:a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35" calcext:value-type="float">
            <text:p>3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5.83" calcext:value-type="float">
            <text:p>55.83</text:p>
          </table:table-cell>
          <table:table-cell office:value-type="float" office:value="9.57" calcext:value-type="float">
            <text:p>9.5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kings-xi-punjab/squad/3187/murugan-ashwin" xlink:type="simple">Murugan Ashwin</text:a>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4" calcext:value-type="float">
            <text:p>44.4</text:p>
          </table:table-cell>
          <table:table-cell office:value-type="float" office:value="7.16" calcext:value-type="float">
            <text:p>7.16</text:p>
          </table:table-cell>
          <table:table-cell office:value-type="float" office:value="37.2" calcext:value-type="float">
            <text:p>3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22" office:value-type="string" calcext:value-type="string">
            <text:p><text:a xlink:href="https://www.iplt20.com/teams/kolkata-knight-riders/squad/261/kuldeep-yadav" xlink:type="simple">Kuldeep Yadav</text:a></text:p>
          </table:table-cell>
          <table:table-cell table:number-columns-repeated="2" table:style-name="ce22" office:value-type="float" office:value="9" calcext:value-type="float">
            <text:p>9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286" calcext:value-type="float">
            <text:p>28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71.5" calcext:value-type="float">
            <text:p>71.5</text:p>
          </table:table-cell>
          <table:table-cell table:style-name="ce22" office:value-type="float" office:value="8.66" calcext:value-type="float">
            <text:p>8.66</text:p>
          </table:table-cell>
          <table:table-cell table:style-name="ce22" office:value-type="float" office:value="49.5" calcext:value-type="float">
            <text:p>49.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rajasthan-royals/squad/61/varun-aaron" xlink:type="simple">Varun Aaron</text:a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.75" calcext:value-type="float">
            <text:p>23.75</text:p>
          </table:table-cell>
          <table:table-cell office:value-type="float" office:value="9.5" calcext:value-type="float">
            <text:p>9.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kolkata-knight-riders/squad/2738/nitish-rana" xlink:type="simple">Nitish Rana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royal-challengers-bangalore/squad/53/pawan-negi" xlink:type="simple">Pawan Negi</text:a>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.1" calcext:value-type="float">
            <text:p>11.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.13" calcext:value-type="float">
            <text:p>9.13</text:p>
          </table:table-cell>
          <table:table-cell office:value-type="float" office:value="22.33" calcext:value-type="float">
            <text:p>22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kings-xi-punjab/squad/1106/ankit-rajpoot" xlink:type="simple">Ankit Rajpoot</text:a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.66" calcext:value-type="float">
            <text:p>50.66</text:p>
          </table:table-cell>
          <table:table-cell office:value-type="float" office:value="9.5" calcext:value-type="float">
            <text:p>9.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kolkata-knight-riders/squad/5105/prasidh-krishna" xlink:type="simple">Prasidh Krishna</text:a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.2" calcext:value-type="float">
            <text:p>37.2</text:p>
          </table:table-cell>
          <table:table-cell office:value-type="float" office:value="355" calcext:value-type="float">
            <text:p>3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8.33" calcext:value-type="float">
            <text:p>118.33</text:p>
          </table:table-cell>
          <table:table-cell office:value-type="float" office:value="9.5" calcext:value-type="float">
            <text:p>9.5</text:p>
          </table:table-cell>
          <table:table-cell office:value-type="float" office:value="74.66" calcext:value-type="float">
            <text:p>74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kings-xi-punjab/squad/4698/arshdeep-singh" xlink:type="simple">Arshdeep Singh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.33" calcext:value-type="float">
            <text:p>36.33</text:p>
          </table:table-cell>
          <table:table-cell office:value-type="float" office:value="10.9" calcext:value-type="float">
            <text:p>10.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delhi-capitals/squad/1749/rahul-tewatia" xlink:type="simple">Rahul Tewatia</text:a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2" calcext:value-type="float">
            <text:p>6.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.63" calcext:value-type="float">
            <text:p>6.6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delhi-capitals/squad/2741/jagadeesha-suchith" xlink:type="simple">Jagadeesha Suchith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kolkata-knight-riders/squad/1092/sandeep-warrier" xlink:type="simple">Sandeep Warrier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.5" calcext:value-type="float">
            <text:p>7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rajasthan-royals/squad/4445/riyan-parag" xlink:type="simple">Riyan Parag</text:a>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.5" calcext:value-type="float">
            <text:p>53.5</text:p>
          </table:table-cell>
          <table:table-cell office:value-type="float" office:value="8.23" calcext:value-type="float">
            <text:p>8.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delhi-capitals/squad/157/harshal-patel" xlink:type="simple">Harshal Patel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.5</text:p>
          </table:table-cell>
          <table:table-cell office:value-type="float" office:value="9.62" calcext:value-type="float">
            <text:p>9.6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sunrisers-hyderabad/squad/57/shahbaz-nadeem" xlink:type="simple">Shahbaz Nadeem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mumbai-indians/squad/3774/anukul-roy" xlink:type="simple">Anukul Roy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rajasthan-royals/squad/148/stuart-binny" xlink:type="simple">Stuart Binny</text:a>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.33" calcext:value-type="float">
            <text:p>6.3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22" office:value-type="string" calcext:value-type="string">
            <text:p><text:a xlink:href="https://www.iplt20.com/teams/sunrisers-hyderabad/squad/1083/vijay-shankar" xlink:type="simple">Vijay Shankar</text:a>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7.71" calcext:value-type="float">
            <text:p>7.71</text:p>
          </table:table-cell>
          <table:table-cell table:style-name="ce22" office:value-type="float" office:value="42" calcext:value-type="float">
            <text:p>4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1010"/>
        </table:table-row>
        <table:table-row table:style-name="ro1">
          <table:table-cell office:value-type="string" calcext:value-type="string">
            <text:p><text:a xlink:href="https://www.iplt20.com/teams/royal-challengers-bangalore/squad/2973/washington-sundar" xlink:type="simple">Washington Sundar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.33" calcext:value-type="float">
            <text:p>8.3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chennai-super-kings/squad/1107/mohit-sharma" xlink:type="simple">Mohit Sharma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rajasthan-royals/squad/3834/krishnappa-gowtham" xlink:type="simple">Krishnappa Gowtham</text:a>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9.37" calcext:value-type="float">
            <text:p>9.3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mumbai-indians/squad/4951/mayank-markande" xlink:type="simple">Mayank Markande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.83" calcext:value-type="float">
            <text:p>9.8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sunrisers-hyderabad/squad/3760/abhishek-sharma" xlink:type="simple">Abhishek Sharma</text:a>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kolkata-knight-riders/squad/5438/prithvi-raj" xlink:type="simple">Prithvi Raj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.4" calcext:value-type="float">
            <text:p>11.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chennai-super-kings/squad/1118/karn-sharma" xlink:type="simple">Karn Sharma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.64" calcext:value-type="float">
            <text:p>11.6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kings-xi-punjab/squad/5432/varun-chakravarthy" xlink:type="simple">Varun Chakravarthy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.66" calcext:value-type="float">
            <text:p>11.6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</table:table>
      <table:table table:name="Sheet4" table:style-name="ta1">
        <table:table-column table:style-name="co6" table:default-cell-style-name="ce23"/>
        <table:table-column table:style-name="co3" table:number-columns-repeated="12" table:default-cell-style-name="ce23"/>
        <table:table-column table:style-name="co3" table:number-columns-repeated="1011" table:default-cell-style-name="Default"/>
        <table:table-row table:style-name="ro1">
          <table:table-cell table:style-name="ce29" office:value-type="string" calcext:value-type="string">
            <text:p>PLAYER</text:p>
          </table:table-cell>
          <table:table-cell table:style-name="ce29" office:value-type="string" calcext:value-type="string">
            <text:p>Mat</text:p>
          </table:table-cell>
          <table:table-cell table:style-name="ce29" office:value-type="string" calcext:value-type="string">
            <text:p>Inns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Runs</text:p>
          </table:table-cell>
          <table:table-cell table:style-name="ce29" office:value-type="string" calcext:value-type="string">
            <text:p>HS</text:p>
          </table:table-cell>
          <table:table-cell table:style-name="ce29" office:value-type="string" calcext:value-type="string">
            <text:p>Avg</text:p>
          </table:table-cell>
          <table:table-cell table:style-name="ce29" office:value-type="string" calcext:value-type="string">
            <text:p>BF</text:p>
          </table:table-cell>
          <table:table-cell table:style-name="ce29" office:value-type="string" calcext:value-type="string">
            <text:p>SR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string" calcext:value-type="string">
            <text:p>4s</text:p>
          </table:table-cell>
          <table:table-cell table:style-name="ce29" office:value-type="string" calcext:value-type="string">
            <text:p>6s</text:p>
          </table:table-cell>
          <table:table-cell table:style-name="ce30" office:value-type="string" calcext:value-type="string">
            <text:p>Worldcup</text:p>
          </table:table-cell>
          <table:table-cell table:style-name="ce30" table:number-columns-repeated="1010"/>
        </table:table-row>
        <table:table-row table:style-name="ro1">
          <table:table-cell table:style-name="ce22" office:value-type="string" calcext:value-type="string">
            <text:p><text:a xlink:href="https://www.iplt20.com/teams/kings-xi-punjab/squad/1125/kl-rahul" xlink:type="simple">KLRahul</text:a></text:p>
          </table:table-cell>
          <table:table-cell table:number-columns-repeated="2" table:style-name="ce22" office:value-type="float" office:value="13" calcext:value-type="float">
            <text:p>1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22" calcext:value-type="float">
            <text:p>522</text:p>
          </table:table-cell>
          <table:table-cell table:style-name="ce22" office:value-type="string" calcext:value-type="string">
            <text:p>100*</text:p>
          </table:table-cell>
          <table:table-cell table:style-name="ce22" office:value-type="float" office:value="52.2" calcext:value-type="float">
            <text:p>52.2</text:p>
          </table:table-cell>
          <table:table-cell table:style-name="ce22" office:value-type="float" office:value="402" calcext:value-type="float">
            <text:p>402</text:p>
          </table:table-cell>
          <table:table-cell table:style-name="ce22" office:value-type="float" office:value="129.85" calcext:value-type="float">
            <text:p>129.8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20" calcext:value-type="float">
            <text:p>20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1010"/>
        </table:table-row>
        <table:table-row table:style-name="ro1">
          <table:table-cell table:style-name="ce22" office:value-type="string" calcext:value-type="string">
            <text:p><text:a xlink:href="https://www.iplt20.com/teams/delhi-capitals/squad/41/shikhar-dhawan" xlink:type="simple">Shikhar Dhawan</text:a>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string" calcext:value-type="string">
            <text:p>97*</text:p>
          </table:table-cell>
          <table:table-cell table:style-name="ce22" office:value-type="float" office:value="39.16" calcext:value-type="float">
            <text:p>39.16</text:p>
          </table:table-cell>
          <table:table-cell table:style-name="ce22" office:value-type="float" office:value="342" calcext:value-type="float">
            <text:p>342</text:p>
          </table:table-cell>
          <table:table-cell table:style-name="ce22" office:value-type="float" office:value="137.42" calcext:value-type="float">
            <text:p>137.4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11" calcext:value-type="float">
            <text:p>11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1010"/>
        </table:table-row>
        <table:table-row table:style-name="ro1">
          <table:table-cell table:style-name="ce22" office:value-type="string" calcext:value-type="string">
            <text:p><text:a xlink:href="https://www.iplt20.com/teams/royal-challengers-bangalore/squad/164/virat-kohli" xlink:type="simple">Virat Kohli</text:a></text:p>
          </table:table-cell>
          <table:table-cell table:number-columns-repeated="2" table:style-name="ce22" office:value-type="float" office:value="13" calcext:value-type="float">
            <text:p>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48" calcext:value-type="float">
            <text:p>448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34.46" calcext:value-type="float">
            <text:p>34.46</text:p>
          </table:table-cell>
          <table:table-cell table:style-name="ce22" office:value-type="float" office:value="321" calcext:value-type="float">
            <text:p>321</text:p>
          </table:table-cell>
          <table:table-cell table:style-name="ce22" office:value-type="float" office:value="139.56" calcext:value-type="float">
            <text:p>139.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12" calcext:value-type="float">
            <text:p>12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1010"/>
        </table:table-row>
        <table:table-row table:style-name="ro1">
          <table:table-cell table:style-name="ce24" office:value-type="string" calcext:value-type="string">
            <text:p><text:a xlink:href="https://www.iplt20.com/teams/delhi-capitals/squad/1563/shreyas-iyer" xlink:type="simple">Shreyas Iyer</text:a>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27" calcext:value-type="float">
            <text:p>427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35.58" calcext:value-type="float">
            <text:p>35.58</text:p>
          </table:table-cell>
          <table:table-cell table:style-name="ce24" office:value-type="float" office:value="349" calcext:value-type="float">
            <text:p>349</text:p>
          </table:table-cell>
          <table:table-cell table:style-name="ce24" office:value-type="float" office:value="122.34" calcext:value-type="float">
            <text:p>122.3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2" calcext:value-type="float">
            <text:p>12</text:p>
          </table:table-cell>
          <table:table-cell table:style-name="ce26" office:value-type="string" calcext:value-type="string">
            <text:p>N</text:p>
          </table:table-cell>
          <table:table-cell table:style-name="ce26" table:number-columns-repeated="1010"/>
        </table:table-row>
        <table:table-row table:style-name="ro1">
          <table:table-cell table:style-name="ce24" office:value-type="string" calcext:value-type="string">
            <text:p><text:a xlink:href="https://www.iplt20.com/teams/rajasthan-royals/squad/135/ajinkya-rahane" xlink:type="simple">Ajinkya Rahane</text:a>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93" calcext:value-type="float">
            <text:p>393</text:p>
          </table:table-cell>
          <table:table-cell table:style-name="ce24" office:value-type="string" calcext:value-type="string">
            <text:p>105*</text:p>
          </table:table-cell>
          <table:table-cell table:style-name="ce24" office:value-type="float" office:value="32.75" calcext:value-type="float">
            <text:p>32.75</text:p>
          </table:table-cell>
          <table:table-cell table:style-name="ce24" office:value-type="float" office:value="285" calcext:value-type="float">
            <text:p>285</text:p>
          </table:table-cell>
          <table:table-cell table:style-name="ce24" office:value-type="float" office:value="137.89" calcext:value-type="float">
            <text:p>137.8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9" calcext:value-type="float">
            <text:p>9</text:p>
          </table:table-cell>
          <table:table-cell table:style-name="ce26" office:value-type="string" calcext:value-type="string">
            <text:p>N</text:p>
          </table:table-cell>
          <table:table-cell table:style-name="ce26" table:number-columns-repeated="1010"/>
        </table:table-row>
        <table:table-row table:style-name="ro1">
          <table:table-cell table:style-name="ce22" office:value-type="string" calcext:value-type="string">
            <text:p><text:a xlink:href="https://www.iplt20.com/teams/mumbai-indians/squad/2740/hardik-pandya" xlink:type="simple">Hardik Pandya</text:a>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80" calcext:value-type="float">
            <text:p>380</text:p>
          </table:table-cell>
          <table:table-cell table:style-name="ce22" office:value-type="float" office:value="91" calcext:value-type="float">
            <text:p>91</text:p>
          </table:table-cell>
          <table:table-cell table:style-name="ce22" office:value-type="float" office:value="47.5" calcext:value-type="float">
            <text:p>47.5</text:p>
          </table:table-cell>
          <table:table-cell table:style-name="ce22" office:value-type="float" office:value="191" calcext:value-type="float">
            <text:p>191</text:p>
          </table:table-cell>
          <table:table-cell table:style-name="ce22" office:value-type="float" office:value="198.95" calcext:value-type="float">
            <text:p>198.9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9" calcext:value-type="float">
            <text:p>29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1010"/>
        </table:table-row>
        <table:table-row table:style-name="ro1">
          <table:table-cell office:value-type="string" calcext:value-type="string">
            <text:p><text:a xlink:href="https://www.iplt20.com/teams/royal-challengers-bangalore/squad/44/parthiv-patel" xlink:type="simple">Parthiv Patel</text:a>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67" calcext:value-type="float">
            <text:p>67</text:p>
          </table:table-cell>
          <table:table-cell office:value-type="float" office:value="28.69" calcext:value-type="float">
            <text:p>28.69</text:p>
          </table:table-cell>
          <table:table-cell office:value-type="float" office:value="265" calcext:value-type="float">
            <text:p>265</text:p>
          </table:table-cell>
          <table:table-cell office:value-type="float" office:value="140.75" calcext:value-type="float">
            <text:p>140.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22" office:value-type="string" calcext:value-type="string">
            <text:p><text:a xlink:href="https://www.iplt20.com/teams/chennai-super-kings/squad/1/ms-dhoni" xlink:type="simple">MS Dhoni</text:a>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58" calcext:value-type="float">
            <text:p>358</text:p>
          </table:table-cell>
          <table:table-cell table:style-name="ce22" office:value-type="string" calcext:value-type="string">
            <text:p>84*</text:p>
          </table:table-cell>
          <table:table-cell table:style-name="ce22" office:value-type="float" office:value="119.33" calcext:value-type="float">
            <text:p>119.33</text:p>
          </table:table-cell>
          <table:table-cell table:style-name="ce22" office:value-type="float" office:value="251" calcext:value-type="float">
            <text:p>251</text:p>
          </table:table-cell>
          <table:table-cell table:style-name="ce22" office:value-type="float" office:value="142.62" calcext:value-type="float">
            <text:p>142.6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0" calcext:value-type="float">
            <text:p>20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1010"/>
        </table:table-row>
        <table:table-row table:style-name="ro1">
          <table:table-cell table:style-name="ce24" office:value-type="string" calcext:value-type="string">
            <text:p><text:a xlink:href="https://www.iplt20.com/teams/delhi-capitals/squad/2972/rishabh-pant" xlink:type="simple">Rishabh Pant</text:a>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48" calcext:value-type="float">
            <text:p>348</text:p>
          </table:table-cell>
          <table:table-cell table:style-name="ce24" office:value-type="string" calcext:value-type="string">
            <text:p>78*</text:p>
          </table:table-cell>
          <table:table-cell table:style-name="ce24" office:value-type="float" office:value="31.63" calcext:value-type="float">
            <text:p>31.63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161.11" calcext:value-type="float">
            <text:p>161.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" calcext:value-type="float">
            <text:p>16</text:p>
          </table:table-cell>
          <table:table-cell table:style-name="ce26" office:value-type="string" calcext:value-type="string">
            <text:p>N</text:p>
          </table:table-cell>
          <table:table-cell table:style-name="ce26" table:number-columns-repeated="1010"/>
        </table:table-row>
        <table:table-row table:style-name="ro1">
          <table:table-cell table:style-name="ce24" office:value-type="string" calcext:value-type="string">
            <text:p><text:a xlink:href="https://www.iplt20.com/teams/rajasthan-royals/squad/258/sanju-samson" xlink:type="simple">Sanju Samson</text:a>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string" calcext:value-type="string">
            <text:p>102*</text:p>
          </table:table-cell>
          <table:table-cell table:style-name="ce24" office:value-type="float" office:value="34.2" calcext:value-type="float">
            <text:p>34.2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148.69" calcext:value-type="float">
            <text:p>148.6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3" calcext:value-type="float">
            <text:p>13</text:p>
          </table:table-cell>
          <table:table-cell table:style-name="ce26" office:value-type="string" calcext:value-type="string">
            <text:p>N</text:p>
          </table:table-cell>
          <table:table-cell table:style-name="ce26" table:number-columns-repeated="1010"/>
        </table:table-row>
        <table:table-row table:style-name="ro1">
          <table:table-cell table:style-name="ce22" office:value-type="string" calcext:value-type="string">
            <text:p><text:a xlink:href="https://www.iplt20.com/teams/mumbai-indians/squad/107/rohit-sharma" xlink:type="simple">Rohit Sharma</text:a></text:p>
          </table:table-cell>
          <table:table-cell table:number-columns-repeated="2" table:style-name="ce22" office:value-type="float" office:value="12" calcext:value-type="float">
            <text:p>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31" calcext:value-type="float">
            <text:p>331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27.58" calcext:value-type="float">
            <text:p>27.58</text:p>
          </table:table-cell>
          <table:table-cell table:style-name="ce22" office:value-type="float" office:value="251" calcext:value-type="float">
            <text:p>251</text:p>
          </table:table-cell>
          <table:table-cell table:style-name="ce22" office:value-type="float" office:value="131.87" calcext:value-type="float">
            <text:p>131.8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9" calcext:value-type="float">
            <text:p>9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1010"/>
        </table:table-row>
        <table:table-row table:style-name="ro1">
          <table:table-cell office:value-type="string" calcext:value-type="string">
            <text:p><text:a xlink:href="https://www.iplt20.com/teams/kings-xi-punjab/squad/158/mayank-agarwal" xlink:type="simple">Mayank Agarwal</text:a>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58" calcext:value-type="float">
            <text:p>58</text:p>
          </table:table-cell>
          <table:table-cell office:value-type="float" office:value="27.08" calcext:value-type="float">
            <text:p>27.08</text:p>
          </table:table-cell>
          <table:table-cell office:value-type="float" office:value="228" calcext:value-type="float">
            <text:p>228</text:p>
          </table:table-cell>
          <table:table-cell office:value-type="float" office:value="142.54" calcext:value-type="float">
            <text:p>142.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kolkata-knight-riders/squad/2738/nitish-rana" xlink:type="simple">Nitish Rana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85*</text:p>
          </table:table-cell>
          <table:table-cell office:value-type="float" office:value="35.33" calcext:value-type="float">
            <text:p>35.33</text:p>
          </table:table-cell>
          <table:table-cell office:value-type="float" office:value="222" calcext:value-type="float">
            <text:p>222</text:p>
          </table:table-cell>
          <table:table-cell office:value-type="float" office:value="143.24" calcext:value-type="float">
            <text:p>143.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chennai-super-kings/squad/14/suresh-raina" xlink:type="simple">Suresh Raina</text:a>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float" office:value="59" calcext:value-type="float">
            <text:p>59</text:p>
          </table:table-cell>
          <table:table-cell office:value-type="float" office:value="25.5" calcext:value-type="float">
            <text:p>25.5</text:p>
          </table:table-cell>
          <table:table-cell office:value-type="float" office:value="242" calcext:value-type="float">
            <text:p>242</text:p>
          </table:table-cell>
          <table:table-cell office:value-type="float" office:value="126.44" calcext:value-type="float">
            <text:p>126.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sunrisers-hyderabad/squad/123/manish-pandey" xlink:type="simple">Manish Pandey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83*</text:p>
          </table:table-cell>
          <table:table-cell office:value-type="float" office:value="50.83" calcext:value-type="float">
            <text:p>50.83</text:p>
          </table:table-cell>
          <table:table-cell office:value-type="float" office:value="215" calcext:value-type="float">
            <text:p>215</text:p>
          </table:table-cell>
          <table:table-cell office:value-type="float" office:value="141.86" calcext:value-type="float">
            <text:p>141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mumbai-indians/squad/108/suryakumar-yadav" xlink:type="simple">Suryakumar Yadav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59" calcext:value-type="float">
            <text:p>59</text:p>
          </table:table-cell>
          <table:table-cell office:value-type="float" office:value="24.33" calcext:value-type="float">
            <text:p>24.33</text:p>
          </table:table-cell>
          <table:table-cell office:value-type="float" office:value="226" calcext:value-type="float">
            <text:p>226</text:p>
          </table:table-cell>
          <table:table-cell office:value-type="float" office:value="129.2" calcext:value-type="float">
            <text:p>129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kolkata-knight-riders/squad/3761/shubman-gill" xlink:type="simple">Shubman Gill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office:value-type="float" office:value="76" calcext:value-type="float">
            <text:p>76</text:p>
          </table:table-cell>
          <table:table-cell office:value-type="float" office:value="35.87" calcext:value-type="float">
            <text:p>35.87</text:p>
          </table:table-cell>
          <table:table-cell office:value-type="float" office:value="222" calcext:value-type="float">
            <text:p>222</text:p>
          </table:table-cell>
          <table:table-cell office:value-type="float" office:value="129.27" calcext:value-type="float">
            <text:p>129.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delhi-capitals/squad/3764/prithvi-shaw" xlink:type="simple">Prithvi Shaw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21.84" calcext:value-type="float">
            <text:p>21.84</text:p>
          </table:table-cell>
          <table:table-cell office:value-type="float" office:value="212" calcext:value-type="float">
            <text:p>212</text:p>
          </table:table-cell>
          <table:table-cell office:value-type="float" office:value="133.96" calcext:value-type="float">
            <text:p>133.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22" office:value-type="string" calcext:value-type="string">
            <text:p><text:a xlink:href="https://www.iplt20.com/teams/kolkata-knight-riders/squad/102/dinesh-karthik" xlink:type="simple">Dinesh Karthik</text:a>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97*</text:p>
          </table:table-cell>
          <table:table-cell table:style-name="ce22" office:value-type="float" office:value="35.71" calcext:value-type="float">
            <text:p>35.71</text:p>
          </table:table-cell>
          <table:table-cell table:style-name="ce22" office:value-type="float" office:value="164" calcext:value-type="float">
            <text:p>164</text:p>
          </table:table-cell>
          <table:table-cell table:style-name="ce22" office:value-type="float" office:value="152.43" calcext:value-type="float">
            <text:p>152.4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4" calcext:value-type="float">
            <text:p>14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1010"/>
        </table:table-row>
        <table:table-row table:style-name="ro1">
          <table:table-cell office:value-type="string" calcext:value-type="string">
            <text:p><text:a xlink:href="https://www.iplt20.com/teams/kolkata-knight-riders/squad/127/robin-uthappa" xlink:type="simple">Robin Uthappa</text:a>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67*</text:p>
          </table:table-cell>
          <table:table-cell office:value-type="float" office:value="30.25" calcext:value-type="float">
            <text:p>30.25</text:p>
          </table:table-cell>
          <table:table-cell office:value-type="float" office:value="198" calcext:value-type="float">
            <text:p>198</text:p>
          </table:table-cell>
          <table:table-cell office:value-type="float" office:value="122.22" calcext:value-type="float">
            <text:p>122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chennai-super-kings/squad/100/ambati-rayudu" xlink:type="simple">Ambati Rayudu</text:a>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18" calcext:value-type="float">
            <text:p>218</text:p>
          </table:table-cell>
          <table:table-cell office:value-type="float" office:value="57" calcext:value-type="float">
            <text:p>57</text:p>
          </table:table-cell>
          <table:table-cell office:value-type="float" office:value="21.8" calcext:value-type="float">
            <text:p>21.8</text:p>
          </table:table-cell>
          <table:table-cell office:value-type="float" office:value="240" calcext:value-type="float">
            <text:p>240</text:p>
          </table:table-cell>
          <table:table-cell office:value-type="float" office:value="90.83" calcext:value-type="float">
            <text:p>9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22" office:value-type="string" calcext:value-type="string">
            <text:p><text:a xlink:href="https://www.iplt20.com/teams/sunrisers-hyderabad/squad/1083/vijay-shankar" xlink:type="simple">Vijay Shankar</text:a>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92" calcext:value-type="float">
            <text:p>192</text:p>
          </table:table-cell>
          <table:table-cell table:style-name="ce22" office:value-type="string" calcext:value-type="string">
            <text:p>40*</text:p>
          </table:table-cell>
          <table:table-cell table:style-name="ce22" office:value-type="float" office:value="19.2" calcext:value-type="float">
            <text:p>19.2</text:p>
          </table:table-cell>
          <table:table-cell table:style-name="ce22" office:value-type="float" office:value="164" calcext:value-type="float">
            <text:p>164</text:p>
          </table:table-cell>
          <table:table-cell table:style-name="ce22" office:value-type="float" office:value="117.07" calcext:value-type="float">
            <text:p>117.07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7" calcext:value-type="float">
            <text:p>7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1010"/>
        </table:table-row>
        <table:table-row table:style-name="ro1">
          <table:table-cell office:value-type="string" calcext:value-type="string">
            <text:p><text:a xlink:href="https://www.iplt20.com/teams/kings-xi-punjab/squad/1564/sarfaraz-khan" xlink:type="simple">Sarfaraz Khan</text:a>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125.87" calcext:value-type="float">
            <text:p>125.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mumbai-indians/squad/3183/krunal-pandya" xlink:type="simple">Krunal Pandya</text:a>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42" calcext:value-type="float">
            <text:p>42</text:p>
          </table:table-cell>
          <table:table-cell office:value-type="float" office:value="19.55" calcext:value-type="float">
            <text:p>19.55</text:p>
          </table:table-cell>
          <table:table-cell office:value-type="float" office:value="142" calcext:value-type="float">
            <text:p>142</text:p>
          </table:table-cell>
          <table:table-cell office:value-type="float" office:value="123.94" calcext:value-type="float">
            <text:p>123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22" office:value-type="string" calcext:value-type="string">
            <text:p><text:a xlink:href="https://www.iplt20.com/teams/chennai-super-kings/squad/297/kedar-jadhav" xlink:type="simple">Kedar Jadhav</text:a>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62" calcext:value-type="float">
            <text:p>162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20.25" calcext:value-type="float">
            <text:p>20.25</text:p>
          </table:table-cell>
          <table:table-cell table:style-name="ce22" office:value-type="float" office:value="168" calcext:value-type="float">
            <text:p>168</text:p>
          </table:table-cell>
          <table:table-cell table:style-name="ce22" office:value-type="float" office:value="96.42" calcext:value-type="float">
            <text:p>96.4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1010"/>
        </table:table-row>
        <table:table-row table:style-name="ro1">
          <table:table-cell office:value-type="string" calcext:value-type="string">
            <text:p><text:a xlink:href="https://www.iplt20.com/teams/kings-xi-punjab/squad/72/mandeep-singh" xlink:type="simple">Mandeep Singh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33*</text:p>
          </table:table-cell>
          <table:table-cell office:value-type="float" office:value="38.5" calcext:value-type="float">
            <text:p>38.5</text:p>
          </table:table-cell>
          <table:table-cell office:value-type="float" office:value="111" calcext:value-type="float">
            <text:p>111</text:p>
          </table:table-cell>
          <table:table-cell office:value-type="float" office:value="138.73" calcext:value-type="float">
            <text:p>138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rajasthan-royals/squad/3838/rahul-tripathi" xlink:type="simple">Rahul Tripathi</text:a>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float" office:value="23.5" calcext:value-type="float">
            <text:p>23.5</text:p>
          </table:table-cell>
          <table:table-cell office:value-type="float" office:value="118" calcext:value-type="float">
            <text:p>118</text:p>
          </table:table-cell>
          <table:table-cell office:value-type="float" office:value="119.49" calcext:value-type="float">
            <text:p>119.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rajasthan-royals/squad/4445/riyan-parag" xlink:type="simple">Riyan Parag</text:a>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47" calcext:value-type="float">
            <text:p>47</text:p>
          </table:table-cell>
          <table:table-cell office:value-type="float" office:value="32.25" calcext:value-type="float">
            <text:p>32.25</text:p>
          </table:table-cell>
          <table:table-cell office:value-type="float" office:value="107" calcext:value-type="float">
            <text:p>107</text:p>
          </table:table-cell>
          <table:table-cell office:value-type="float" office:value="120.56" calcext:value-type="float">
            <text:p>12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delhi-capitals/squad/1113/axar-patel" xlink:type="simple">Axar Patel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.5</text:p>
          </table:table-cell>
          <table:table-cell office:value-type="float" office:value="78" calcext:value-type="float">
            <text:p>78</text:p>
          </table:table-cell>
          <table:table-cell office:value-type="float" office:value="135.89" calcext:value-type="float">
            <text:p>135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22" office:value-type="string" calcext:value-type="string">
            <text:p><text:a xlink:href="https://www.iplt20.com/teams/chennai-super-kings/squad/9/ravindra-jadeja" xlink:type="simple">Ravindra Jadeja</text:a>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01" calcext:value-type="float">
            <text:p>101</text:p>
          </table:table-cell>
          <table:table-cell table:style-name="ce22" office:value-type="string" calcext:value-type="string">
            <text:p>31*</text:p>
          </table:table-cell>
          <table:table-cell table:style-name="ce22" office:value-type="float" office:value="33.66" calcext:value-type="float">
            <text:p>33.66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121.68" calcext:value-type="float">
            <text:p>121.68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1010"/>
        </table:table-row>
        <table:table-row table:style-name="ro1">
          <table:table-cell office:value-type="string" calcext:value-type="string">
            <text:p><text:a xlink:href="https://www.iplt20.com/teams/mumbai-indians/squad/113/yuvraj-singh" xlink:type="simple">Yuvraj Singh</text:a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24.5" calcext:value-type="float">
            <text:p>24.5</text:p>
          </table:table-cell>
          <table:table-cell office:value-type="float" office:value="75" calcext:value-type="float">
            <text:p>75</text:p>
          </table:table-cell>
          <table:table-cell office:value-type="float" office:value="130.66" calcext:value-type="float">
            <text:p>130.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rajasthan-royals/squad/148/stuart-binny" xlink:type="simple">Stuart Binny</text:a>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3*</text:p>
          </table:table-cell>
          <table:table-cell office:value-type="float" office:value="23.33" calcext:value-type="float">
            <text:p>23.33</text:p>
          </table:table-cell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rajasthan-royals/squad/1748/shreyas-gopal" xlink:type="simple">Shreyas Gopal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9*</text:p>
          </table:table-cell>
          <table:table-cell office:value-type="float" office:value="15.75" calcext:value-type="float">
            <text:p>15.75</text:p>
          </table:table-cell>
          <table:table-cell office:value-type="float" office:value="46" calcext:value-type="float">
            <text:p>46</text:p>
          </table:table-cell>
          <table:table-cell office:value-type="float" office:value="136.95" calcext:value-type="float">
            <text:p>136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royal-challengers-bangalore/squad/3177/akshdeep-nath" xlink:type="simple">Akshdeep Nath</text:a>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12.2" calcext:value-type="float">
            <text:p>12.2</text:p>
          </table:table-cell>
          <table:table-cell office:value-type="float" office:value="57" calcext:value-type="float">
            <text:p>57</text:p>
          </table:table-cell>
          <table:table-cell office:value-type="float" office:value="107.01" calcext:value-type="float">
            <text:p>107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sunrisers-hyderabad/squad/1556/deepak-hooda" xlink:type="simple">Deepak Hooda</text:a>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101.69" calcext:value-type="float">
            <text:p>101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sunrisers-hyderabad/squad/16/wriddhiman-saha" xlink:type="simple">Wriddhiman Saha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19.33" calcext:value-type="float">
            <text:p>19.33</text:p>
          </table:table-cell>
          <table:table-cell office:value-type="float" office:value="33" calcext:value-type="float">
            <text:p>33</text:p>
          </table:table-cell>
          <table:table-cell office:value-type="float" office:value="175.75" calcext:value-type="float">
            <text:p>175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mumbai-indians/squad/2975/ishan-kishan" xlink:type="simple">Ishan Kishan</text:a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2.5" calcext:value-type="float">
            <text:p>12.5</text:p>
          </table:table-cell>
          <table:table-cell office:value-type="float" office:value="43" calcext:value-type="float">
            <text:p>43</text:p>
          </table:table-cell>
          <table:table-cell office:value-type="float" office:value="116.27" calcext:value-type="float">
            <text:p>116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kolkata-knight-riders/squad/76/piyush-chawla" xlink:type="simple">Piyush Chawla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4*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13.51" calcext:value-type="float">
            <text:p>113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kings-xi-punjab/squad/8/ravichandran-ashwin" xlink:type="simple">Ravichandran Ashwin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7*</text:p>
          </table:table-cell>
          <table:table-cell office:value-type="float" office:value="8.4" calcext:value-type="float">
            <text:p>8.4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royal-challengers-bangalore/squad/5431/shivam-dube" xlink:type="simple">Shivam Dube</text:a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3.33" calcext:value-type="float">
            <text:p>13.33</text:p>
          </table:table-cell>
          <table:table-cell office:value-type="float" office:value="33" calcext:value-type="float">
            <text:p>33</text:p>
          </table:table-cell>
          <table:table-cell office:value-type="float" office:value="121.21" calcext:value-type="float">
            <text:p>121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chennai-super-kings/squad/7/murali-vijay" xlink:type="simple">Murali Vijay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108.57" calcext:value-type="float">
            <text:p>108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https://www.iplt20.com/teams/sunrisers-hyderabad/squad/96/yusuf-pathan" xlink:type="simple">Yusuf Pathan</text:a>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6*</text:p>
          </table:table-cell>
          <table:table-cell office:value-type="float" office:value="18.5" calcext:value-type="float">
            <text:p>18.5</text:p>
          </table:table-cell>
          <table:table-cell office:value-type="float" office:value="41" calcext:value-type="float">
            <text:p>41</text:p>
          </table:table-cell>
          <table:table-cell office:value-type="float" office:value="90.24" calcext:value-type="float">
            <text:p>90.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</table:table>
      <table:table table:name="Sheet5" table:style-name="ta1">
        <office:forms form:automatic-focus="false" form:apply-design-mode="false"/>
        <table:table-column table:style-name="co3" table:default-cell-style-name="Default"/>
        <table:table-column table:style-name="co3" table:number-columns-repeated="13" table:default-cell-style-name="ce23"/>
        <table:table-column table:style-name="co3" table:default-cell-style-name="Default"/>
        <table:table-row table:style-name="ro1">
          <table:table-cell table:style-name="ce21" office:value-type="string" calcext:value-type="string">
            <text:p>Nation</text:p>
          </table:table-cell>
          <table:table-cell table:style-name="ce21" office:value-type="string" calcext:value-type="string">
            <text:p>PLAYER</text:p>
          </table:table-cell>
          <table:table-cell table:style-name="ce21" office:value-type="string" calcext:value-type="string">
            <text:p>Mat</text:p>
          </table:table-cell>
          <table:table-cell table:style-name="ce21" office:value-type="string" calcext:value-type="string">
            <text:p>Inns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Runs</text:p>
          </table:table-cell>
          <table:table-cell table:style-name="ce21" office:value-type="string" calcext:value-type="string">
            <text:p>HS</text:p>
          </table:table-cell>
          <table:table-cell table:style-name="ce21" office:value-type="string" calcext:value-type="string">
            <text:p>Avg</text:p>
          </table:table-cell>
          <table:table-cell table:style-name="ce21" office:value-type="string" calcext:value-type="string">
            <text:p>BF</text:p>
          </table:table-cell>
          <table:table-cell table:style-name="ce21" office:value-type="string" calcext:value-type="string">
            <text:p>SR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4s</text:p>
          </table:table-cell>
          <table:table-cell table:style-name="ce21" office:value-type="string" calcext:value-type="string">
            <text:p>6s</text:p>
          </table:table-cell>
          <table:table-cell office:value-type="string" calcext:value-type="string">
            <text:p>WorldCup</text:p>
          </table:table-cell>
        </table:table-row>
        <table:table-row table:style-name="ro1">
          <table:table-cell table:style-name="ce23" office:value-type="string" calcext:value-type="string">
            <text:p>WI</text:p>
          </table:table-cell>
          <table:table-cell office:value-type="string" calcext:value-type="string">
            <text:p><text:a xlink:href="https://www.iplt20.com/teams/mumbai-indians/squad/3098/alzarri-joseph" xlink:type="simple">Alzarri Joseph</text:a>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*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115.38" calcext:value-type="float">
            <text:p>115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2" office:value-type="string" calcext:value-type="string">
            <text:p>NZ</text:p>
          </table:table-cell>
          <table:table-cell table:style-name="ce22" office:value-type="string" calcext:value-type="string">
            <text:p><text:a xlink:href="https://www.iplt20.com/teams/royal-challengers-bangalore/squad/307/tim-southee" xlink:type="simple">Tim Southee</text:a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9*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table:style-name="ce22" office:value-type="string" calcext:value-type="string">
            <text:p><text:a xlink:href="https://www.iplt20.com/teams/chennai-super-kings/squad/1/ms-dhoni" xlink:type="simple">MS Dhoni</text:a>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58" calcext:value-type="float">
            <text:p>358</text:p>
          </table:table-cell>
          <table:table-cell table:style-name="ce22" office:value-type="string" calcext:value-type="string">
            <text:p>84*</text:p>
          </table:table-cell>
          <table:table-cell table:style-name="ce22" office:value-type="float" office:value="119.33" calcext:value-type="float">
            <text:p>119.33</text:p>
          </table:table-cell>
          <table:table-cell table:style-name="ce22" office:value-type="float" office:value="251" calcext:value-type="float">
            <text:p>251</text:p>
          </table:table-cell>
          <table:table-cell table:style-name="ce22" office:value-type="float" office:value="142.62" calcext:value-type="float">
            <text:p>142.6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0" calcext:value-type="float">
            <text:p>2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2" office:value-type="string" calcext:value-type="string">
            <text:p>Aus</text:p>
          </table:table-cell>
          <table:table-cell table:style-name="ce22" office:value-type="string" calcext:value-type="string">
            <text:p><text:a xlink:href="https://www.iplt20.com/teams/sunrisers-hyderabad/squad/170/david-warner" xlink:type="simple">DavidWarner</text:a></text:p>
          </table:table-cell>
          <table:table-cell table:number-columns-repeated="2" table:style-name="ce22" office:value-type="float" office:value="12" calcext:value-type="float">
            <text:p>1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692" calcext:value-type="float">
            <text:p>692</text:p>
          </table:table-cell>
          <table:table-cell table:style-name="ce22" office:value-type="string" calcext:value-type="string">
            <text:p>100*</text:p>
          </table:table-cell>
          <table:table-cell table:style-name="ce22" office:value-type="float" office:value="69.2" calcext:value-type="float">
            <text:p>69.2</text:p>
          </table:table-cell>
          <table:table-cell table:style-name="ce22" office:value-type="float" office:value="481" calcext:value-type="float">
            <text:p>481</text:p>
          </table:table-cell>
          <table:table-cell table:style-name="ce22" office:value-type="float" office:value="143.86" calcext:value-type="float">
            <text:p>143.8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21" calcext:value-type="float">
            <text:p>21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2" office:value-type="string" calcext:value-type="string">
            <text:p>WI</text:p>
          </table:table-cell>
          <table:table-cell table:style-name="ce22" office:value-type="string" calcext:value-type="string">
            <text:p><text:a xlink:href="https://www.iplt20.com/teams/kolkata-knight-riders/squad/177/andre-russell" xlink:type="simple">Andre Russell</text:a>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10" calcext:value-type="float">
            <text:p>510</text:p>
          </table:table-cell>
          <table:table-cell table:style-name="ce22" office:value-type="string" calcext:value-type="string">
            <text:p>80*</text:p>
          </table:table-cell>
          <table:table-cell table:style-name="ce22" office:value-type="float" office:value="63.75" calcext:value-type="float">
            <text:p>63.75</text:p>
          </table:table-cell>
          <table:table-cell table:style-name="ce22" office:value-type="float" office:value="248" calcext:value-type="float">
            <text:p>248</text:p>
          </table:table-cell>
          <table:table-cell table:style-name="ce22" office:value-type="float" office:value="205.64" calcext:value-type="float">
            <text:p>205.6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52" calcext:value-type="float">
            <text:p>52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2" office:value-type="string" calcext:value-type="string">
            <text:p>Eng</text:p>
          </table:table-cell>
          <table:table-cell table:style-name="ce22" office:value-type="string" calcext:value-type="string">
            <text:p><text:a xlink:href="https://www.iplt20.com/teams/sunrisers-hyderabad/squad/506/jonny-bairstow" xlink:type="simple">Jonny Bairstow</text:a>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45" calcext:value-type="float">
            <text:p>445</text:p>
          </table:table-cell>
          <table:table-cell table:style-name="ce22" office:value-type="float" office:value="114" calcext:value-type="float">
            <text:p>114</text:p>
          </table:table-cell>
          <table:table-cell table:style-name="ce22" office:value-type="float" office:value="55.62" calcext:value-type="float">
            <text:p>55.62</text:p>
          </table:table-cell>
          <table:table-cell table:style-name="ce22" office:value-type="float" office:value="283" calcext:value-type="float">
            <text:p>283</text:p>
          </table:table-cell>
          <table:table-cell table:style-name="ce22" office:value-type="float" office:value="157.24" calcext:value-type="float">
            <text:p>157.2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8" calcext:value-type="float">
            <text:p>18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2" office:value-type="string" calcext:value-type="string">
            <text:p>Aus</text:p>
          </table:table-cell>
          <table:table-cell table:style-name="ce22" office:value-type="string" calcext:value-type="string">
            <text:p><text:a xlink:href="https://www.iplt20.com/teams/royal-challengers-bangalore/squad/964/marcus-stoinis" xlink:type="simple">Marcus Stoinis</text:a>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11" calcext:value-type="float">
            <text:p>211</text:p>
          </table:table-cell>
          <table:table-cell table:style-name="ce22" office:value-type="string" calcext:value-type="string">
            <text:p>46*</text:p>
          </table:table-cell>
          <table:table-cell table:style-name="ce22" office:value-type="float" office:value="52.75" calcext:value-type="float">
            <text:p>52.7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35.25" calcext:value-type="float">
            <text:p>135.2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0" calcext:value-type="float">
            <text:p>1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table:style-name="ce22" office:value-type="string" calcext:value-type="string">
            <text:p><text:a xlink:href="https://www.iplt20.com/teams/kings-xi-punjab/squad/1125/kl-rahul" xlink:type="simple">KLRahul</text:a></text:p>
          </table:table-cell>
          <table:table-cell table:number-columns-repeated="2" table:style-name="ce22" office:value-type="float" office:value="13" calcext:value-type="float">
            <text:p>1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22" calcext:value-type="float">
            <text:p>522</text:p>
          </table:table-cell>
          <table:table-cell table:style-name="ce22" office:value-type="string" calcext:value-type="string">
            <text:p>100*</text:p>
          </table:table-cell>
          <table:table-cell table:style-name="ce22" office:value-type="float" office:value="52.2" calcext:value-type="float">
            <text:p>52.2</text:p>
          </table:table-cell>
          <table:table-cell table:style-name="ce22" office:value-type="float" office:value="402" calcext:value-type="float">
            <text:p>402</text:p>
          </table:table-cell>
          <table:table-cell table:style-name="ce22" office:value-type="float" office:value="129.85" calcext:value-type="float">
            <text:p>129.8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20" calcext:value-type="float">
            <text:p>2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sunrisers-hyderabad/squad/123/manish-pandey" xlink:type="simple">Manish Pandey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83*</text:p>
          </table:table-cell>
          <table:table-cell office:value-type="float" office:value="50.83" calcext:value-type="float">
            <text:p>50.83</text:p>
          </table:table-cell>
          <table:table-cell office:value-type="float" office:value="215" calcext:value-type="float">
            <text:p>215</text:p>
          </table:table-cell>
          <table:table-cell office:value-type="float" office:value="141.86" calcext:value-type="float">
            <text:p>141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3" office:value-type="string" calcext:value-type="string">
            <text:p>SA</text:p>
          </table:table-cell>
          <table:table-cell office:value-type="string" calcext:value-type="string">
            <text:p><text:a xlink:href="https://www.iplt20.com/teams/royal-challengers-bangalore/squad/233/ab-de-villiers" xlink:type="simple">AB de Villiers</text:a>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82*</text:p>
          </table:table-cell>
          <table:table-cell office:value-type="float" office:value="49" calcext:value-type="float">
            <text:p>49</text:p>
          </table:table-cell>
          <table:table-cell office:value-type="float" office:value="285" calcext:value-type="float">
            <text:p>285</text:p>
          </table:table-cell>
          <table:table-cell office:value-type="float" office:value="154.73" calcext:value-type="float">
            <text:p>154.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table:style-name="ce22" office:value-type="string" calcext:value-type="string">
            <text:p><text:a xlink:href="https://www.iplt20.com/teams/mumbai-indians/squad/2740/hardik-pandya" xlink:type="simple">Hardik Pandya</text:a>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80" calcext:value-type="float">
            <text:p>380</text:p>
          </table:table-cell>
          <table:table-cell table:style-name="ce22" office:value-type="float" office:value="91" calcext:value-type="float">
            <text:p>91</text:p>
          </table:table-cell>
          <table:table-cell table:style-name="ce22" office:value-type="float" office:value="47.5" calcext:value-type="float">
            <text:p>47.5</text:p>
          </table:table-cell>
          <table:table-cell table:style-name="ce22" office:value-type="float" office:value="191" calcext:value-type="float">
            <text:p>191</text:p>
          </table:table-cell>
          <table:table-cell table:style-name="ce22" office:value-type="float" office:value="198.95" calcext:value-type="float">
            <text:p>198.9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9" calcext:value-type="float">
            <text:p>29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kings-xi-punjab/squad/1564/sarfaraz-khan" xlink:type="simple">Sarfaraz Khan</text:a>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125.87" calcext:value-type="float">
            <text:p>125.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2" office:value-type="string" calcext:value-type="string">
            <text:p>WI</text:p>
          </table:table-cell>
          <table:table-cell table:style-name="ce22" office:value-type="string" calcext:value-type="string">
            <text:p><text:a xlink:href="https://www.iplt20.com/teams/kings-xi-punjab/squad/236/chris-gayle" xlink:type="simple">Chris Gayle</text:a></text:p>
          </table:table-cell>
          <table:table-cell table:number-columns-repeated="2" table:style-name="ce22" office:value-type="float" office:value="12" calcext:value-type="float">
            <text:p>1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62" calcext:value-type="float">
            <text:p>462</text:p>
          </table:table-cell>
          <table:table-cell table:style-name="ce22" office:value-type="string" calcext:value-type="string">
            <text:p>99*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291" calcext:value-type="float">
            <text:p>291</text:p>
          </table:table-cell>
          <table:table-cell table:style-name="ce22" office:value-type="float" office:value="158.76" calcext:value-type="float">
            <text:p>158.7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32" calcext:value-type="float">
            <text:p>32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2" office:value-type="string" calcext:value-type="string">
            <text:p>Aus</text:p>
          </table:table-cell>
          <table:table-cell table:style-name="ce22" office:value-type="string" calcext:value-type="string">
            <text:p><text:a xlink:href="https://www.iplt20.com/teams/rajasthan-royals/squad/271/steve-smith" xlink:type="simple">Steve Smith</text:a>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19" calcext:value-type="float">
            <text:p>319</text:p>
          </table:table-cell>
          <table:table-cell table:style-name="ce22" office:value-type="string" calcext:value-type="string">
            <text:p>73*</text:p>
          </table:table-cell>
          <table:table-cell table:style-name="ce22" office:value-type="float" office:value="39.87" calcext:value-type="float">
            <text:p>39.87</text:p>
          </table:table-cell>
          <table:table-cell table:style-name="ce22" office:value-type="float" office:value="275" calcext:value-type="float">
            <text:p>275</text:p>
          </table:table-cell>
          <table:table-cell table:style-name="ce22" office:value-type="float" office:value="116" calcext:value-type="float">
            <text:p>11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table:style-name="ce22" office:value-type="string" calcext:value-type="string">
            <text:p><text:a xlink:href="https://www.iplt20.com/teams/delhi-capitals/squad/41/shikhar-dhawan" xlink:type="simple">Shikhar Dhawan</text:a>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70" calcext:value-type="float">
            <text:p>470</text:p>
          </table:table-cell>
          <table:table-cell table:style-name="ce22" office:value-type="string" calcext:value-type="string">
            <text:p>97*</text:p>
          </table:table-cell>
          <table:table-cell table:style-name="ce22" office:value-type="float" office:value="39.16" calcext:value-type="float">
            <text:p>39.16</text:p>
          </table:table-cell>
          <table:table-cell table:style-name="ce22" office:value-type="float" office:value="342" calcext:value-type="float">
            <text:p>342</text:p>
          </table:table-cell>
          <table:table-cell table:style-name="ce22" office:value-type="float" office:value="137.42" calcext:value-type="float">
            <text:p>137.4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11" calcext:value-type="float">
            <text:p>11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2" office:value-type="string" calcext:value-type="string">
            <text:p>Eng</text:p>
          </table:table-cell>
          <table:table-cell table:style-name="ce22" office:value-type="string" calcext:value-type="string">
            <text:p><text:a xlink:href="https://www.iplt20.com/teams/rajasthan-royals/squad/509/jos-buttler" xlink:type="simple">Jos Buttler</text:a></text:p>
          </table:table-cell>
          <table:table-cell table:number-columns-repeated="2" table:style-name="ce2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1" calcext:value-type="float">
            <text:p>311</text:p>
          </table:table-cell>
          <table:table-cell table:style-name="ce22" office:value-type="float" office:value="89" calcext:value-type="float">
            <text:p>89</text:p>
          </table:table-cell>
          <table:table-cell table:style-name="ce22" office:value-type="float" office:value="38.87" calcext:value-type="float">
            <text:p>38.87</text:p>
          </table:table-cell>
          <table:table-cell table:style-name="ce22" office:value-type="float" office:value="205" calcext:value-type="float">
            <text:p>205</text:p>
          </table:table-cell>
          <table:table-cell table:style-name="ce22" office:value-type="float" office:value="151.7" calcext:value-type="float">
            <text:p>151.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14" calcext:value-type="float">
            <text:p>14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2" office:value-type="string" calcext:value-type="string">
            <text:p>SA</text:p>
          </table:table-cell>
          <table:table-cell table:style-name="ce22" office:value-type="string" calcext:value-type="string">
            <text:p><text:a xlink:href="https://www.iplt20.com/teams/mumbai-indians/squad/834/quinton-de-kock" xlink:type="simple">Quinton de Kock</text:a></text:p>
          </table:table-cell>
          <table:table-cell table:number-columns-repeated="2" table:style-name="ce22" office:value-type="float" office:value="13" calcext:value-type="float">
            <text:p>1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62" calcext:value-type="float">
            <text:p>462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38.5" calcext:value-type="float">
            <text:p>38.5</text:p>
          </table:table-cell>
          <table:table-cell table:style-name="ce22" office:value-type="float" office:value="346" calcext:value-type="float">
            <text:p>346</text:p>
          </table:table-cell>
          <table:table-cell table:style-name="ce22" office:value-type="float" office:value="133.52" calcext:value-type="float">
            <text:p>133.5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18" calcext:value-type="float">
            <text:p>18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kings-xi-punjab/squad/72/mandeep-singh" xlink:type="simple">Mandeep Singh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33*</text:p>
          </table:table-cell>
          <table:table-cell office:value-type="float" office:value="38.5" calcext:value-type="float">
            <text:p>38.5</text:p>
          </table:table-cell>
          <table:table-cell office:value-type="float" office:value="111" calcext:value-type="float">
            <text:p>111</text:p>
          </table:table-cell>
          <table:table-cell office:value-type="float" office:value="138.73" calcext:value-type="float">
            <text:p>138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chennai-super-kings/squad/7/murali-vijay" xlink:type="simple">Murali Vijay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108.57" calcext:value-type="float">
            <text:p>108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6" office:value-type="string" calcext:value-type="string">
            <text:p>Ind</text:p>
          </table:table-cell>
          <table:table-cell table:style-name="ce24" office:value-type="string" calcext:value-type="string">
            <text:p><text:a xlink:href="https://www.iplt20.com/teams/kolkata-knight-riders/squad/3761/shubman-gill" xlink:type="simple">Shubman Gill</text:a>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35.87" calcext:value-type="float">
            <text:p>35.87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129.27" calcext:value-type="float">
            <text:p>129.2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" calcext:value-type="float">
            <text:p>10</text:p>
          </table:table-cell>
          <table:table-cell table:style-name="ce26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table:style-name="ce22" office:value-type="string" calcext:value-type="string">
            <text:p><text:a xlink:href="https://www.iplt20.com/teams/kolkata-knight-riders/squad/102/dinesh-karthik" xlink:type="simple">Dinesh Karthik</text:a>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97*</text:p>
          </table:table-cell>
          <table:table-cell table:style-name="ce22" office:value-type="float" office:value="35.71" calcext:value-type="float">
            <text:p>35.71</text:p>
          </table:table-cell>
          <table:table-cell table:style-name="ce22" office:value-type="float" office:value="164" calcext:value-type="float">
            <text:p>164</text:p>
          </table:table-cell>
          <table:table-cell table:style-name="ce22" office:value-type="float" office:value="152.43" calcext:value-type="float">
            <text:p>152.4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4" calcext:value-type="float">
            <text:p>14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table:style-name="ce24" office:value-type="string" calcext:value-type="string">
            <text:p><text:a xlink:href="https://www.iplt20.com/teams/delhi-capitals/squad/1563/shreyas-iyer" xlink:type="simple">Shreyas Iyer</text:a>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27" calcext:value-type="float">
            <text:p>427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35.58" calcext:value-type="float">
            <text:p>35.58</text:p>
          </table:table-cell>
          <table:table-cell table:style-name="ce24" office:value-type="float" office:value="349" calcext:value-type="float">
            <text:p>349</text:p>
          </table:table-cell>
          <table:table-cell table:style-name="ce24" office:value-type="float" office:value="122.34" calcext:value-type="float">
            <text:p>122.3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2" calcext:value-type="float">
            <text:p>12</text:p>
          </table:table-cell>
          <table:table-cell table:style-name="ce26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kolkata-knight-riders/squad/2738/nitish-rana" xlink:type="simple">Nitish Rana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85*</text:p>
          </table:table-cell>
          <table:table-cell office:value-type="float" office:value="35.33" calcext:value-type="float">
            <text:p>35.33</text:p>
          </table:table-cell>
          <table:table-cell office:value-type="float" office:value="222" calcext:value-type="float">
            <text:p>222</text:p>
          </table:table-cell>
          <table:table-cell office:value-type="float" office:value="143.24" calcext:value-type="float">
            <text:p>143.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table:style-name="ce22" office:value-type="string" calcext:value-type="string">
            <text:p><text:a xlink:href="https://www.iplt20.com/teams/royal-challengers-bangalore/squad/164/virat-kohli" xlink:type="simple">Virat Kohli</text:a></text:p>
          </table:table-cell>
          <table:table-cell table:number-columns-repeated="2" table:style-name="ce22" office:value-type="float" office:value="13" calcext:value-type="float">
            <text:p>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48" calcext:value-type="float">
            <text:p>448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34.46" calcext:value-type="float">
            <text:p>34.46</text:p>
          </table:table-cell>
          <table:table-cell table:style-name="ce22" office:value-type="float" office:value="321" calcext:value-type="float">
            <text:p>321</text:p>
          </table:table-cell>
          <table:table-cell table:style-name="ce22" office:value-type="float" office:value="139.56" calcext:value-type="float">
            <text:p>139.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12" calcext:value-type="float">
            <text:p>12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table:style-name="ce24" office:value-type="string" calcext:value-type="string">
            <text:p><text:a xlink:href="https://www.iplt20.com/teams/rajasthan-royals/squad/258/sanju-samson" xlink:type="simple">Sanju Samson</text:a>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string" calcext:value-type="string">
            <text:p>102*</text:p>
          </table:table-cell>
          <table:table-cell table:style-name="ce24" office:value-type="float" office:value="34.2" calcext:value-type="float">
            <text:p>34.2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148.69" calcext:value-type="float">
            <text:p>148.6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3" calcext:value-type="float">
            <text:p>13</text:p>
          </table:table-cell>
          <table:table-cell table:style-name="ce26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table:style-name="ce22" office:value-type="string" calcext:value-type="string">
            <text:p><text:a xlink:href="https://www.iplt20.com/teams/chennai-super-kings/squad/9/ravindra-jadeja" xlink:type="simple">Ravindra Jadeja</text:a>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01" calcext:value-type="float">
            <text:p>101</text:p>
          </table:table-cell>
          <table:table-cell table:style-name="ce22" office:value-type="string" calcext:value-type="string">
            <text:p>31*</text:p>
          </table:table-cell>
          <table:table-cell table:style-name="ce22" office:value-type="float" office:value="33.66" calcext:value-type="float">
            <text:p>33.66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121.68" calcext:value-type="float">
            <text:p>121.68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2" office:value-type="string" calcext:value-type="string">
            <text:p>Eng</text:p>
          </table:table-cell>
          <table:table-cell table:style-name="ce22" office:value-type="string" calcext:value-type="string">
            <text:p><text:a xlink:href="https://www.iplt20.com/teams/rajasthan-royals/squad/3502/jofra-archer" xlink:type="simple">Jofra Archer</text:a>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string" calcext:value-type="string">
            <text:p>27*</text:p>
          </table:table-cell>
          <table:table-cell table:style-name="ce22" office:value-type="float" office:value="33.5" calcext:value-type="float">
            <text:p>33.5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167.5" calcext:value-type="float">
            <text:p>167.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table:style-name="ce24" office:value-type="string" calcext:value-type="string">
            <text:p><text:a xlink:href="https://www.iplt20.com/teams/rajasthan-royals/squad/135/ajinkya-rahane" xlink:type="simple">Ajinkya Rahane</text:a>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93" calcext:value-type="float">
            <text:p>393</text:p>
          </table:table-cell>
          <table:table-cell table:style-name="ce24" office:value-type="string" calcext:value-type="string">
            <text:p>105*</text:p>
          </table:table-cell>
          <table:table-cell table:style-name="ce24" office:value-type="float" office:value="32.75" calcext:value-type="float">
            <text:p>32.75</text:p>
          </table:table-cell>
          <table:table-cell table:style-name="ce24" office:value-type="float" office:value="285" calcext:value-type="float">
            <text:p>285</text:p>
          </table:table-cell>
          <table:table-cell table:style-name="ce24" office:value-type="float" office:value="137.89" calcext:value-type="float">
            <text:p>137.8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9" calcext:value-type="float">
            <text:p>9</text:p>
          </table:table-cell>
          <table:table-cell table:style-name="ce26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rajasthan-royals/squad/4445/riyan-parag" xlink:type="simple">Riyan Parag</text:a>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47" calcext:value-type="float">
            <text:p>47</text:p>
          </table:table-cell>
          <table:table-cell office:value-type="float" office:value="32.25" calcext:value-type="float">
            <text:p>32.25</text:p>
          </table:table-cell>
          <table:table-cell office:value-type="float" office:value="107" calcext:value-type="float">
            <text:p>107</text:p>
          </table:table-cell>
          <table:table-cell office:value-type="float" office:value="120.56" calcext:value-type="float">
            <text:p>12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2" office:value-type="string" calcext:value-type="string">
            <text:p>NZ</text:p>
          </table:table-cell>
          <table:table-cell table:style-name="ce22" office:value-type="string" calcext:value-type="string">
            <text:p><text:a xlink:href="https://www.iplt20.com/teams/chennai-super-kings/squad/1903/mitchell-santner" xlink:type="simple">Mitchell Santner</text:a>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139.13" calcext:value-type="float">
            <text:p>139.13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table:style-name="ce24" office:value-type="string" calcext:value-type="string">
            <text:p><text:a xlink:href="https://www.iplt20.com/teams/delhi-capitals/squad/2972/rishabh-pant" xlink:type="simple">Rishabh Pant</text:a>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48" calcext:value-type="float">
            <text:p>348</text:p>
          </table:table-cell>
          <table:table-cell table:style-name="ce24" office:value-type="string" calcext:value-type="string">
            <text:p>78*</text:p>
          </table:table-cell>
          <table:table-cell table:style-name="ce24" office:value-type="float" office:value="31.63" calcext:value-type="float">
            <text:p>31.63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161.11" calcext:value-type="float">
            <text:p>161.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" calcext:value-type="float">
            <text:p>16</text:p>
          </table:table-cell>
          <table:table-cell table:style-name="ce26" office:value-type="string" calcext:value-type="string">
            <text:p>N</text:p>
          </table:table-cell>
        </table:table-row>
        <table:table-row table:style-name="ro1">
          <table:table-cell table:style-name="ce22" office:value-type="string" calcext:value-type="string">
            <text:p>SA</text:p>
          </table:table-cell>
          <table:table-cell table:style-name="ce22" office:value-type="string" calcext:value-type="string">
            <text:p><text:a xlink:href="https://www.iplt20.com/teams/chennai-super-kings/squad/24/faf-du-plessis" xlink:type="simple">Faf du Plessis</text:a></text:p>
          </table:table-cell>
          <table:table-cell table:number-columns-repeated="2" table:style-name="ce22" office:value-type="float" office:value="8" calcext:value-type="float">
            <text:p>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18" calcext:value-type="float">
            <text:p>218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31.14" calcext:value-type="float">
            <text:p>31.14</text:p>
          </table:table-cell>
          <table:table-cell table:style-name="ce22" office:value-type="float" office:value="203" calcext:value-type="float">
            <text:p>203</text:p>
          </table:table-cell>
          <table:table-cell table:style-name="ce22" office:value-type="float" office:value="107.38" calcext:value-type="float">
            <text:p>107.3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9" calcext:value-type="float">
            <text:p>9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4" office:value-type="string" calcext:value-type="string">
            <text:p>Aus</text:p>
          </table:table-cell>
          <table:table-cell table:style-name="ce24" office:value-type="string" calcext:value-type="string">
            <text:p><text:a xlink:href="https://www.iplt20.com/teams/kolkata-knight-riders/squad/179/chris-lynn" xlink:type="simple">Chris Lynn</text:a>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64" calcext:value-type="float">
            <text:p>364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30.33" calcext:value-type="float">
            <text:p>30.33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139.46" calcext:value-type="float">
            <text:p>139.4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8" calcext:value-type="float">
            <text:p>18</text:p>
          </table:table-cell>
          <table:table-cell table:style-name="ce26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kolkata-knight-riders/squad/127/robin-uthappa" xlink:type="simple">Robin Uthappa</text:a>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67*</text:p>
          </table:table-cell>
          <table:table-cell office:value-type="float" office:value="30.25" calcext:value-type="float">
            <text:p>30.25</text:p>
          </table:table-cell>
          <table:table-cell office:value-type="float" office:value="198" calcext:value-type="float">
            <text:p>198</text:p>
          </table:table-cell>
          <table:table-cell office:value-type="float" office:value="122.22" calcext:value-type="float">
            <text:p>122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4" office:value-type="string" calcext:value-type="string">
            <text:p>WI</text:p>
          </table:table-cell>
          <table:table-cell table:style-name="ce24" office:value-type="string" calcext:value-type="string">
            <text:p><text:a xlink:href="https://www.iplt20.com/teams/mumbai-indians/squad/210/kieron-pollard" xlink:type="simple">Kieron Pollard</text:a>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155.84" calcext:value-type="float">
            <text:p>155.8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9" calcext:value-type="float">
            <text:p>19</text:p>
          </table:table-cell>
          <table:table-cell table:style-name="ce26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royal-challengers-bangalore/squad/44/parthiv-patel" xlink:type="simple">Parthiv Patel</text:a>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67" calcext:value-type="float">
            <text:p>67</text:p>
          </table:table-cell>
          <table:table-cell office:value-type="float" office:value="28.69" calcext:value-type="float">
            <text:p>28.69</text:p>
          </table:table-cell>
          <table:table-cell office:value-type="float" office:value="265" calcext:value-type="float">
            <text:p>265</text:p>
          </table:table-cell>
          <table:table-cell office:value-type="float" office:value="140.75" calcext:value-type="float">
            <text:p>140.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3" office:value-type="string" calcext:value-type="string">
            <text:p>Eng</text:p>
          </table:table-cell>
          <table:table-cell office:value-type="string" calcext:value-type="string">
            <text:p><text:a xlink:href="https://www.iplt20.com/teams/rajasthan-royals/squad/3644/liam-livingstone" xlink:type="simple">Liam Livingstone</text:a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28.5" calcext:value-type="float">
            <text:p>28.5</text:p>
          </table:table-cell>
          <table:table-cell office:value-type="float" office:value="35" calcext:value-type="float">
            <text:p>35</text:p>
          </table:table-cell>
          <table:table-cell office:value-type="float" office:value="162.85" calcext:value-type="float">
            <text:p>162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table:style-name="ce22" office:value-type="string" calcext:value-type="string">
            <text:p><text:a xlink:href="https://www.iplt20.com/teams/mumbai-indians/squad/107/rohit-sharma" xlink:type="simple">Rohit Sharma</text:a></text:p>
          </table:table-cell>
          <table:table-cell table:number-columns-repeated="2" table:style-name="ce22" office:value-type="float" office:value="12" calcext:value-type="float">
            <text:p>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31" calcext:value-type="float">
            <text:p>331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27.58" calcext:value-type="float">
            <text:p>27.58</text:p>
          </table:table-cell>
          <table:table-cell table:style-name="ce22" office:value-type="float" office:value="251" calcext:value-type="float">
            <text:p>251</text:p>
          </table:table-cell>
          <table:table-cell table:style-name="ce22" office:value-type="float" office:value="131.87" calcext:value-type="float">
            <text:p>131.8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9" calcext:value-type="float">
            <text:p>9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2" office:value-type="string" calcext:value-type="string">
            <text:p>Eng</text:p>
          </table:table-cell>
          <table:table-cell table:style-name="ce22" office:value-type="string" calcext:value-type="string">
            <text:p><text:a xlink:href="https://www.iplt20.com/teams/royal-challengers-bangalore/squad/1735/moeen-ali" xlink:type="simple">Moeen Ali</text:a>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220" calcext:value-type="float">
            <text:p>220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float" office:value="27.5" calcext:value-type="float">
            <text:p>27.5</text:p>
          </table:table-cell>
          <table:table-cell table:style-name="ce22" office:value-type="float" office:value="133" calcext:value-type="float">
            <text:p>133</text:p>
          </table:table-cell>
          <table:table-cell table:style-name="ce22" office:value-type="float" office:value="165.41" calcext:value-type="float">
            <text:p>165.4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kings-xi-punjab/squad/158/mayank-agarwal" xlink:type="simple">Mayank Agarwal</text:a>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58" calcext:value-type="float">
            <text:p>58</text:p>
          </table:table-cell>
          <table:table-cell office:value-type="float" office:value="27.08" calcext:value-type="float">
            <text:p>27.08</text:p>
          </table:table-cell>
          <table:table-cell office:value-type="float" office:value="228" calcext:value-type="float">
            <text:p>228</text:p>
          </table:table-cell>
          <table:table-cell office:value-type="float" office:value="142.54" calcext:value-type="float">
            <text:p>142.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2" office:value-type="string" calcext:value-type="string">
            <text:p>SA</text:p>
          </table:table-cell>
          <table:table-cell table:style-name="ce22" office:value-type="string" calcext:value-type="string">
            <text:p><text:a xlink:href="https://www.iplt20.com/teams/kings-xi-punjab/squad/187/david-miller" xlink:type="simple">David Miller</text:a>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213" calcext:value-type="float">
            <text:p>213</text:p>
          </table:table-cell>
          <table:table-cell table:style-name="ce22" office:value-type="string" calcext:value-type="string">
            <text:p>59*</text:p>
          </table:table-cell>
          <table:table-cell table:style-name="ce22" office:value-type="float" office:value="26.62" calcext:value-type="float">
            <text:p>26.62</text:p>
          </table:table-cell>
          <table:table-cell table:style-name="ce22" office:value-type="float" office:value="164" calcext:value-type="float">
            <text:p>164</text:p>
          </table:table-cell>
          <table:table-cell table:style-name="ce22" office:value-type="float" office:value="129.87" calcext:value-type="float">
            <text:p>129.8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7" calcext:value-type="float">
            <text:p>7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delhi-capitals/squad/1113/axar-patel" xlink:type="simple">Axar Patel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.5</text:p>
          </table:table-cell>
          <table:table-cell office:value-type="float" office:value="78" calcext:value-type="float">
            <text:p>78</text:p>
          </table:table-cell>
          <table:table-cell office:value-type="float" office:value="135.89" calcext:value-type="float">
            <text:p>135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2" office:value-type="string" calcext:value-type="string">
            <text:p>WI</text:p>
          </table:table-cell>
          <table:table-cell table:style-name="ce22" office:value-type="string" calcext:value-type="string">
            <text:p><text:a xlink:href="https://www.iplt20.com/teams/kings-xi-punjab/squad/1703/nicholas-pooran" xlink:type="simple">Nicholas Pooran</text:a>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2" calcext:value-type="float">
            <text:p>13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26.4" calcext:value-type="float">
            <text:p>26.4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155.29" calcext:value-type="float">
            <text:p>155.29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1" calcext:value-type="float">
            <text:p>11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chennai-super-kings/squad/14/suresh-raina" xlink:type="simple">Suresh Raina</text:a>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float" office:value="59" calcext:value-type="float">
            <text:p>59</text:p>
          </table:table-cell>
          <table:table-cell office:value-type="float" office:value="25.5" calcext:value-type="float">
            <text:p>25.5</text:p>
          </table:table-cell>
          <table:table-cell office:value-type="float" office:value="242" calcext:value-type="float">
            <text:p>242</text:p>
          </table:table-cell>
          <table:table-cell office:value-type="float" office:value="126.44" calcext:value-type="float">
            <text:p>126.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mumbai-indians/squad/113/yuvraj-singh" xlink:type="simple">Yuvraj Singh</text:a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24.5" calcext:value-type="float">
            <text:p>24.5</text:p>
          </table:table-cell>
          <table:table-cell office:value-type="float" office:value="75" calcext:value-type="float">
            <text:p>75</text:p>
          </table:table-cell>
          <table:table-cell office:value-type="float" office:value="130.66" calcext:value-type="float">
            <text:p>130.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mumbai-indians/squad/108/suryakumar-yadav" xlink:type="simple">Suryakumar Yadav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59" calcext:value-type="float">
            <text:p>59</text:p>
          </table:table-cell>
          <table:table-cell office:value-type="float" office:value="24.33" calcext:value-type="float">
            <text:p>24.33</text:p>
          </table:table-cell>
          <table:table-cell office:value-type="float" office:value="226" calcext:value-type="float">
            <text:p>226</text:p>
          </table:table-cell>
          <table:table-cell office:value-type="float" office:value="129.2" calcext:value-type="float">
            <text:p>129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rajasthan-royals/squad/3838/rahul-tripathi" xlink:type="simple">Rahul Tripathi</text:a>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float" office:value="23.5" calcext:value-type="float">
            <text:p>23.5</text:p>
          </table:table-cell>
          <table:table-cell office:value-type="float" office:value="118" calcext:value-type="float">
            <text:p>118</text:p>
          </table:table-cell>
          <table:table-cell office:value-type="float" office:value="119.49" calcext:value-type="float">
            <text:p>119.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rajasthan-royals/squad/148/stuart-binny" xlink:type="simple">Stuart Binny</text:a>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3*</text:p>
          </table:table-cell>
          <table:table-cell office:value-type="float" office:value="23.33" calcext:value-type="float">
            <text:p>23.33</text:p>
          </table:table-cell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2" office:value-type="string" calcext:value-type="string">
            <text:p>Afg</text:p>
          </table:table-cell>
          <table:table-cell table:style-name="ce22" office:value-type="string" calcext:value-type="string">
            <text:p><text:a xlink:href="https://www.iplt20.com/teams/sunrisers-hyderabad/squad/618/mohammad-nabi" xlink:type="simple">Mohammad Nabi</text:a>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1" calcext:value-type="float">
            <text:p>91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22.75" calcext:value-type="float">
            <text:p>22.75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51.66" calcext:value-type="float">
            <text:p>151.66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4" office:value-type="string" calcext:value-type="string">
            <text:p>Aus</text:p>
          </table:table-cell>
          <table:table-cell table:style-name="ce24" office:value-type="string" calcext:value-type="string">
            <text:p><text:a xlink:href="https://www.iplt20.com/teams/kings-xi-punjab/squad/2939/sam-curran" xlink:type="simple">Sam Curran</text:a>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string" calcext:value-type="string">
            <text:p>55*</text:p>
          </table:table-cell>
          <table:table-cell table:style-name="ce24" office:value-type="float" office:value="22.25" calcext:value-type="float">
            <text:p>22.2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85.41" calcext:value-type="float">
            <text:p>185.4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delhi-capitals/squad/3764/prithvi-shaw" xlink:type="simple">Prithvi Shaw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21.84" calcext:value-type="float">
            <text:p>21.84</text:p>
          </table:table-cell>
          <table:table-cell office:value-type="float" office:value="212" calcext:value-type="float">
            <text:p>212</text:p>
          </table:table-cell>
          <table:table-cell office:value-type="float" office:value="133.96" calcext:value-type="float">
            <text:p>133.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chennai-super-kings/squad/100/ambati-rayudu" xlink:type="simple">Ambati Rayudu</text:a>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18" calcext:value-type="float">
            <text:p>218</text:p>
          </table:table-cell>
          <table:table-cell office:value-type="float" office:value="57" calcext:value-type="float">
            <text:p>57</text:p>
          </table:table-cell>
          <table:table-cell office:value-type="float" office:value="21.8" calcext:value-type="float">
            <text:p>21.8</text:p>
          </table:table-cell>
          <table:table-cell office:value-type="float" office:value="240" calcext:value-type="float">
            <text:p>240</text:p>
          </table:table-cell>
          <table:table-cell office:value-type="float" office:value="90.83" calcext:value-type="float">
            <text:p>9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3" office:value-type="string" calcext:value-type="string">
            <text:p>WI</text:p>
          </table:table-cell>
          <table:table-cell office:value-type="string" calcext:value-type="string">
            <text:p><text:a xlink:href="https://www.iplt20.com/teams/delhi-capitals/squad/5396/sherfane-rutherford" xlink:type="simple">Sherfane Rutherford</text:a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8*</text:p>
          </table:table-cell>
          <table:table-cell office:value-type="float" office:value="21.5" calcext:value-type="float">
            <text:p>21.5</text:p>
          </table:table-cell>
          <table:table-cell office:value-type="float" office:value="24" calcext:value-type="float">
            <text:p>24</text:p>
          </table:table-cell>
          <table:table-cell office:value-type="float" office:value="179.16" calcext:value-type="float">
            <text:p>17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2" office:value-type="string" calcext:value-type="string">
            <text:p>NZ</text:p>
          </table:table-cell>
          <table:table-cell table:style-name="ce22" office:value-type="string" calcext:value-type="string">
            <text:p><text:a xlink:href="https://www.iplt20.com/teams/delhi-capitals/squad/773/colin-munro" xlink:type="simple">Colin Munro</text:a>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21.5" calcext:value-type="float">
            <text:p>21.5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130.3" calcext:value-type="float">
            <text:p>130.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2" office:value-type="string" calcext:value-type="string">
            <text:p>Eng</text:p>
          </table:table-cell>
          <table:table-cell table:style-name="ce22" office:value-type="string" calcext:value-type="string">
            <text:p><text:a xlink:href="https://www.iplt20.com/teams/rajasthan-royals/squad/1154/ben-stokes" xlink:type="simple">Ben Stokes</text:a></text:p>
          </table:table-cell>
          <table:table-cell table:number-columns-repeated="2" table:style-name="ce22" office:value-type="float" office:value="9" calcext:value-type="float">
            <text:p>9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23" calcext:value-type="float">
            <text:p>123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20.5" calcext:value-type="float">
            <text:p>20.5</text:p>
          </table:table-cell>
          <table:table-cell table:style-name="ce22" office:value-type="float" office:value="99" calcext:value-type="float">
            <text:p>99</text:p>
          </table:table-cell>
          <table:table-cell table:style-name="ce22" office:value-type="float" office:value="124.24" calcext:value-type="float">
            <text:p>124.24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table:style-name="ce22" office:value-type="string" calcext:value-type="string">
            <text:p><text:a xlink:href="https://www.iplt20.com/teams/chennai-super-kings/squad/297/kedar-jadhav" xlink:type="simple">Kedar Jadhav</text:a>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62" calcext:value-type="float">
            <text:p>162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20.25" calcext:value-type="float">
            <text:p>20.25</text:p>
          </table:table-cell>
          <table:table-cell table:style-name="ce22" office:value-type="float" office:value="168" calcext:value-type="float">
            <text:p>168</text:p>
          </table:table-cell>
          <table:table-cell table:style-name="ce22" office:value-type="float" office:value="96.42" calcext:value-type="float">
            <text:p>96.4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6" office:value-type="string" calcext:value-type="string">
            <text:p>Ind</text:p>
          </table:table-cell>
          <table:table-cell table:style-name="ce24" office:value-type="string" calcext:value-type="string">
            <text:p><text:a xlink:href="https://www.iplt20.com/teams/mumbai-indians/squad/3183/krunal-pandya" xlink:type="simple">Krunal Pandya</text:a>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9.55" calcext:value-type="float">
            <text:p>19.55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123.94" calcext:value-type="float">
            <text:p>123.9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" calcext:value-type="float">
            <text:p>5</text:p>
          </table:table-cell>
          <table:table-cell table:style-name="ce26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sunrisers-hyderabad/squad/16/wriddhiman-saha" xlink:type="simple">Wriddhiman Saha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19.33" calcext:value-type="float">
            <text:p>19.33</text:p>
          </table:table-cell>
          <table:table-cell office:value-type="float" office:value="33" calcext:value-type="float">
            <text:p>33</text:p>
          </table:table-cell>
          <table:table-cell office:value-type="float" office:value="175.75" calcext:value-type="float">
            <text:p>175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3" office:value-type="string" calcext:value-type="string">
            <text:p>Aus</text:p>
          </table:table-cell>
          <table:table-cell office:value-type="string" calcext:value-type="string">
            <text:p><text:a xlink:href="https://www.iplt20.com/teams/chennai-super-kings/squad/227/shane-watson" xlink:type="simple">Shane Watson</text:a>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.3" calcext:value-type="float">
            <text:p>19.3</text:p>
          </table:table-cell>
          <table:table-cell office:value-type="float" office:value="197" calcext:value-type="float">
            <text:p>197</text:p>
          </table:table-cell>
          <table:table-cell office:value-type="float" office:value="127.41" calcext:value-type="float">
            <text:p>127.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table:style-name="ce22" office:value-type="string" calcext:value-type="string">
            <text:p><text:a xlink:href="https://www.iplt20.com/teams/sunrisers-hyderabad/squad/1083/vijay-shankar" xlink:type="simple">Vijay Shankar</text:a>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92" calcext:value-type="float">
            <text:p>192</text:p>
          </table:table-cell>
          <table:table-cell table:style-name="ce22" office:value-type="string" calcext:value-type="string">
            <text:p>40*</text:p>
          </table:table-cell>
          <table:table-cell table:style-name="ce22" office:value-type="float" office:value="19.2" calcext:value-type="float">
            <text:p>19.2</text:p>
          </table:table-cell>
          <table:table-cell table:style-name="ce22" office:value-type="float" office:value="164" calcext:value-type="float">
            <text:p>164</text:p>
          </table:table-cell>
          <table:table-cell table:style-name="ce22" office:value-type="float" office:value="117.07" calcext:value-type="float">
            <text:p>117.07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7" calcext:value-type="float">
            <text:p>7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3" office:value-type="string" calcext:value-type="string">
            <text:p>SA</text:p>
          </table:table-cell>
          <table:table-cell office:value-type="string" calcext:value-type="string">
            <text:p><text:a xlink:href="https://www.iplt20.com/teams/delhi-capitals/squad/168/colin-ingram" xlink:type="simple">Colin Ingram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47" calcext:value-type="float">
            <text:p>47</text:p>
          </table:table-cell>
          <table:table-cell office:value-type="float" office:value="19.11" calcext:value-type="float">
            <text:p>19.11</text:p>
          </table:table-cell>
          <table:table-cell office:value-type="float" office:value="131" calcext:value-type="float">
            <text:p>131</text:p>
          </table:table-cell>
          <table:table-cell office:value-type="float" office:value="131.29" calcext:value-type="float">
            <text:p>131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sunrisers-hyderabad/squad/96/yusuf-pathan" xlink:type="simple">Yusuf Pathan</text:a>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6*</text:p>
          </table:table-cell>
          <table:table-cell office:value-type="float" office:value="18.5" calcext:value-type="float">
            <text:p>18.5</text:p>
          </table:table-cell>
          <table:table-cell office:value-type="float" office:value="41" calcext:value-type="float">
            <text:p>41</text:p>
          </table:table-cell>
          <table:table-cell office:value-type="float" office:value="90.24" calcext:value-type="float">
            <text:p>90.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3" office:value-type="string" calcext:value-type="string">
            <text:p>WI</text:p>
          </table:table-cell>
          <table:table-cell office:value-type="string" calcext:value-type="string">
            <text:p><text:a xlink:href="https://www.iplt20.com/teams/kolkata-knight-riders/squad/203/sunil-narine" xlink:type="simple">Sunil Narine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7" calcext:value-type="float">
            <text:p>47</text:p>
          </table:table-cell>
          <table:table-cell office:value-type="float" office:value="17.87" calcext:value-type="float">
            <text:p>17.87</text:p>
          </table:table-cell>
          <table:table-cell office:value-type="float" office:value="86" calcext:value-type="float">
            <text:p>86</text:p>
          </table:table-cell>
          <table:table-cell office:value-type="float" office:value="166.27" calcext:value-type="float">
            <text:p>166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3" office:value-type="string" calcext:value-type="string">
            <text:p>WI</text:p>
          </table:table-cell>
          <table:table-cell office:value-type="string" calcext:value-type="string">
            <text:p><text:a xlink:href="https://www.iplt20.com/teams/chennai-super-kings/squad/25/dwayne-bravo" xlink:type="simple">Dwayne Bravo</text:a>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130.61" calcext:value-type="float">
            <text:p>130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2" office:value-type="string" calcext:value-type="string">
            <text:p>WI</text:p>
          </table:table-cell>
          <table:table-cell table:style-name="ce22" office:value-type="string" calcext:value-type="string">
            <text:p><text:a xlink:href="https://www.iplt20.com/teams/mumbai-indians/squad/872/evin-lewis" xlink:type="simple">Evin Lewis</text:a>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92.3" calcext:value-type="float">
            <text:p>92.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rajasthan-royals/squad/1748/shreyas-gopal" xlink:type="simple">Shreyas Gopal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9*</text:p>
          </table:table-cell>
          <table:table-cell office:value-type="float" office:value="15.75" calcext:value-type="float">
            <text:p>15.75</text:p>
          </table:table-cell>
          <table:table-cell office:value-type="float" office:value="46" calcext:value-type="float">
            <text:p>46</text:p>
          </table:table-cell>
          <table:table-cell office:value-type="float" office:value="136.95" calcext:value-type="float">
            <text:p>136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2" office:value-type="string" calcext:value-type="string">
            <text:p>NZ</text:p>
          </table:table-cell>
          <table:table-cell table:style-name="ce22" office:value-type="string" calcext:value-type="string">
            <text:p><text:a xlink:href="https://www.iplt20.com/teams/sunrisers-hyderabad/squad/431/martin-guptill" xlink:type="simple">Martin Guptill</text:a>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36.36" calcext:value-type="float">
            <text:p>136.36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2" office:value-type="string" calcext:value-type="string">
            <text:p>NZ</text:p>
          </table:table-cell>
          <table:table-cell table:style-name="ce22" office:value-type="string" calcext:value-type="string">
            <text:p><text:a xlink:href="https://www.iplt20.com/teams/royal-challengers-bangalore/squad/820/colin-de-grandhomme" xlink:type="simple">Colin de Grandhomme</text:a>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14.33" calcext:value-type="float">
            <text:p>14.33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95.55" calcext:value-type="float">
            <text:p>95.5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kolkata-knight-riders/squad/76/piyush-chawla" xlink:type="simple">Piyush Chawla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4*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13.51" calcext:value-type="float">
            <text:p>113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royal-challengers-bangalore/squad/5431/shivam-dube" xlink:type="simple">Shivam Dube</text:a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3.33" calcext:value-type="float">
            <text:p>13.33</text:p>
          </table:table-cell>
          <table:table-cell office:value-type="float" office:value="33" calcext:value-type="float">
            <text:p>33</text:p>
          </table:table-cell>
          <table:table-cell office:value-type="float" office:value="121.21" calcext:value-type="float">
            <text:p>121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mumbai-indians/squad/2975/ishan-kishan" xlink:type="simple">Ishan Kishan</text:a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2.5" calcext:value-type="float">
            <text:p>12.5</text:p>
          </table:table-cell>
          <table:table-cell office:value-type="float" office:value="43" calcext:value-type="float">
            <text:p>43</text:p>
          </table:table-cell>
          <table:table-cell office:value-type="float" office:value="116.27" calcext:value-type="float">
            <text:p>116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royal-challengers-bangalore/squad/3177/akshdeep-nath" xlink:type="simple">Akshdeep Nath</text:a>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12.2" calcext:value-type="float">
            <text:p>12.2</text:p>
          </table:table-cell>
          <table:table-cell office:value-type="float" office:value="57" calcext:value-type="float">
            <text:p>57</text:p>
          </table:table-cell>
          <table:table-cell office:value-type="float" office:value="107.01" calcext:value-type="float">
            <text:p>107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sunrisers-hyderabad/squad/1556/deepak-hooda" xlink:type="simple">Deepak Hooda</text:a>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101.69" calcext:value-type="float">
            <text:p>101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2" office:value-type="string" calcext:value-type="string">
            <text:p>Afg</text:p>
          </table:table-cell>
          <table:table-cell table:style-name="ce22" office:value-type="string" calcext:value-type="string">
            <text:p><text:a xlink:href="https://www.iplt20.com/teams/sunrisers-hyderabad/squad/2885/rashid-khan" xlink:type="simple">Rashid Khan</text:a>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string" calcext:value-type="string">
            <text:p>17*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65" calcext:value-type="float">
            <text:p>16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2" office:value-type="string" calcext:value-type="string">
            <text:p>NZ</text:p>
          </table:table-cell>
          <table:table-cell table:style-name="ce22" office:value-type="string" calcext:value-type="string">
            <text:p><text:a xlink:href="https://www.iplt20.com/teams/sunrisers-hyderabad/squad/440/kane-williamson" xlink:type="simple">Kane Williamson</text:a>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9.66" calcext:value-type="float">
            <text:p>9.66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96.66" calcext:value-type="float">
            <text:p>96.66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3" office:value-type="string" calcext:value-type="string">
            <text:p>Aus</text:p>
          </table:table-cell>
          <table:table-cell office:value-type="string" calcext:value-type="string">
            <text:p><text:a xlink:href="https://www.iplt20.com/teams/mumbai-indians/squad/913/ben-cutting" xlink:type="simple">Ben Cutting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*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05.88" calcext:value-type="float">
            <text:p>105.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2" office:value-type="string" calcext:value-type="string">
            <text:p>Ban</text:p>
          </table:table-cell>
          <table:table-cell table:style-name="ce22" office:value-type="string" calcext:value-type="string">
            <text:p><text:a xlink:href="https://www.iplt20.com/teams/sunrisers-hyderabad/squad/201/shakib-al-hasan" xlink:type="simple">Shakib Al Hasan</text:a>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kings-xi-punjab/squad/8/ravichandran-ashwin" xlink:type="simple">Ravichandran Ashwin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7*</text:p>
          </table:table-cell>
          <table:table-cell office:value-type="float" office:value="8.4" calcext:value-type="float">
            <text:p>8.4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3" office:value-type="string" calcext:value-type="string">
            <text:p>NZ</text:p>
          </table:table-cell>
          <table:table-cell office:value-type="string" calcext:value-type="string">
            <text:p><text:a xlink:href="https://www.iplt20.com/teams/mumbai-indians/squad/730/mitchell-mcclenaghan" xlink:type="simple">Mitchell McClenaghan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.5</text:p>
          </table:table-cell>
          <table:table-cell office:value-type="float" office:value="14" calcext:value-type="float">
            <text:p>1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2" office:value-type="string" calcext:value-type="string">
            <text:p>WI</text:p>
          </table:table-cell>
          <table:table-cell table:style-name="ce22" office:value-type="string" calcext:value-type="string">
            <text:p><text:a xlink:href="https://www.iplt20.com/teams/kolkata-knight-riders/squad/2722/carlos-brathwaite" xlink:type="simple">Carlos Brathwaite</text:a>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5.5" calcext:value-type="float">
            <text:p>5.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0" calcext:value-type="float">
            <text:p>1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3" office:value-type="string" calcext:value-type="string">
            <text:p>SA</text:p>
          </table:table-cell>
          <table:table-cell office:value-type="string" calcext:value-type="string">
            <text:p><text:a xlink:href="https://www.iplt20.com/teams/delhi-capitals/squad/836/chris-morris" xlink:type="simple">Chris Morris</text:a>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.33" calcext:value-type="float">
            <text:p>5.33</text:p>
          </table:table-cell>
          <table:table-cell office:value-type="float" office:value="37" calcext:value-type="float">
            <text:p>37</text:p>
          </table:table-cell>
          <table:table-cell office:value-type="float" office:value="86.48" calcext:value-type="float">
            <text:p>86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2" office:value-type="string" calcext:value-type="string">
            <text:p>SA</text:p>
          </table:table-cell>
          <table:table-cell table:style-name="ce22" office:value-type="string" calcext:value-type="string">
            <text:p><text:a xlink:href="https://www.iplt20.com/teams/delhi-capitals/squad/1664/kagiso-rabada" xlink:type="simple">Kagiso Rabada</text:a>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.66" calcext:value-type="float">
            <text:p>4.66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93.33" calcext:value-type="float">
            <text:p>93.33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3" office:value-type="string" calcext:value-type="string">
            <text:p>SA</text:p>
          </table:table-cell>
          <table:table-cell office:value-type="string" calcext:value-type="string">
            <text:p><text:a xlink:href="https://www.iplt20.com/teams/royal-challengers-bangalore/squad/3869/heinrich-klaasen" xlink:type="simple">Heinrich Klaasen</text:a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2" office:value-type="string" calcext:value-type="string">
            <text:p>WI</text:p>
          </table:table-cell>
          <table:table-cell table:style-name="ce22" office:value-type="string" calcext:value-type="string">
            <text:p><text:a xlink:href="https://www.iplt20.com/teams/royal-challengers-bangalore/squad/1705/shimron-hetmyer" xlink:type="simple">Shimron Hetmyer</text:a>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3.75" calcext:value-type="float">
            <text:p>3.7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57.69" calcext:value-type="float">
            <text:p>57.69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3" office:value-type="string" calcext:value-type="string">
            <text:p>WI</text:p>
          </table:table-cell>
          <table:table-cell office:value-type="string" calcext:value-type="string">
            <text:p><text:a xlink:href="https://www.iplt20.com/teams/delhi-capitals/squad/3101/keemo-paul" xlink:type="simple">Keemo Paul</text:a>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office:value-type="float" office:value="13" calcext:value-type="float">
            <text:p>13</text:p>
          </table:table-cell>
          <table:table-cell office:value-type="float" office:value="76.92" calcext:value-type="float">
            <text:p>76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</table:table>
      <table:table table:name="Sheet6" table:style-name="ta1">
        <table:table-column table:style-name="co3" table:default-cell-style-name="Default"/>
        <table:table-column table:style-name="co7" table:default-cell-style-name="ce23"/>
        <table:table-column table:style-name="co3" table:number-columns-repeated="11" table:default-cell-style-name="ce23"/>
        <table:table-column table:style-name="co3" table:default-cell-style-name="Default"/>
        <table:table-row table:style-name="ro1">
          <table:table-cell table:style-name="ce21" office:value-type="string" calcext:value-type="string">
            <text:p>Nation</text:p>
          </table:table-cell>
          <table:table-cell table:style-name="ce21" office:value-type="string" calcext:value-type="string">
            <text:p>PLAYER</text:p>
          </table:table-cell>
          <table:table-cell table:style-name="ce21" office:value-type="string" calcext:value-type="string">
            <text:p>Mat</text:p>
          </table:table-cell>
          <table:table-cell table:style-name="ce21" office:value-type="string" calcext:value-type="string">
            <text:p>Inns</text:p>
          </table:table-cell>
          <table:table-cell table:style-name="ce21" office:value-type="string" calcext:value-type="string">
            <text:p>Ov</text:p>
          </table:table-cell>
          <table:table-cell table:style-name="ce21" office:value-type="string" calcext:value-type="string">
            <text:p>Runs</text:p>
          </table:table-cell>
          <table:table-cell table:style-name="ce21" office:value-type="string" calcext:value-type="string">
            <text:p>Wkts</text:p>
          </table:table-cell>
          <table:table-cell table:style-name="ce21" office:value-type="string" calcext:value-type="string">
            <text:p>BBI</text:p>
          </table:table-cell>
          <table:table-cell table:style-name="ce21" office:value-type="string" calcext:value-type="string">
            <text:p>Avg</text:p>
          </table:table-cell>
          <table:table-cell table:style-name="ce21" office:value-type="string" calcext:value-type="string">
            <text:p>Econ</text:p>
          </table:table-cell>
          <table:table-cell table:style-name="ce21" office:value-type="string" calcext:value-type="string">
            <text:p>SR</text:p>
          </table:table-cell>
          <table:table-cell table:style-name="ce21" office:value-type="string" calcext:value-type="string">
            <text:p>4w</text:p>
          </table:table-cell>
          <table:table-cell table:style-name="ce21" office:value-type="string" calcext:value-type="string">
            <text:p>5w</text:p>
          </table:table-cell>
          <table:table-cell office:value-type="string" calcext:value-type="string">
            <text:p>WorldCup</text:p>
          </table:table-cell>
        </table:table-row>
        <table:table-row table:style-name="ro1">
          <table:table-cell table:style-name="ce22" office:value-type="string" calcext:value-type="string">
            <text:p>SA</text:p>
          </table:table-cell>
          <table:table-cell table:style-name="ce22" office:value-type="string" calcext:value-type="string">
            <text:p><text:a xlink:href="https://www.iplt20.com/teams/delhi-capitals/squad/1664/kagiso-rabada" xlink:type="simple">KagisoRabada</text:a></text:p>
          </table:table-cell>
          <table:table-cell table:number-columns-repeated="2" table:style-name="ce22" office:value-type="float" office:value="12" calcext:value-type="float">
            <text:p>12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368" calcext:value-type="float">
            <text:p>368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.72" calcext:value-type="float">
            <text:p>14.72</text:p>
          </table:table-cell>
          <table:table-cell table:style-name="ce22" office:value-type="float" office:value="7.82" calcext:value-type="float">
            <text:p>7.82</text:p>
          </table:table-cell>
          <table:table-cell table:style-name="ce22" office:value-type="float" office:value="11.28" calcext:value-type="float">
            <text:p>11.2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2" office:value-type="string" calcext:value-type="string">
            <text:p>SA</text:p>
          </table:table-cell>
          <table:table-cell table:style-name="ce22" office:value-type="string" calcext:value-type="string">
            <text:p><text:a xlink:href="https://www.iplt20.com/teams/chennai-super-kings/squad/898/imran-tahir" xlink:type="simple">Imran Tahir</text:a></text:p>
          </table:table-cell>
          <table:table-cell table:number-columns-repeated="2" table:style-name="ce22" office:value-type="float" office:value="13" calcext:value-type="float">
            <text:p>13</text:p>
          </table:table-cell>
          <table:table-cell table:style-name="ce22" office:value-type="float" office:value="49.2" calcext:value-type="float">
            <text:p>49.2</text:p>
          </table:table-cell>
          <table:table-cell table:style-name="ce22" office:value-type="float" office:value="311" calcext:value-type="float">
            <text:p>311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.8" calcext:value-type="float">
            <text:p>14.8</text:p>
          </table:table-cell>
          <table:table-cell table:style-name="ce22" office:value-type="float" office:value="6.3" calcext:value-type="float">
            <text:p>6.3</text:p>
          </table:table-cell>
          <table:table-cell table:style-name="ce22" office:value-type="float" office:value="14.09" calcext:value-type="float">
            <text:p>14.09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table:style-name="ce24" office:value-type="string" calcext:value-type="string">
            <text:p><text:a xlink:href="https://www.iplt20.com/teams/rajasthan-royals/squad/1748/shreyas-gopal" xlink:type="simple">ShreyasGopal</text:a>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8.11" calcext:value-type="float">
            <text:p>18.11</text:p>
          </table:table-cell>
          <table:table-cell table:style-name="ce24" office:value-type="float" office:value="7.4" calcext:value-type="float">
            <text:p>7.4</text:p>
          </table:table-cell>
          <table:table-cell table:style-name="ce24" office:value-type="float" office:value="14.66" calcext:value-type="float">
            <text:p>14.6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6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table:style-name="ce22" office:value-type="string" calcext:value-type="string">
            <text:p><text:a xlink:href="https://www.iplt20.com/teams/royal-challengers-bangalore/squad/111/yuzvendra-chahal" xlink:type="simple">Yuzvendra Chahal</text:a></text:p>
          </table:table-cell>
          <table:table-cell table:number-columns-repeated="2" table:style-name="ce22" office:value-type="float" office:value="13" calcext:value-type="float">
            <text:p>13</text:p>
          </table:table-cell>
          <table:table-cell table:style-name="ce22" office:value-type="float" office:value="45.2" calcext:value-type="float">
            <text:p>45.2</text:p>
          </table:table-cell>
          <table:table-cell table:style-name="ce22" office:value-type="float" office:value="362" calcext:value-type="float">
            <text:p>362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1.29" calcext:value-type="float">
            <text:p>21.29</text:p>
          </table:table-cell>
          <table:table-cell table:style-name="ce22" office:value-type="float" office:value="7.98" calcext:value-type="float">
            <text:p>7.9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table:style-name="ce22" office:value-type="string" calcext:value-type="string">
            <text:p><text:a xlink:href="https://www.iplt20.com/teams/kings-xi-punjab/squad/94/mohammed-shami" xlink:type="simple">Mohammed Shami</text:a></text:p>
          </table:table-cell>
          <table:table-cell table:number-columns-repeated="2" table:style-name="ce22" office:value-type="float" office:value="13" calcext:value-type="float">
            <text:p>13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452" calcext:value-type="float">
            <text:p>452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6.58" calcext:value-type="float">
            <text:p>26.58</text:p>
          </table:table-cell>
          <table:table-cell table:style-name="ce22" office:value-type="float" office:value="8.86" calcext:value-type="float">
            <text:p>8.86</text:p>
          </table:table-cell>
          <table:table-cell table:style-name="ce22" office:value-type="float" office:value="18" calcext:value-type="float">
            <text:p>18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table:style-name="ce24" office:value-type="string" calcext:value-type="string">
            <text:p><text:a xlink:href="https://www.iplt20.com/teams/chennai-super-kings/squad/140/deepak-chahar" xlink:type="simple">Deepak Chahar</text:a>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70" calcext:value-type="float">
            <text:p>37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3.12" calcext:value-type="float">
            <text:p>23.12</text:p>
          </table:table-cell>
          <table:table-cell table:style-name="ce24" office:value-type="float" office:value="7.55" calcext:value-type="float">
            <text:p>7.55</text:p>
          </table:table-cell>
          <table:table-cell table:style-name="ce24" office:value-type="float" office:value="18.37" calcext:value-type="float">
            <text:p>18.3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6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table:style-name="ce22" office:value-type="string" calcext:value-type="string">
            <text:p><text:a xlink:href="https://www.iplt20.com/teams/mumbai-indians/squad/1124/jasprit-bumrah" xlink:type="simple">Jasprit Bumrah</text:a></text:p>
          </table:table-cell>
          <table:table-cell table:number-columns-repeated="2" table:style-name="ce22" office:value-type="float" office:value="13" calcext:value-type="float">
            <text:p>13</text:p>
          </table:table-cell>
          <table:table-cell table:style-name="ce22" office:value-type="float" office:value="49.4" calcext:value-type="float">
            <text:p>49.4</text:p>
          </table:table-cell>
          <table:table-cell table:style-name="ce22" office:value-type="float" office:value="333" calcext:value-type="float">
            <text:p>333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2.2" calcext:value-type="float">
            <text:p>22.2</text:p>
          </table:table-cell>
          <table:table-cell table:style-name="ce22" office:value-type="float" office:value="6.7" calcext:value-type="float">
            <text:p>6.7</text:p>
          </table:table-cell>
          <table:table-cell table:style-name="ce22" office:value-type="float" office:value="19.86" calcext:value-type="float">
            <text:p>19.86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table:style-name="ce24" office:value-type="string" calcext:value-type="string">
            <text:p><text:a xlink:href="https://www.iplt20.com/teams/kings-xi-punjab/squad/8/ravichandran-ashwin" xlink:type="simple">Ravichandran Ashwin</text:a>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5.13" calcext:value-type="float">
            <text:p>25.13</text:p>
          </table:table-cell>
          <table:table-cell table:style-name="ce24" office:value-type="float" office:value="7.39" calcext:value-type="float">
            <text:p>7.39</text:p>
          </table:table-cell>
          <table:table-cell table:style-name="ce24" office:value-type="float" office:value="20.4" calcext:value-type="float">
            <text:p>20.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6" office:value-type="string" calcext:value-type="string">
            <text:p>N</text:p>
          </table:table-cell>
        </table:table-row>
        <table:table-row table:style-name="ro1">
          <table:table-cell table:style-name="ce22" office:value-type="string" calcext:value-type="string">
            <text:p>Afg</text:p>
          </table:table-cell>
          <table:table-cell table:style-name="ce22" office:value-type="string" calcext:value-type="string">
            <text:p><text:a xlink:href="https://www.iplt20.com/teams/sunrisers-hyderabad/squad/2885/rashid-khan" xlink:type="simple">Rashid Khan</text:a>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52.3" calcext:value-type="float">
            <text:p>52.3</text:p>
          </table:table-cell>
          <table:table-cell table:style-name="ce22" office:value-type="float" office:value="327" calcext:value-type="float">
            <text:p>327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3.35" calcext:value-type="float">
            <text:p>23.35</text:p>
          </table:table-cell>
          <table:table-cell table:style-name="ce22" office:value-type="float" office:value="6.22" calcext:value-type="float">
            <text:p>6.22</text:p>
          </table:table-cell>
          <table:table-cell table:style-name="ce22" office:value-type="float" office:value="22.5" calcext:value-type="float">
            <text:p>22.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table:style-name="ce24" office:value-type="string" calcext:value-type="string">
            <text:p><text:a xlink:href="https://www.iplt20.com/teams/sunrisers-hyderabad/squad/2964/khaleel-ahmed" xlink:type="simple">Khaleel Ahmed</text:a>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.14" calcext:value-type="float">
            <text:p>16.14</text:p>
          </table:table-cell>
          <table:table-cell table:style-name="ce24" office:value-type="float" office:value="8.07" calcext:value-type="float">
            <text:p>8.07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6" office:value-type="string" calcext:value-type="string">
            <text:p>N</text:p>
          </table:table-cell>
        </table:table-row>
        <table:table-row table:style-name="ro1">
          <table:table-cell table:style-name="ce24" office:value-type="string" calcext:value-type="string">
            <text:p>SA</text:p>
          </table:table-cell>
          <table:table-cell table:style-name="ce24" office:value-type="string" calcext:value-type="string">
            <text:p><text:a xlink:href="https://www.iplt20.com/teams/delhi-capitals/squad/836/chris-morris" xlink:type="simple">Chris Morris</text:a>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3.53" calcext:value-type="float">
            <text:p>23.53</text:p>
          </table:table-cell>
          <table:table-cell table:style-name="ce24" office:value-type="float" office:value="9.27" calcext:value-type="float">
            <text:p>9.27</text:p>
          </table:table-cell>
          <table:table-cell table:style-name="ce24" office:value-type="float" office:value="15.23" calcext:value-type="float">
            <text:p>15.2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6" office:value-type="string" calcext:value-type="string">
            <text:p>N</text:p>
          </table:table-cell>
        </table:table-row>
        <table:table-row table:style-name="ro1">
          <table:table-cell table:style-name="ce22" office:value-type="string" calcext:value-type="string">
            <text:p>SL</text:p>
          </table:table-cell>
          <table:table-cell table:style-name="ce22" office:value-type="string" calcext:value-type="string">
            <text:p><text:a xlink:href="https://www.iplt20.com/teams/mumbai-indians/squad/211/lasith-malinga" xlink:type="simple">Lasith Malinga</text:a></text:p>
          </table:table-cell>
          <table:table-cell table:number-columns-repeated="2" table:style-name="ce22" office:value-type="float" office:value="9" calcext:value-type="float">
            <text:p>9</text:p>
          </table:table-cell>
          <table:table-cell table:style-name="ce22" office:value-type="float" office:value="33.5" calcext:value-type="float">
            <text:p>33.5</text:p>
          </table:table-cell>
          <table:table-cell table:style-name="ce22" office:value-type="float" office:value="328" calcext:value-type="float">
            <text:p>328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7.33" calcext:value-type="float">
            <text:p>27.33</text:p>
          </table:table-cell>
          <table:table-cell table:style-name="ce22" office:value-type="float" office:value="9.69" calcext:value-type="float">
            <text:p>9.69</text:p>
          </table:table-cell>
          <table:table-cell table:style-name="ce22" office:value-type="float" office:value="16.91" calcext:value-type="float">
            <text:p>16.9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table:style-name="ce22" office:value-type="string" calcext:value-type="string">
            <text:p><text:a xlink:href="https://www.iplt20.com/teams/chennai-super-kings/squad/9/ravindra-jadeja" xlink:type="simple">Ravindra Jadeja</text:a></text:p>
          </table:table-cell>
          <table:table-cell table:number-columns-repeated="2" table:style-name="ce22" office:value-type="float" office:value="12" calcext:value-type="float">
            <text:p>1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274" calcext:value-type="float">
            <text:p>27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2.83" calcext:value-type="float">
            <text:p>22.83</text:p>
          </table:table-cell>
          <table:table-cell table:style-name="ce22" office:value-type="float" office:value="6.37" calcext:value-type="float">
            <text:p>6.37</text:p>
          </table:table-cell>
          <table:table-cell table:style-name="ce22" office:value-type="float" office:value="21.5" calcext:value-type="float">
            <text:p>21.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table:style-name="ce22" office:value-type="string" calcext:value-type="string">
            <text:p><text:a xlink:href="https://www.iplt20.com/teams/mumbai-indians/squad/2740/hardik-pandya" xlink:type="simple">Hardik Pandya</text:a></text:p>
          </table:table-cell>
          <table:table-cell table:number-columns-repeated="2" table:style-name="ce22" office:value-type="float" office:value="13" calcext:value-type="float">
            <text:p>13</text:p>
          </table:table-cell>
          <table:table-cell table:style-name="ce22" office:value-type="float" office:value="36.3" calcext:value-type="float">
            <text:p>36.3</text:p>
          </table:table-cell>
          <table:table-cell table:style-name="ce22" office:value-type="float" office:value="354" calcext:value-type="float">
            <text:p>35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9.5" calcext:value-type="float">
            <text:p>29.5</text:p>
          </table:table-cell>
          <table:table-cell table:style-name="ce22" office:value-type="float" office:value="9.69" calcext:value-type="float">
            <text:p>9.69</text:p>
          </table:table-cell>
          <table:table-cell table:style-name="ce22" office:value-type="float" office:value="18.25" calcext:value-type="float">
            <text:p>18.2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sunrisers-hyderabad/squad/1112/sandeep-sharma" xlink:type="simple">Sandeep Sharma</text:a>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2.4" calcext:value-type="float">
            <text:p>42.4</text:p>
          </table:table-cell>
          <table:table-cell office:value-type="float" office:value="352" calcext:value-type="float">
            <text:p>3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9.33" calcext:value-type="float">
            <text:p>29.33</text:p>
          </table:table-cell>
          <table:table-cell office:value-type="float" office:value="8.25" calcext:value-type="float">
            <text:p>8.25</text:p>
          </table:table-cell>
          <table:table-cell office:value-type="float" office:value="21.33" calcext:value-type="float">
            <text:p>2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2" office:value-type="string" calcext:value-type="string">
            <text:p>WI</text:p>
          </table:table-cell>
          <table:table-cell table:style-name="ce22" office:value-type="string" calcext:value-type="string">
            <text:p><text:a xlink:href="https://www.iplt20.com/teams/kolkata-knight-riders/squad/177/andre-russell" xlink:type="simple">Andre Russell</text:a>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53" calcext:value-type="float">
            <text:p>253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.03" calcext:value-type="float">
            <text:p>9.03</text:p>
          </table:table-cell>
          <table:table-cell table:style-name="ce22" office:value-type="float" office:value="15.27" calcext:value-type="float">
            <text:p>15.27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2" office:value-type="string" calcext:value-type="string">
            <text:p>Eng</text:p>
          </table:table-cell>
          <table:table-cell table:style-name="ce22" office:value-type="string" calcext:value-type="string">
            <text:p><text:a xlink:href="https://www.iplt20.com/teams/rajasthan-royals/squad/3502/jofra-archer" xlink:type="simple">Jofra Archer</text:a></text:p>
          </table:table-cell>
          <table:table-cell table:number-columns-repeated="2" table:style-name="ce22" office:value-type="float" office:value="11" calcext:value-type="float">
            <text:p>11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291" calcext:value-type="float">
            <text:p>291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6.45" calcext:value-type="float">
            <text:p>26.45</text:p>
          </table:table-cell>
          <table:table-cell table:style-name="ce22" office:value-type="float" office:value="6.76" calcext:value-type="float">
            <text:p>6.76</text:p>
          </table:table-cell>
          <table:table-cell table:style-name="ce22" office:value-type="float" office:value="23.45" calcext:value-type="float">
            <text:p>23.4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3" office:value-type="string" calcext:value-type="string">
            <text:p>WI</text:p>
          </table:table-cell>
          <table:table-cell office:value-type="string" calcext:value-type="string">
            <text:p><text:a xlink:href="https://www.iplt20.com/teams/kolkata-knight-riders/squad/203/sunil-narine" xlink:type="simple">Sunil Narine</text:a>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0.2" calcext:value-type="float">
            <text:p>40.2</text:p>
          </table:table-cell>
          <table:table-cell office:value-type="float" office:value="314" calcext:value-type="float">
            <text:p>3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.4" calcext:value-type="float">
            <text:p>31.4</text:p>
          </table:table-cell>
          <table:table-cell office:value-type="float" office:value="7.78" calcext:value-type="float">
            <text:p>7.78</text:p>
          </table:table-cell>
          <table:table-cell office:value-type="float" office:value="24.2" calcext:value-type="float">
            <text:p>2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chennai-super-kings/squad/103/harbhajan-singh" xlink:type="simple">Harbhajan Singh</text:a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.2" calcext:value-type="float">
            <text:p>17.2</text:p>
          </table:table-cell>
          <table:table-cell office:value-type="float" office:value="6.14" calcext:value-type="float">
            <text:p>6.14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mumbai-indians/squad/3763/rahul-chahar" xlink:type="simple">Rahul Chahar</text:a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float" office:value="7.05" calcext:value-type="float">
            <text:p>7.05</text:p>
          </table:table-cell>
          <table:table-cell office:value-type="float" office:value="22.8" calcext:value-type="float">
            <text:p>2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6" office:value-type="string" calcext:value-type="string">
            <text:p>Ind</text:p>
          </table:table-cell>
          <table:table-cell table:style-name="ce24" office:value-type="string" calcext:value-type="string">
            <text:p><text:a xlink:href="https://www.iplt20.com/teams/mumbai-indians/squad/3183/krunal-pandya" xlink:type="simple">Krunal Pandya</text:a>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6.1" calcext:value-type="float">
            <text:p>26.1</text:p>
          </table:table-cell>
          <table:table-cell table:style-name="ce24" office:value-type="float" office:value="7.45" calcext:value-type="float">
            <text:p>7.45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6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kolkata-knight-riders/squad/76/piyush-chawla" xlink:type="simple">Piyush Chawla</text:a>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4.3" calcext:value-type="float">
            <text:p>44.3</text:p>
          </table:table-cell>
          <table:table-cell office:value-type="float" office:value="399" calcext:value-type="float">
            <text:p>3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9.9" calcext:value-type="float">
            <text:p>39.9</text:p>
          </table:table-cell>
          <table:table-cell office:value-type="float" office:value="8.96" calcext:value-type="float">
            <text:p>8.96</text:p>
          </table:table-cell>
          <table:table-cell office:value-type="float" office:value="26.7" calcext:value-type="float">
            <text:p>2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rajasthan-royals/squad/86/jaydev-unadkat" xlink:type="simple">Jaydev Unadkat</text:a>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7.2" calcext:value-type="float">
            <text:p>37.2</text:p>
          </table:table-cell>
          <table:table-cell office:value-type="float" office:value="398" calcext:value-type="float">
            <text:p>39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9.8" calcext:value-type="float">
            <text:p>39.8</text:p>
          </table:table-cell>
          <table:table-cell office:value-type="float" office:value="10.66" calcext:value-type="float">
            <text:p>10.66</text:p>
          </table:table-cell>
          <table:table-cell office:value-type="float" office:value="22.4" calcext:value-type="float">
            <text:p>2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3" office:value-type="string" calcext:value-type="string">
            <text:p>WI</text:p>
          </table:table-cell>
          <table:table-cell office:value-type="string" calcext:value-type="string">
            <text:p><text:a xlink:href="https://www.iplt20.com/teams/chennai-super-kings/squad/25/dwayne-bravo" xlink:type="simple">Dwayne Bravo</text:a>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7.1" calcext:value-type="float">
            <text:p>27.1</text:p>
          </table:table-cell>
          <table:table-cell office:value-type="float" office:value="235" calcext:value-type="float">
            <text:p>23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.11" calcext:value-type="float">
            <text:p>26.11</text:p>
          </table:table-cell>
          <table:table-cell office:value-type="float" office:value="8.65" calcext:value-type="float">
            <text:p>8.65</text:p>
          </table:table-cell>
          <table:table-cell office:value-type="float" office:value="18.11" calcext:value-type="float">
            <text:p>18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table:style-name="ce22" office:value-type="string" calcext:value-type="string">
            <text:p><text:a xlink:href="https://www.iplt20.com/teams/sunrisers-hyderabad/squad/116/bhuvneshwar-kumar" xlink:type="simple">Bhuvneshwar Kumar</text:a></text:p>
          </table:table-cell>
          <table:table-cell table:number-columns-repeated="2" table:style-name="ce22" office:value-type="float" office:value="13" calcext:value-type="float">
            <text:p>13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395" calcext:value-type="float">
            <text:p>395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3.88" calcext:value-type="float">
            <text:p>43.88</text:p>
          </table:table-cell>
          <table:table-cell table:style-name="ce22" office:value-type="float" office:value="7.74" calcext:value-type="float">
            <text:p>7.74</text:p>
          </table:table-cell>
          <table:table-cell table:style-name="ce22" office:value-type="float" office:value="34" calcext:value-type="float">
            <text:p>34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delhi-capitals/squad/1113/axar-patel" xlink:type="simple">Axar Patel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1.77" calcext:value-type="float">
            <text:p>31.77</text:p>
          </table:table-cell>
          <table:table-cell office:value-type="float" office:value="7.33" calcext:value-type="float">
            <text:p>7.3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royal-challengers-bangalore/squad/3824/navdeep-saini" xlink:type="simple">Navdeep Saini</text:a>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58" calcext:value-type="float">
            <text:p>3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9.77" calcext:value-type="float">
            <text:p>39.77</text:p>
          </table:table-cell>
          <table:table-cell office:value-type="float" office:value="8.13" calcext:value-type="float">
            <text:p>8.13</text:p>
          </table:table-cell>
          <table:table-cell office:value-type="float" office:value="29.33" calcext:value-type="float">
            <text:p>29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2" office:value-type="string" calcext:value-type="string">
            <text:p>Afg</text:p>
          </table:table-cell>
          <table:table-cell table:style-name="ce22" office:value-type="string" calcext:value-type="string">
            <text:p><text:a xlink:href="https://www.iplt20.com/teams/sunrisers-hyderabad/squad/618/mohammad-nabi" xlink:type="simple">Mohammad Nabi</text:a>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22" office:value-type="float" office:value="22.5" calcext:value-type="float">
            <text:p>22.5</text:p>
          </table:table-cell>
          <table:table-cell table:style-name="ce22" office:value-type="float" office:value="139" calcext:value-type="float">
            <text:p>139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7.37" calcext:value-type="float">
            <text:p>17.37</text:p>
          </table:table-cell>
          <table:table-cell table:style-name="ce22" office:value-type="float" office:value="6.08" calcext:value-type="float">
            <text:p>6.08</text:p>
          </table:table-cell>
          <table:table-cell table:style-name="ce22" office:value-type="float" office:value="17.12" calcext:value-type="float">
            <text:p>17.1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2" office:value-type="string" calcext:value-type="string">
            <text:p>Nepal</text:p>
          </table:table-cell>
          <table:table-cell table:style-name="ce22" office:value-type="string" calcext:value-type="string">
            <text:p><text:a xlink:href="https://www.iplt20.com/teams/delhi-capitals/squad/3013/sandeep-lamichhane" xlink:type="simple">Sandeep Lamichhane</text:a>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10" calcext:value-type="float">
            <text:p>210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6.25" calcext:value-type="float">
            <text:p>26.25</text:p>
          </table:table-cell>
          <table:table-cell table:style-name="ce22" office:value-type="float" office:value="9.13" calcext:value-type="float">
            <text:p>9.13</text:p>
          </table:table-cell>
          <table:table-cell table:style-name="ce22" office:value-type="float" office:value="17.25" calcext:value-type="float">
            <text:p>17.2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royal-challengers-bangalore/squad/59/umesh-yadav" xlink:type="simple">Umesh Yadav</text:a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3.5" calcext:value-type="float">
            <text:p>33.5</text:p>
          </table:table-cell>
          <table:table-cell office:value-type="float" office:value="325" calcext:value-type="float">
            <text:p>3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0.62" calcext:value-type="float">
            <text:p>40.62</text:p>
          </table:table-cell>
          <table:table-cell office:value-type="float" office:value="9.6" calcext:value-type="float">
            <text:p>9.6</text:p>
          </table:table-cell>
          <table:table-cell office:value-type="float" office:value="25.37" calcext:value-type="float">
            <text:p>25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<text:a xlink:href="https://www.iplt20.com/teams/kolkata-knight-riders/squad/1737/harry-gurney" xlink:type="simple">Harry Gurney</text:a></text:p>
          </table:table-cell>
          <table:table-cell table:number-columns-repeated="2" table:style-name="ce27" office:value-type="float" office:value="7" calcext:value-type="float">
            <text:p>7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18" calcext:value-type="float">
            <text:p>218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1.14" calcext:value-type="float">
            <text:p>31.14</text:p>
          </table:table-cell>
          <table:table-cell table:style-name="ce27" office:value-type="float" office:value="9.08" calcext:value-type="float">
            <text:p>9.08</text:p>
          </table:table-cell>
          <table:table-cell table:style-name="ce27" office:value-type="float" office:value="20.57" calcext:value-type="float">
            <text:p>20.57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8" office:value-type="string" calcext:value-type="string">
            <text:p>N</text:p>
          </table:table-cell>
        </table:table-row>
        <table:table-row table:style-name="ro1">
          <table:table-cell table:style-name="ce23" office:value-type="string" calcext:value-type="string">
            <text:p>SA</text:p>
          </table:table-cell>
          <table:table-cell office:value-type="string" calcext:value-type="string">
            <text:p><text:a xlink:href="https://www.iplt20.com/teams/kings-xi-punjab/squad/1276/hardus-viljoen" xlink:type="simple">Hardus Viljoen</text:a>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22" calcext:value-type="float">
            <text:p>2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1.71" calcext:value-type="float">
            <text:p>31.71</text:p>
          </table:table-cell>
          <table:table-cell office:value-type="float" office:value="9.65" calcext:value-type="float">
            <text:p>9.65</text:p>
          </table:table-cell>
          <table:table-cell office:value-type="float" office:value="19.71" calcext:value-type="float">
            <text:p>19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4" office:value-type="string" calcext:value-type="string">
            <text:p>Aus</text:p>
          </table:table-cell>
          <table:table-cell table:style-name="ce24" office:value-type="string" calcext:value-type="string">
            <text:p><text:a xlink:href="https://www.iplt20.com/teams/kings-xi-punjab/squad/2939/sam-curran" xlink:type="simple">Sam Curran</text:a>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88" calcext:value-type="float">
            <text:p>28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1.14" calcext:value-type="float">
            <text:p>41.14</text:p>
          </table:table-cell>
          <table:table-cell table:style-name="ce24" office:value-type="float" office:value="9.93" calcext:value-type="float">
            <text:p>9.93</text:p>
          </table:table-cell>
          <table:table-cell table:style-name="ce24" office:value-type="float" office:value="24.85" calcext:value-type="float">
            <text:p>24.8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delhi-capitals/squad/38/ishant-sharma" xlink:type="simple">Ishant Sharma</text:a>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6.14" calcext:value-type="float">
            <text:p>36.14</text:p>
          </table:table-cell>
          <table:table-cell office:value-type="float" office:value="7.44" calcext:value-type="float">
            <text:p>7.44</text:p>
          </table:table-cell>
          <table:table-cell office:value-type="float" office:value="29.14" calcext:value-type="float">
            <text:p>29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royal-challengers-bangalore/squad/3840/mohammed-siraj" xlink:type="simple">Mohammed Siraj</text:a>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8.1" calcext:value-type="float">
            <text:p>28.1</text:p>
          </table:table-cell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8.42" calcext:value-type="float">
            <text:p>38.42</text:p>
          </table:table-cell>
          <table:table-cell office:value-type="float" office:value="9.55" calcext:value-type="float">
            <text:p>9.55</text:p>
          </table:table-cell>
          <table:table-cell office:value-type="float" office:value="24.14" calcext:value-type="float">
            <text:p>24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3" office:value-type="string" calcext:value-type="string">
            <text:p>WI</text:p>
          </table:table-cell>
          <table:table-cell office:value-type="string" calcext:value-type="string">
            <text:p><text:a xlink:href="https://www.iplt20.com/teams/mumbai-indians/squad/3098/alzarri-joseph" xlink:type="simple">Alzarri Joseph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.4" calcext:value-type="float">
            <text:p>8.4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float" office:value="10.03" calcext:value-type="float">
            <text:p>10.03</text:p>
          </table:table-cell>
          <table:table-cell office:value-type="float" office:value="8.66" calcext:value-type="float">
            <text:p>8.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3" office:value-type="string" calcext:value-type="string">
            <text:p>WI</text:p>
          </table:table-cell>
          <table:table-cell office:value-type="string" calcext:value-type="string">
            <text:p><text:a xlink:href="https://www.iplt20.com/teams/delhi-capitals/squad/3101/keemo-paul" xlink:type="simple">Keemo Paul</text:a>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8.29" calcext:value-type="float">
            <text:p>8.2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2" office:value-type="string" calcext:value-type="string">
            <text:p>Eng</text:p>
          </table:table-cell>
          <table:table-cell table:style-name="ce22" office:value-type="string" calcext:value-type="string">
            <text:p><text:a xlink:href="https://www.iplt20.com/teams/royal-challengers-bangalore/squad/1735/moeen-ali" xlink:type="simple">Moeen Ali</text:a>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69" calcext:value-type="float">
            <text:p>16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8.16" calcext:value-type="float">
            <text:p>28.16</text:p>
          </table:table-cell>
          <table:table-cell table:style-name="ce22" office:value-type="float" office:value="6.76" calcext:value-type="float">
            <text:p>6.76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2" office:value-type="string" calcext:value-type="string">
            <text:p>Eng</text:p>
          </table:table-cell>
          <table:table-cell table:style-name="ce22" office:value-type="string" calcext:value-type="string">
            <text:p><text:a xlink:href="https://www.iplt20.com/teams/rajasthan-royals/squad/1154/ben-stokes" xlink:type="simple">Ben Stokes</text:a>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.5" calcext:value-type="float">
            <text:p>16.5</text:p>
          </table:table-cell>
          <table:table-cell table:style-name="ce22" office:value-type="float" office:value="189" calcext:value-type="float">
            <text:p>18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.5" calcext:value-type="float">
            <text:p>31.5</text:p>
          </table:table-cell>
          <table:table-cell table:style-name="ce22" office:value-type="float" office:value="11.22" calcext:value-type="float">
            <text:p>11.22</text:p>
          </table:table-cell>
          <table:table-cell table:style-name="ce22" office:value-type="float" office:value="16.83" calcext:value-type="float">
            <text:p>16.8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delhi-capitals/squad/30/amit-mishra" xlink:type="simple">Amit Mishra</text:a>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.71" calcext:value-type="float">
            <text:p>7.7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sunrisers-hyderabad/squad/1086/siddarth-kaul" xlink:type="simple">Siddarth Kaul</text:a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0.33" calcext:value-type="float">
            <text:p>40.33</text:p>
          </table:table-cell>
          <table:table-cell office:value-type="float" office:value="8.96" calcext:value-type="float">
            <text:p>8.9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chennai-super-kings/squad/1745/shardul-thakur" xlink:type="simple">Shardul Thakur</text:a>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.5</text:p>
          </table:table-cell>
          <table:table-cell office:value-type="float" office:value="9.24" calcext:value-type="float">
            <text:p>9.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rajasthan-royals/squad/101/dhawal-kulkarni" xlink:type="simple">Dhawal Kulkarni</text:a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35" calcext:value-type="float">
            <text:p>3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5.83" calcext:value-type="float">
            <text:p>55.83</text:p>
          </table:table-cell>
          <table:table-cell office:value-type="float" office:value="9.57" calcext:value-type="float">
            <text:p>9.5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2" office:value-type="string" calcext:value-type="string">
            <text:p>WI</text:p>
          </table:table-cell>
          <table:table-cell table:style-name="ce22" office:value-type="string" calcext:value-type="string">
            <text:p><text:a xlink:href="https://www.iplt20.com/teams/rajasthan-royals/squad/5146/oshane-thomas" xlink:type="simple">Oshane Thomas</text:a>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.2" calcext:value-type="float">
            <text:p>13.2</text:p>
          </table:table-cell>
          <table:table-cell table:style-name="ce22" office:value-type="float" office:value="7.33" calcext:value-type="float">
            <text:p>7.33</text:p>
          </table:table-cell>
          <table:table-cell table:style-name="ce22" office:value-type="float" office:value="10.8" calcext:value-type="float">
            <text:p>10.8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2" office:value-type="string" calcext:value-type="string">
            <text:p>Aus</text:p>
          </table:table-cell>
          <table:table-cell table:style-name="ce22" office:value-type="string" calcext:value-type="string">
            <text:p><text:a xlink:href="https://www.iplt20.com/teams/mumbai-indians/squad/937/jason-behrendorff" xlink:type="simple">Jason Behrendorff</text:a>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65" calcext:value-type="float">
            <text:p>16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8.68" calcext:value-type="float">
            <text:p>8.68</text:p>
          </table:table-cell>
          <table:table-cell table:style-name="ce22" office:value-type="float" office:value="22.8" calcext:value-type="float">
            <text:p>22.8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kings-xi-punjab/squad/3187/murugan-ashwin" xlink:type="simple">Murugan Ashwin</text:a>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.4" calcext:value-type="float">
            <text:p>44.4</text:p>
          </table:table-cell>
          <table:table-cell office:value-type="float" office:value="7.16" calcext:value-type="float">
            <text:p>7.16</text:p>
          </table:table-cell>
          <table:table-cell office:value-type="float" office:value="37.2" calcext:value-type="float">
            <text:p>3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2" office:value-type="string" calcext:value-type="string">
            <text:p>SA</text:p>
          </table:table-cell>
          <table:table-cell table:style-name="ce22" office:value-type="string" calcext:value-type="string">
            <text:p><text:a xlink:href="https://www.iplt20.com/teams/royal-challengers-bangalore/squad/180/dale-steyn" xlink:type="simple">Dale Steyn</text:a>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7.25" calcext:value-type="float">
            <text:p>17.25</text:p>
          </table:table-cell>
          <table:table-cell table:style-name="ce22" office:value-type="float" office:value="8.62" calcext:value-type="float">
            <text:p>8.62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2" office:value-type="string" calcext:value-type="string">
            <text:p>NZ</text:p>
          </table:table-cell>
          <table:table-cell table:style-name="ce22" office:value-type="string" calcext:value-type="string">
            <text:p><text:a xlink:href="https://www.iplt20.com/teams/chennai-super-kings/squad/1903/mitchell-santner" xlink:type="simple">Mitchell Santner</text:a>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3.5" calcext:value-type="float">
            <text:p>23.5</text:p>
          </table:table-cell>
          <table:table-cell table:style-name="ce22" office:value-type="float" office:value="6.71" calcext:value-type="float">
            <text:p>6.71</text:p>
          </table:table-cell>
          <table:table-cell table:style-name="ce22" office:value-type="float" office:value="21" calcext:value-type="float">
            <text:p>2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table:style-name="ce22" office:value-type="string" calcext:value-type="string">
            <text:p><text:a xlink:href="https://www.iplt20.com/teams/kolkata-knight-riders/squad/261/kuldeep-yadav" xlink:type="simple">Kuldeep Yadav</text:a></text:p>
          </table:table-cell>
          <table:table-cell table:number-columns-repeated="2" table:style-name="ce22" office:value-type="float" office:value="9" calcext:value-type="float">
            <text:p>9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286" calcext:value-type="float">
            <text:p>28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71.5" calcext:value-type="float">
            <text:p>71.5</text:p>
          </table:table-cell>
          <table:table-cell table:style-name="ce22" office:value-type="float" office:value="8.66" calcext:value-type="float">
            <text:p>8.66</text:p>
          </table:table-cell>
          <table:table-cell table:style-name="ce22" office:value-type="float" office:value="49.5" calcext:value-type="float">
            <text:p>49.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rajasthan-royals/squad/61/varun-aaron" xlink:type="simple">Varun Aaron</text:a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.75" calcext:value-type="float">
            <text:p>23.75</text:p>
          </table:table-cell>
          <table:table-cell office:value-type="float" office:value="9.5" calcext:value-type="float">
            <text:p>9.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3" office:value-type="string" calcext:value-type="string">
            <text:p>NZ</text:p>
          </table:table-cell>
          <table:table-cell office:value-type="string" calcext:value-type="string">
            <text:p><text:a xlink:href="https://www.iplt20.com/teams/mumbai-indians/squad/730/mitchell-mcclenaghan" xlink:type="simple">Mitchell McClenaghan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.9" calcext:value-type="float">
            <text:p>9.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3" office:value-type="string" calcext:value-type="string">
            <text:p>Aus</text:p>
          </table:table-cell>
          <table:table-cell office:value-type="string" calcext:value-type="string">
            <text:p><text:a xlink:href="https://www.iplt20.com/teams/kings-xi-punjab/squad/1480/andrew-tye" xlink:type="simple">Andrew Tye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5.33" calcext:value-type="float">
            <text:p>65.33</text:p>
          </table:table-cell>
          <table:table-cell office:value-type="float" office:value="10.31" calcext:value-type="float">
            <text:p>10.3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2" office:value-type="string" calcext:value-type="string">
            <text:p>Afg</text:p>
          </table:table-cell>
          <table:table-cell table:style-name="ce22" office:value-type="string" calcext:value-type="string">
            <text:p><text:a xlink:href="https://www.iplt20.com/teams/kings-xi-punjab/squad/4572/mujeeb-ur-rahman" xlink:type="simple">Mujeeb Ur Rahman</text:a>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91" calcext:value-type="float">
            <text:p>19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3.66" calcext:value-type="float">
            <text:p>63.66</text:p>
          </table:table-cell>
          <table:table-cell table:style-name="ce22" office:value-type="float" office:value="10.05" calcext:value-type="float">
            <text:p>10.05</text:p>
          </table:table-cell>
          <table:table-cell table:style-name="ce22" office:value-type="float" office:value="38" calcext:value-type="float">
            <text:p>38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kolkata-knight-riders/squad/2738/nitish-rana" xlink:type="simple">Nitish Rana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royal-challengers-bangalore/squad/53/pawan-negi" xlink:type="simple">Pawan Negi</text:a>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.1" calcext:value-type="float">
            <text:p>11.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.13" calcext:value-type="float">
            <text:p>9.13</text:p>
          </table:table-cell>
          <table:table-cell office:value-type="float" office:value="22.33" calcext:value-type="float">
            <text:p>22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kings-xi-punjab/squad/1106/ankit-rajpoot" xlink:type="simple">Ankit Rajpoot</text:a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.66" calcext:value-type="float">
            <text:p>50.66</text:p>
          </table:table-cell>
          <table:table-cell office:value-type="float" office:value="9.5" calcext:value-type="float">
            <text:p>9.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kolkata-knight-riders/squad/5105/prasidh-krishna" xlink:type="simple">Prasidh Krishna</text:a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.2" calcext:value-type="float">
            <text:p>37.2</text:p>
          </table:table-cell>
          <table:table-cell office:value-type="float" office:value="355" calcext:value-type="float">
            <text:p>3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8.33" calcext:value-type="float">
            <text:p>118.33</text:p>
          </table:table-cell>
          <table:table-cell office:value-type="float" office:value="9.5" calcext:value-type="float">
            <text:p>9.5</text:p>
          </table:table-cell>
          <table:table-cell office:value-type="float" office:value="74.66" calcext:value-type="float">
            <text:p>74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kings-xi-punjab/squad/4698/arshdeep-singh" xlink:type="simple">Arshdeep Singh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.33" calcext:value-type="float">
            <text:p>36.33</text:p>
          </table:table-cell>
          <table:table-cell office:value-type="float" office:value="10.9" calcext:value-type="float">
            <text:p>10.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3" office:value-type="string" calcext:value-type="string">
            <text:p>NZ</text:p>
          </table:table-cell>
          <table:table-cell office:value-type="string" calcext:value-type="string">
            <text:p><text:a xlink:href="https://www.iplt20.com/teams/chennai-super-kings/squad/1859/scott-kuggeleijn" xlink:type="simple">Scott Kuggeleijn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office:value-type="float" office:value="8.87" calcext:value-type="float">
            <text:p>8.8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2" office:value-type="string" calcext:value-type="string">
            <text:p>Ban</text:p>
          </table:table-cell>
          <table:table-cell table:style-name="ce22" office:value-type="string" calcext:value-type="string">
            <text:p><text:a xlink:href="https://www.iplt20.com/teams/sunrisers-hyderabad/squad/201/shakib-al-hasan" xlink:type="simple">Shakib Al Hasan</text:a>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10.5" calcext:value-type="float">
            <text:p>10.5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7.5" calcext:value-type="float">
            <text:p>47.5</text:p>
          </table:table-cell>
          <table:table-cell table:style-name="ce22" office:value-type="float" office:value="8.76" calcext:value-type="float">
            <text:p>8.76</text:p>
          </table:table-cell>
          <table:table-cell table:style-name="ce22" office:value-type="float" office:value="32.5" calcext:value-type="float">
            <text:p>32.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2" office:value-type="string" calcext:value-type="string">
            <text:p>Aus</text:p>
          </table:table-cell>
          <table:table-cell table:style-name="ce22" office:value-type="string" calcext:value-type="string">
            <text:p><text:a xlink:href="https://www.iplt20.com/teams/royal-challengers-bangalore/squad/964/marcus-stoinis" xlink:type="simple">Marcus Stoinis</text:a>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.4" calcext:value-type="float">
            <text:p>16.4</text:p>
          </table:table-cell>
          <table:table-cell table:style-name="ce22" office:value-type="float" office:value="145" calcext:value-type="float">
            <text:p>14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72.5" calcext:value-type="float">
            <text:p>72.5</text:p>
          </table:table-cell>
          <table:table-cell table:style-name="ce22" office:value-type="float" office:value="8.7" calcext:value-type="float">
            <text:p>8.7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2" office:value-type="string" calcext:value-type="string">
            <text:p>NZ</text:p>
          </table:table-cell>
          <table:table-cell table:style-name="ce22" office:value-type="string" calcext:value-type="string">
            <text:p><text:a xlink:href="https://www.iplt20.com/teams/kolkata-knight-riders/squad/3729/lockie-ferguson" xlink:type="simple">Lockie Ferguson</text:a>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3" calcext:value-type="float">
            <text:p>18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91.5" calcext:value-type="float">
            <text:p>91.5</text:p>
          </table:table-cell>
          <table:table-cell table:style-name="ce22" office:value-type="float" office:value="10.76" calcext:value-type="float">
            <text:p>10.76</text:p>
          </table:table-cell>
          <table:table-cell table:style-name="ce22" office:value-type="float" office:value="51" calcext:value-type="float">
            <text:p>5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delhi-capitals/squad/1749/rahul-tewatia" xlink:type="simple">Rahul Tewatia</text:a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2" calcext:value-type="float">
            <text:p>6.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.63" calcext:value-type="float">
            <text:p>6.6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delhi-capitals/squad/2741/jagadeesha-suchith" xlink:type="simple">Jagadeesha Suchith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kolkata-knight-riders/squad/1092/sandeep-warrier" xlink:type="simple">Sandeep Warrier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.5" calcext:value-type="float">
            <text:p>7.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rajasthan-royals/squad/4445/riyan-parag" xlink:type="simple">Riyan Parag</text:a>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.5" calcext:value-type="float">
            <text:p>53.5</text:p>
          </table:table-cell>
          <table:table-cell office:value-type="float" office:value="8.23" calcext:value-type="float">
            <text:p>8.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delhi-capitals/squad/157/harshal-patel" xlink:type="simple">Harshal Patel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.5</text:p>
          </table:table-cell>
          <table:table-cell office:value-type="float" office:value="9.62" calcext:value-type="float">
            <text:p>9.6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sunrisers-hyderabad/squad/57/shahbaz-nadeem" xlink:type="simple">Shahbaz Nadeem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3" office:value-type="string" calcext:value-type="string">
            <text:p>Aus</text:p>
          </table:table-cell>
          <table:table-cell office:value-type="string" calcext:value-type="string">
            <text:p><text:a xlink:href="https://www.iplt20.com/teams/mumbai-indians/squad/913/ben-cutting" xlink:type="simple">Ben Cutting</text:a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.5" calcext:value-type="float">
            <text:p>13.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3" office:value-type="string" calcext:value-type="string">
            <text:p>WI</text:p>
          </table:table-cell>
          <table:table-cell office:value-type="string" calcext:value-type="string">
            <text:p><text:a xlink:href="https://www.iplt20.com/teams/delhi-capitals/squad/5396/sherfane-rutherford" xlink:type="simple">Sherfane Rutherford</text:a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.2" calcext:value-type="float">
            <text:p>9.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2" office:value-type="string" calcext:value-type="string">
            <text:p>NZ</text:p>
          </table:table-cell>
          <table:table-cell table:style-name="ce22" office:value-type="string" calcext:value-type="string">
            <text:p><text:a xlink:href="https://www.iplt20.com/teams/rajasthan-royals/squad/1304/ish-sodhi" xlink:type="simple">Ish Sodhi</text:a>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10.25" calcext:value-type="float">
            <text:p>10.25</text:p>
          </table:table-cell>
          <table:table-cell table:style-name="ce22" office:value-type="float" office:value="24" calcext:value-type="float">
            <text:p>24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2" office:value-type="string" calcext:value-type="string">
            <text:p>NZ</text:p>
          </table:table-cell>
          <table:table-cell table:style-name="ce22" office:value-type="string" calcext:value-type="string">
            <text:p><text:a xlink:href="https://www.iplt20.com/teams/delhi-capitals/squad/969/trent-boult" xlink:type="simple">Trent Boult</text:a>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9.22" calcext:value-type="float">
            <text:p>9.22</text:p>
          </table:table-cell>
          <table:table-cell table:style-name="ce22" office:value-type="float" office:value="54" calcext:value-type="float">
            <text:p>54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2" office:value-type="string" calcext:value-type="string">
            <text:p>NZ</text:p>
          </table:table-cell>
          <table:table-cell table:style-name="ce22" office:value-type="string" calcext:value-type="string">
            <text:p><text:a xlink:href="https://www.iplt20.com/teams/royal-challengers-bangalore/squad/307/tim-southee" xlink:type="simple">Tim Southee</text:a>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18" calcext:value-type="float">
            <text:p>11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18" calcext:value-type="float">
            <text:p>118</text:p>
          </table:table-cell>
          <table:table-cell table:style-name="ce22" office:value-type="float" office:value="13.11" calcext:value-type="float">
            <text:p>13.11</text:p>
          </table:table-cell>
          <table:table-cell table:style-name="ce22" office:value-type="float" office:value="54" calcext:value-type="float">
            <text:p>54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mumbai-indians/squad/3774/anukul-roy" xlink:type="simple">Anukul Roy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rajasthan-royals/squad/148/stuart-binny" xlink:type="simple">Stuart Binny</text:a>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.33" calcext:value-type="float">
            <text:p>6.3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table:style-name="ce22" office:value-type="string" calcext:value-type="string">
            <text:p><text:a xlink:href="https://www.iplt20.com/teams/sunrisers-hyderabad/squad/1083/vijay-shankar" xlink:type="simple">Vijay Shankar</text:a>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7.71" calcext:value-type="float">
            <text:p>7.71</text:p>
          </table:table-cell>
          <table:table-cell table:style-name="ce22" office:value-type="float" office:value="42" calcext:value-type="float">
            <text:p>4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royal-challengers-bangalore/squad/2973/washington-sundar" xlink:type="simple">Washington Sundar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.33" calcext:value-type="float">
            <text:p>8.3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chennai-super-kings/squad/1107/mohit-sharma" xlink:type="simple">Mohit Sharma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rajasthan-royals/squad/3834/krishnappa-gowtham" xlink:type="simple">Krishnappa Gowtham</text:a>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9.37" calcext:value-type="float">
            <text:p>9.3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mumbai-indians/squad/4951/mayank-markande" xlink:type="simple">Mayank Markande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.83" calcext:value-type="float">
            <text:p>9.8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sunrisers-hyderabad/squad/3760/abhishek-sharma" xlink:type="simple">Abhishek Sharma</text:a>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kolkata-knight-riders/squad/5438/prithvi-raj" xlink:type="simple">Prithvi Raj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.4" calcext:value-type="float">
            <text:p>11.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chennai-super-kings/squad/1118/karn-sharma" xlink:type="simple">Karn Sharma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.64" calcext:value-type="float">
            <text:p>11.6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<text:a xlink:href="https://www.iplt20.com/teams/kings-xi-punjab/squad/5432/varun-chakravarthy" xlink:type="simple">Varun Chakravarthy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.66" calcext:value-type="float">
            <text:p>11.6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<text:a xlink:href="https://www.iplt20.com/teams/rajasthan-royals/squad/3644/liam-livingstone" xlink:type="simple">Liam Livingstone</text:a>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-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8" office:value-type="string" calcext:value-type="string">
            <text:p>N</text:p>
          </table:table-cell>
        </table:table-row>
        <table:table-row table:style-name="ro1">
          <table:table-cell table:style-name="ce22" office:value-type="string" calcext:value-type="string">
            <text:p>NZ</text:p>
          </table:table-cell>
          <table:table-cell table:style-name="ce22" office:value-type="string" calcext:value-type="string">
            <text:p><text:a xlink:href="https://www.iplt20.com/teams/royal-challengers-bangalore/squad/820/colin-de-grandhomme" xlink:type="simple">Colin de Grandhomme</text:a>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43" calcext:value-type="float">
            <text:p>4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0.75" calcext:value-type="float">
            <text:p>10.75</text:p>
          </table:table-cell>
          <table:table-cell table:style-name="ce22" office:value-type="string" calcext:value-type="string">
            <text:p>-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  <table:table-row table:style-name="ro1">
          <table:table-cell table:style-name="ce22" office:value-type="string" calcext:value-type="string">
            <text:p>WI</text:p>
          </table:table-cell>
          <table:table-cell table:style-name="ce22" office:value-type="string" calcext:value-type="string">
            <text:p><text:a xlink:href="https://www.iplt20.com/teams/kolkata-knight-riders/squad/2722/carlos-brathwaite" xlink:type="simple">Carlos Brathwaite</text:a>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9" calcext:value-type="float">
            <text:p>29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9.66" calcext:value-type="float">
            <text:p>9.66</text:p>
          </table:table-cell>
          <table:table-cell table:style-name="ce22" office:value-type="string" calcext:value-type="string">
            <text:p>-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string" calcext:value-type="string">
            <text:p>Y</text:p>
          </table:table-cell>
        </table:table-row>
      </table:table>
      <table:named-expressions/>
      <table:database-ranges>
        <table:database-range table:name="__Anonymous_Sheet_DB__0" table:target-range-address="Sheet1.A4:Sheet1.A45" table:display-filter-buttons="true" table:orientation="column"/>
        <table:database-range table:name="__Anonymous_Sheet_DB__1" table:target-range-address="Sheet2.G1:Sheet2.G38" table:display-filter-buttons="tru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Sheet3.A1:Sheet3.M51">
          <table:sort>
            <table:sort-by table:field-number="6" table:order="descending" table:data-type="automatic"/>
          </table:sort>
        </table:database-range>
        <table:database-range table:name="__Anonymous_Sheet_DB__3" table:target-range-address="Sheet4.A1:Sheet4.N43" table:contains-header="false">
          <table:sort>
            <table:sort-by table:field-number="4" table:order="descending" table:data-type="automatic"/>
          </table:sort>
        </table:database-range>
        <table:database-range table:name="__Anonymous_Sheet_DB__4" table:target-range-address="Sheet5.A1:Sheet5.O86">
          <table:sort>
            <table:sort-by table:field-number="7" table:order="descending" table:data-type="automatic"/>
            <table:sort-by table:field-number="5" table:order="descending" table:data-type="automatic"/>
          </table:sort>
        </table:database-range>
        <table:database-range table:name="__Anonymous_Sheet_DB__5" table:target-range-address="Sheet6.A1:Sheet6.N88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11:43:56.9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1:44:04.261000000</meta:creation-date>
    <meta:editing-duration>PT2M41S</meta:editing-duration>
    <meta:editing-cycles>2</meta:editing-cycles>
    <meta:generator>LibreOffice/6.2.3.2$Windows_X86_64 LibreOffice_project/aecc05fe267cc68dde00352a451aa867b3b546ac</meta:generator>
    <dc:date>2019-05-05T11:46:38.149000000</dc:date>
    <meta:document-statistic meta:table-count="6" meta:cell-count="4979" meta:object-count="0"/>
  </office:meta>
</office:document-meta>
</file>